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swiss"/>
    <style:font-face style:name="arial" svg:font-family="arial" style:font-adornments="Bold" style:font-family-generic="swiss"/>
    <style:font-face style:name="Arial" svg:font-family="Arial" style:font-family-generic="roman" style:font-pitch="variable"/>
    <style:font-face style:name="Arial Narrow" svg:font-family="'Arial Narrow'" style:font-family-generic="roman" style:font-pitch="variable"/>
    <style:font-face style:name="AvenirNextLTPro-It" svg:font-family="AvenirNextLTPro-It"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omicSansMS-Bold" svg:font-family="ComicSansMS-Bold" style:font-family-generic="roman" style:font-pitch="variable"/>
    <style:font-face style:name="Helvetica" svg:font-family="Helvetica"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NextLTPro-Bold" svg:font-family="AvenirNextLTPro-Bold" style:font-family-generic="system" style:font-pitch="variable"/>
    <style:font-face style:name="AvenirNextLTPro-Demi" svg:font-family="AvenirNextLTPro-Demi" style:font-family-generic="system" style:font-pitch="variable"/>
    <style:font-face style:name="AvenirNextLTPro-It1" svg:font-family="AvenirNextLTPro-It" style:font-family-generic="system" style:font-pitch="variable"/>
    <style:font-face style:name="AvenirNextLTPro-Regular" svg:font-family="AvenirNextLTPro-Regular"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396in" fo:margin-left="0.0729in" fo:margin-top="0in" fo:margin-bottom="0in" table:align="left" style:writing-mode="lr-tb"/>
    </style:style>
    <style:style style:name="Table1.A" style:family="table-column">
      <style:table-column-properties style:column-width="2.3021in"/>
    </style:style>
    <style:style style:name="Table1.B" style:family="table-column">
      <style:table-column-properties style:column-width="2.2958in"/>
    </style:style>
    <style:style style:name="Table1.C" style:family="table-column">
      <style:table-column-properties style:column-width="2.1417in"/>
    </style:style>
    <style:style style:name="Table1.1" style:family="table-row">
      <style:table-row-properties style:min-row-height="0.2813in" fo:keep-together="auto"/>
    </style:style>
    <style:style style:name="Table1.A1" style:family="table-cell">
      <style:table-cell-properties fo:background-color="#b8cce4" fo:padding="0in" fo:border-left="none" fo:border-right="none" fo:border-top="none" fo:border-bottom="0.75pt solid #000000">
        <style:background-image/>
      </style:table-cell-properties>
    </style:style>
    <style:style style:name="Table1.A2" style:family="table-cell">
      <style:table-cell-properties fo:background-color="#d9d9d9" fo:padding="0in" fo:border-left="none" fo:border-right="none" fo:border-top="none" fo:border-bottom="0.75pt solid #000000">
        <style:background-image/>
      </style:table-cell-properties>
    </style:style>
    <style:style style:name="Table1.B2" style:family="table-cell">
      <style:table-cell-properties fo:background-color="#000000" fo:padding="0in" fo:border-left="none" fo:border-right="none" fo:border-top="none" fo:border-bottom="0.75pt solid #000000">
        <style:background-image/>
      </style:table-cell-properties>
    </style:style>
    <style:style style:name="Table1.3" style:family="table-row">
      <style:table-row-properties style:min-row-height="0.2083in" fo:keep-together="auto"/>
    </style:style>
    <style:style style:name="Table1.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1.B3" style:family="table-cell">
      <style:table-cell-properties fo:background-color="transparent" fo:padding="0in" fo:border-left="none" fo:border-right="0.75pt solid #000000" fo:border-top="none" fo:border-bottom="0.75pt solid #000000">
        <style:background-image/>
      </style:table-cell-properties>
    </style:style>
    <style:style style:name="Table1.C3" style:family="table-cell">
      <style:table-cell-properties fo:padding="0in" fo:border-left="none" fo:border-right="0.75pt solid #000000" fo:border-top="none" fo:border-bottom="0.75pt solid #000000"/>
    </style:style>
    <style:style style:name="Table1.4" style:family="table-row">
      <style:table-row-properties style:min-row-height="0.1208in" fo:keep-together="auto"/>
    </style:style>
    <style:style style:name="Table1.A4" style:family="table-cell">
      <style:table-cell-properties style:vertical-align="middle" fo:background-color="#dbdbdb" fo:padding="0in" fo:border="0.75pt solid #000000">
        <style:background-image/>
      </style:table-cell-properties>
    </style:style>
    <style:style style:name="Table1.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1.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1.5" style:family="table-row">
      <style:table-row-properties style:min-row-height="3.2639in" fo:keep-together="auto"/>
    </style:style>
    <style:style style:name="Table1.A5"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1.C5"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2" style:family="table">
      <style:table-properties style:width="7.4368in" fo:margin-top="0in" fo:margin-bottom="0in" table:align="center" style:writing-mode="lr-tb"/>
    </style:style>
    <style:style style:name="Table2.A" style:family="table-column">
      <style:table-column-properties style:column-width="2.8125in"/>
    </style:style>
    <style:style style:name="Table2.B" style:family="table-column">
      <style:table-column-properties style:column-width="2.2611in"/>
    </style:style>
    <style:style style:name="Table2.C" style:family="table-column">
      <style:table-column-properties style:column-width="2.3632in"/>
    </style:style>
    <style:style style:name="Table2.1" style:family="table-row">
      <style:table-row-properties style:min-row-height="0.2785in" fo:keep-together="auto"/>
    </style:style>
    <style:style style:name="Table2.A1" style:family="table-cell">
      <style:table-cell-properties fo:background-color="#b8cce4" fo:padding="0in" fo:border-left="none" fo:border-right="none" fo:border-top="none" fo:border-bottom="0.75pt solid #000000">
        <style:background-image/>
      </style:table-cell-properties>
    </style:style>
    <style:style style:name="Table2.A2" style:family="table-cell">
      <style:table-cell-properties fo:background-color="#d9d9d9" fo:padding="0in" fo:border-left="none" fo:border-right="none" fo:border-top="none" fo:border-bottom="0.75pt solid #000000">
        <style:background-image/>
      </style:table-cell-properties>
    </style:style>
    <style:style style:name="Table2.B2" style:family="table-cell">
      <style:table-cell-properties fo:background-color="#000000" fo:padding="0in" fo:border-left="none" fo:border-right="none" fo:border-top="none" fo:border-bottom="0.75pt solid #000000">
        <style:background-image/>
      </style:table-cell-properties>
    </style:style>
    <style:style style:name="Table2.3" style:family="table-row">
      <style:table-row-properties style:min-row-height="0.2063in" fo:keep-together="auto"/>
    </style:style>
    <style:style style:name="Table2.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2.B3" style:family="table-cell">
      <style:table-cell-properties fo:background-color="transparent" fo:padding="0in" fo:border-left="none" fo:border-right="0.75pt solid #000000" fo:border-top="none" fo:border-bottom="0.75pt solid #000000">
        <style:background-image/>
      </style:table-cell-properties>
    </style:style>
    <style:style style:name="Table2.C3" style:family="table-cell">
      <style:table-cell-properties fo:padding="0in" fo:border-left="none" fo:border-right="0.75pt solid #000000" fo:border-top="none" fo:border-bottom="0.75pt solid #000000"/>
    </style:style>
    <style:style style:name="Table2.4" style:family="table-row">
      <style:table-row-properties style:min-row-height="0.0451in" fo:keep-together="auto"/>
    </style:style>
    <style:style style:name="Table2.A4" style:family="table-cell">
      <style:table-cell-properties style:vertical-align="middle" fo:background-color="#dbdbdb" fo:padding="0in" fo:border="0.75pt solid #000000">
        <style:background-image/>
      </style:table-cell-properties>
    </style:style>
    <style:style style:name="Table2.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2.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2.5" style:family="table-row">
      <style:table-row-properties style:min-row-height="0.5465in" fo:keep-together="auto"/>
    </style:style>
    <style:style style:name="Table2.C5"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2.6" style:family="table-row">
      <style:table-row-properties style:min-row-height="0.441in" fo:keep-together="auto"/>
    </style:style>
    <style:style style:name="Table2.A6"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2.C6"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3" style:family="table">
      <style:table-properties style:width="6.8076in" fo:margin-left="0.0729in" fo:margin-top="0in" fo:margin-bottom="0in" table:align="left" style:writing-mode="lr-tb"/>
    </style:style>
    <style:style style:name="Table3.A" style:family="table-column">
      <style:table-column-properties style:column-width="2.6278in"/>
    </style:style>
    <style:style style:name="Table3.B" style:family="table-column">
      <style:table-column-properties style:column-width="2.8076in"/>
    </style:style>
    <style:style style:name="Table3.C" style:family="table-column">
      <style:table-column-properties style:column-width="1.3722in"/>
    </style:style>
    <style:style style:name="Table3.1" style:family="table-row">
      <style:table-row-properties style:min-row-height="0.316in" fo:keep-together="auto"/>
    </style:style>
    <style:style style:name="Table3.A1" style:family="table-cell">
      <style:table-cell-properties fo:background-color="#d9d9d9" fo:padding="0in" fo:border-left="none" fo:border-right="none" fo:border-top="none" fo:border-bottom="0.75pt solid #000000">
        <style:background-image/>
      </style:table-cell-properties>
    </style:style>
    <style:style style:name="Table3.B1" style:family="table-cell">
      <style:table-cell-properties fo:background-color="#d5dce4" fo:padding="0in" fo:border-left="none" fo:border-right="none" fo:border-top="none" fo:border-bottom="0.5pt solid #000000">
        <style:background-image/>
      </style:table-cell-properties>
    </style:style>
    <style:style style:name="Table3.2" style:family="table-row">
      <style:table-row-properties style:min-row-height="0.1653in" fo:keep-together="auto"/>
    </style:style>
    <style:style style:name="Table3.A2" style:family="table-cell">
      <style:table-cell-properties style:vertical-align="middle" fo:background-color="#deeaf6" fo:padding="0in" fo:border-left="0.75pt solid #000000" fo:border-right="0.75pt solid #000000" fo:border-top="none" fo:border-bottom="0.75pt solid #000000">
        <style:background-image/>
      </style:table-cell-properties>
    </style:style>
    <style:style style:name="Table3.B2" style:family="table-cell">
      <style:table-cell-properties fo:padding="0in" fo:border-left="none" fo:border-right="0.5pt solid #000000" fo:border-top="0.5pt solid #000000" fo:border-bottom="0.5pt solid #000000"/>
    </style:style>
    <style:style style:name="Table3.C2" style:family="table-cell">
      <style:table-cell-properties fo:padding="0in" fo:border-left="0.5pt solid #000000" fo:border-right="0.75pt solid #000000" fo:border-top="0.5pt solid #000000" fo:border-bottom="0.5pt solid #000000"/>
    </style:style>
    <style:style style:name="Table3.3" style:family="table-row">
      <style:table-row-properties style:min-row-height="0.2694in" fo:keep-together="auto"/>
    </style:style>
    <style:style style:name="Table3.B3" style:family="table-cell">
      <style:table-cell-properties fo:padding="0in" fo:border-left="none" fo:border-right="0.5pt solid #000000" fo:border-top="0.5pt solid #000000" fo:border-bottom="none"/>
    </style:style>
    <style:style style:name="Table3.C3" style:family="table-cell">
      <style:table-cell-properties fo:padding="0in" fo:border-left="0.5pt solid #000000" fo:border-right="0.75pt solid #000000" fo:border-top="0.5pt solid #000000" fo:border-bottom="0.5pt solid #000000"/>
    </style:style>
    <style:style style:name="Table3.4" style:family="table-row">
      <style:table-row-properties style:min-row-height="0.1986in" fo:keep-together="auto"/>
    </style:style>
    <style:style style:name="Table3.B4" style:family="table-cell">
      <style:table-cell-properties fo:padding="0in" fo:border-left="none" fo:border-right="0.5pt solid #000000" fo:border-top="none" fo:border-bottom="none"/>
    </style:style>
    <style:style style:name="Table3.C4" style:family="table-cell">
      <style:table-cell-properties fo:padding="0in" fo:border-left="0.5pt solid #000000" fo:border-right="0.75pt solid #000000" fo:border-top="0.5pt solid #000000" fo:border-bottom="0.5pt solid #000000"/>
    </style:style>
    <style:style style:name="Table3.B5" style:family="table-cell">
      <style:table-cell-properties fo:padding="0in" fo:border-left="none" fo:border-right="0.5pt solid #000000" fo:border-top="none" fo:border-bottom="none"/>
    </style:style>
    <style:style style:name="Table3.C5" style:family="table-cell">
      <style:table-cell-properties fo:padding="0in" fo:border-left="0.5pt solid #000000" fo:border-right="0.75pt solid #000000" fo:border-top="0.5pt solid #000000" fo:border-bottom="0.5pt solid #000000"/>
    </style:style>
    <style:style style:name="Table3.6" style:family="table-row">
      <style:table-row-properties style:min-row-height="0.1021in" fo:keep-together="auto"/>
    </style:style>
    <style:style style:name="Table3.A6" style:family="table-cell">
      <style:table-cell-properties style:vertical-align="middle" fo:background-color="#deeaf6" fo:padding="0in" fo:border-left="0.75pt solid #000000" fo:border-right="0.75pt solid #000000" fo:border-top="none" fo:border-bottom="2.25pt outset #000000">
        <style:background-image/>
      </style:table-cell-properties>
    </style:style>
    <style:style style:name="Table3.B6" style:family="table-cell">
      <style:table-cell-properties fo:padding="0in" fo:border-left="none" fo:border-right="0.5pt solid #000000" fo:border-top="none" fo:border-bottom="2.25pt outset #000000"/>
    </style:style>
    <style:style style:name="Table3.C6" style:family="table-cell">
      <style:table-cell-properties fo:padding="0in" fo:border-left="0.5pt solid #000000" fo:border-right="0.75pt solid #000000" fo:border-top="0.5pt solid #000000" fo:border-bottom="0.5pt solid #000000"/>
    </style:style>
    <style:style style:name="Table4" style:family="table">
      <style:table-properties style:width="7.0722in" fo:margin-left="0.0729in" fo:margin-top="0in" fo:margin-bottom="0in" table:align="left" style:writing-mode="lr-tb"/>
    </style:style>
    <style:style style:name="Table4.A" style:family="table-column">
      <style:table-column-properties style:column-width="3.0708in"/>
    </style:style>
    <style:style style:name="Table4.B" style:family="table-column">
      <style:table-column-properties style:column-width="2.2299in"/>
    </style:style>
    <style:style style:name="Table4.C" style:family="table-column">
      <style:table-column-properties style:column-width="1.7715in"/>
    </style:style>
    <style:style style:name="Table4.1" style:family="table-row">
      <style:table-row-properties style:min-row-height="0.3771in" fo:keep-together="auto"/>
    </style:style>
    <style:style style:name="Table4.A1" style:family="table-cell">
      <style:table-cell-properties fo:background-color="#deeaf6" fo:padding="0in" fo:border-left="none" fo:border-right="none" fo:border-top="none" fo:border-bottom="0.75pt solid #000000">
        <style:background-image/>
      </style:table-cell-properties>
    </style:style>
    <style:style style:name="Table4.2" style:family="table-row">
      <style:table-row-properties style:min-row-height="0.2958in" fo:keep-together="auto"/>
    </style:style>
    <style:style style:name="Table4.A2" style:family="table-cell">
      <style:table-cell-properties fo:background-color="#d9d9d9" fo:padding="0in" fo:border-left="none" fo:border-right="none" fo:border-top="none" fo:border-bottom="0.75pt solid #000000">
        <style:background-image/>
      </style:table-cell-properties>
    </style:style>
    <style:style style:name="Table4.B2" style:family="table-cell">
      <style:table-cell-properties fo:background-color="#000000" fo:padding="0in" fo:border-left="none" fo:border-right="none" fo:border-top="none" fo:border-bottom="0.75pt solid #000000">
        <style:background-image/>
      </style:table-cell-properties>
    </style:style>
    <style:style style:name="Table4.3" style:family="table-row">
      <style:table-row-properties style:min-row-height="0.3882in" fo:keep-together="auto"/>
    </style:style>
    <style:style style:name="Table4.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4.B3" style:family="table-cell">
      <style:table-cell-properties fo:background-color="transparent" fo:padding="0in" fo:border-left="none" fo:border-right="0.75pt solid #000000" fo:border-top="none" fo:border-bottom="0.75pt solid #000000">
        <style:background-image/>
      </style:table-cell-properties>
    </style:style>
    <style:style style:name="Table4.C3" style:family="table-cell">
      <style:table-cell-properties fo:padding="0in" fo:border-left="none" fo:border-right="0.75pt solid #000000" fo:border-top="none" fo:border-bottom="0.75pt solid #000000"/>
    </style:style>
    <style:style style:name="Table4.4" style:family="table-row">
      <style:table-row-properties style:min-row-height="0.1618in" fo:keep-together="auto"/>
    </style:style>
    <style:style style:name="Table4.A4" style:family="table-cell">
      <style:table-cell-properties style:vertical-align="middle" fo:background-color="#dbdbdb" fo:padding="0in" fo:border="0.75pt solid #000000">
        <style:background-image/>
      </style:table-cell-properties>
    </style:style>
    <style:style style:name="Table4.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4.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4.5" style:family="table-row">
      <style:table-row-properties style:min-row-height="4.4028in" fo:keep-together="auto"/>
    </style:style>
    <style:style style:name="Table4.A5"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4.C5"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5" style:family="table">
      <style:table-properties style:width="7.0722in" fo:margin-left="0.0729in" fo:margin-top="0in" fo:margin-bottom="0in" table:align="left" style:writing-mode="lr-tb"/>
    </style:style>
    <style:style style:name="Table5.A" style:family="table-column">
      <style:table-column-properties style:column-width="3.0708in"/>
    </style:style>
    <style:style style:name="Table5.B" style:family="table-column">
      <style:table-column-properties style:column-width="2.1056in"/>
    </style:style>
    <style:style style:name="Table5.C" style:family="table-column">
      <style:table-column-properties style:column-width="1.8958in"/>
    </style:style>
    <style:style style:name="Table5.1" style:family="table-row">
      <style:table-row-properties style:min-row-height="0.2625in" fo:keep-together="auto"/>
    </style:style>
    <style:style style:name="Table5.A1" style:family="table-cell">
      <style:table-cell-properties fo:background-color="#deeaf6" fo:padding="0in" fo:border-left="none" fo:border-right="none" fo:border-top="none" fo:border-bottom="0.75pt solid #000000">
        <style:background-image/>
      </style:table-cell-properties>
    </style:style>
    <style:style style:name="Table5.2" style:family="table-row">
      <style:table-row-properties style:min-row-height="0.2958in" fo:keep-together="auto"/>
    </style:style>
    <style:style style:name="Table5.A2" style:family="table-cell">
      <style:table-cell-properties fo:background-color="#d9d9d9" fo:padding="0in" fo:border-left="none" fo:border-right="none" fo:border-top="none" fo:border-bottom="0.75pt solid #000000">
        <style:background-image/>
      </style:table-cell-properties>
    </style:style>
    <style:style style:name="Table5.B2" style:family="table-cell">
      <style:table-cell-properties fo:background-color="#000000" fo:padding="0in" fo:border-left="none" fo:border-right="none" fo:border-top="none" fo:border-bottom="0.75pt solid #000000">
        <style:background-image/>
      </style:table-cell-properties>
    </style:style>
    <style:style style:name="Table5.3" style:family="table-row">
      <style:table-row-properties style:min-row-height="0.3882in" fo:keep-together="auto"/>
    </style:style>
    <style:style style:name="Table5.A3"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5.B3" style:family="table-cell">
      <style:table-cell-properties fo:background-color="transparent" fo:padding="0in" fo:border-left="none" fo:border-right="0.75pt solid #000000" fo:border-top="none" fo:border-bottom="0.75pt solid #000000">
        <style:background-image/>
      </style:table-cell-properties>
    </style:style>
    <style:style style:name="Table5.C3" style:family="table-cell">
      <style:table-cell-properties fo:padding="0in" fo:border-left="none" fo:border-right="0.75pt solid #000000" fo:border-top="none" fo:border-bottom="0.75pt solid #000000"/>
    </style:style>
    <style:style style:name="Table5.4" style:family="table-row">
      <style:table-row-properties style:min-row-height="0.1618in" fo:keep-together="auto"/>
    </style:style>
    <style:style style:name="Table5.A4" style:family="table-cell">
      <style:table-cell-properties style:vertical-align="middle" fo:background-color="#dbdbdb" fo:padding="0in" fo:border="0.75pt solid #000000">
        <style:background-image/>
      </style:table-cell-properties>
    </style:style>
    <style:style style:name="Table5.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5.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5.5" style:family="table-row">
      <style:table-row-properties style:min-row-height="1.6896in" fo:keep-together="auto"/>
    </style:style>
    <style:style style:name="Table5.A5" style:family="table-cell">
      <style:table-cell-properties style:vertical-align="middle" fo:background-color="#dbdbdb" fo:padding="0in" fo:border-left="0.75pt solid #000000" fo:border-right="0.75pt solid #000000" fo:border-top="0.75pt solid #000000" fo:border-bottom="2.25pt outset #000000">
        <style:background-image/>
      </style:table-cell-properties>
    </style:style>
    <style:style style:name="Table5.C5"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6" style:family="table">
      <style:table-properties style:width="6.8021in" fo:margin-top="0in" fo:margin-bottom="0in" table:align="center" style:writing-mode="lr-tb"/>
    </style:style>
    <style:style style:name="Table6.A" style:family="table-column">
      <style:table-column-properties style:column-width="2.3639in"/>
    </style:style>
    <style:style style:name="Table6.B" style:family="table-column">
      <style:table-column-properties style:column-width="2.234in"/>
    </style:style>
    <style:style style:name="Table6.C" style:family="table-column">
      <style:table-column-properties style:column-width="2.2042in"/>
    </style:style>
    <style:style style:name="Table6.1" style:family="table-row">
      <style:table-row-properties style:min-row-height="0.2813in" fo:keep-together="auto"/>
    </style:style>
    <style:style style:name="Table6.A1" style:family="table-cell">
      <style:table-cell-properties fo:background-color="#d9d9d9" fo:padding="0in" fo:border-left="none" fo:border-right="none" fo:border-top="none" fo:border-bottom="0.75pt solid #000000">
        <style:background-image/>
      </style:table-cell-properties>
    </style:style>
    <style:style style:name="Table6.B1" style:family="table-cell">
      <style:table-cell-properties fo:background-color="#d5dce4" fo:padding="0in" fo:border-left="none" fo:border-right="none" fo:border-top="none" fo:border-bottom="0.75pt solid #000000">
        <style:background-image/>
      </style:table-cell-properties>
    </style:style>
    <style:style style:name="Table6.2" style:family="table-row">
      <style:table-row-properties style:min-row-height="0.1958in" fo:keep-together="auto"/>
    </style:style>
    <style:style style:name="Table6.A2" style:family="table-cell">
      <style:table-cell-properties style:vertical-align="middle" fo:background-color="#ffff00" fo:padding="0in" fo:border-left="0.75pt solid #000000" fo:border-right="0.75pt solid #000000" fo:border-top="none" fo:border-bottom="0.75pt solid #000000">
        <style:background-image/>
      </style:table-cell-properties>
    </style:style>
    <style:style style:name="Table6.B2" style:family="table-cell">
      <style:table-cell-properties style:vertical-align="middle" fo:background-color="transparent" fo:padding="0in" fo:border-left="none" fo:border-right="0.75pt solid #000000" fo:border-top="none" fo:border-bottom="2.25pt outset #000000">
        <style:background-image/>
      </style:table-cell-properties>
    </style:style>
    <style:style style:name="Table6.C2" style:family="table-cell">
      <style:table-cell-properties fo:padding="0in" fo:border-left="none" fo:border-right="0.75pt solid #000000" fo:border-top="none" fo:border-bottom="2.25pt outset #000000"/>
    </style:style>
    <style:style style:name="Table6.3" style:family="table-row">
      <style:table-row-properties style:min-row-height="0.1896in" fo:keep-together="auto"/>
    </style:style>
    <style:style style:name="Table6.C3" style:family="table-cell">
      <style:table-cell-properties fo:padding="0in" fo:border-left="none" fo:border-right="0.75pt solid #000000" fo:border-top="none" fo:border-bottom="2.25pt outset #000000"/>
    </style:style>
    <style:style style:name="Table6.4" style:family="table-row">
      <style:table-row-properties style:min-row-height="0.1771in" fo:keep-together="auto"/>
    </style:style>
    <style:style style:name="Table6.C4" style:family="table-cell">
      <style:table-cell-properties fo:padding="0in" fo:border-left="none" fo:border-right="0.75pt solid #000000" fo:border-top="none" fo:border-bottom="2.25pt outset #000000"/>
    </style:style>
    <style:style style:name="Table6.C5" style:family="table-cell">
      <style:table-cell-properties fo:padding="0in" fo:border-left="none" fo:border-right="0.75pt solid #000000" fo:border-top="none" fo:border-bottom="2.25pt outset #000000"/>
    </style:style>
    <style:style style:name="Table6.C6" style:family="table-cell">
      <style:table-cell-properties fo:padding="0in" fo:border-left="none" fo:border-right="0.75pt solid #000000" fo:border-top="none" fo:border-bottom="2.25pt outset #000000"/>
    </style:style>
    <style:style style:name="Table6.A7" style:family="table-cell">
      <style:table-cell-properties style:vertical-align="middle" fo:background-color="#deeaf6" fo:padding="0in" fo:border-left="0.75pt solid #000000" fo:border-right="0.75pt solid #000000" fo:border-top="none" fo:border-bottom="0.75pt solid #000000">
        <style:background-image/>
      </style:table-cell-properties>
    </style:style>
    <style:style style:name="Table6.C7" style:family="table-cell">
      <style:table-cell-properties fo:padding="0in" fo:border-left="none" fo:border-right="0.75pt solid #000000" fo:border-top="none" fo:border-bottom="2.25pt outset #000000"/>
    </style:style>
    <style:style style:name="Table6.C8" style:family="table-cell">
      <style:table-cell-properties fo:padding="0in" fo:border-left="none" fo:border-right="0.75pt solid #000000" fo:border-top="none" fo:border-bottom="2.25pt outset #000000"/>
    </style:style>
    <style:style style:name="Table6.C9" style:family="table-cell">
      <style:table-cell-properties fo:padding="0in" fo:border-left="none" fo:border-right="0.75pt solid #000000" fo:border-top="none" fo:border-bottom="2.25pt outset #000000"/>
    </style:style>
    <style:style style:name="Table6.C10" style:family="table-cell">
      <style:table-cell-properties fo:padding="0in" fo:border-left="none" fo:border-right="0.75pt solid #000000" fo:border-top="none" fo:border-bottom="2.25pt outset #000000"/>
    </style:style>
    <style:style style:name="Table6.11" style:family="table-row">
      <style:table-row-properties style:min-row-height="0.5521in" fo:keep-together="auto"/>
    </style:style>
    <style:style style:name="Table6.A11" style:family="table-cell">
      <style:table-cell-properties style:vertical-align="middle" fo:background-color="#deeaf6" fo:padding="0in" fo:border-left="0.75pt solid #000000" fo:border-right="0.75pt solid #000000" fo:border-top="none" fo:border-bottom="2.25pt outset #000000">
        <style:background-image/>
      </style:table-cell-properties>
    </style:style>
    <style:style style:name="Table6.C11" style:family="table-cell">
      <style:table-cell-properties fo:padding="0in" fo:border-left="none" fo:border-right="0.75pt solid #000000" fo:border-top="none" fo:border-bottom="2.25pt outset #000000"/>
    </style:style>
    <style:style style:name="Table7" style:family="table">
      <style:table-properties style:width="3.3125in" table:align="left" style:writing-mode="lr-tb"/>
    </style:style>
    <style:style style:name="Table7.A" style:family="table-column">
      <style:table-column-properties style:column-width="2.0625in"/>
    </style:style>
    <style:style style:name="Table7.B" style:family="table-column">
      <style:table-column-properties style:column-width="1.25in"/>
    </style:style>
    <style:style style:name="Table7.A1" style:family="table-cell">
      <style:table-cell-properties fo:padding="0.0382in" fo:border-left="none" fo:border-right="none" fo:border-top="none" fo:border-bottom="0.5pt solid #000000" style:writing-mode="page"/>
    </style:style>
    <style:style style:name="Table7.A2" style:family="table-cell">
      <style:table-cell-properties fo:padding="0.0382in" fo:border="none" style:writing-mode="page"/>
    </style:style>
    <style:style style:name="P1" style:family="paragraph" style:parent-style-name="Standard">
      <style:paragraph-properties fo:margin-left="0.25in" fo:margin-right="-0.0626in" fo:text-indent="0in" style:auto-text-indent="false"/>
      <style:text-properties style:font-name="Trebuchet MS" fo:font-weight="bold" style:font-weight-asian="bold"/>
    </style:style>
    <style:style style:name="P2" style:family="paragraph" style:parent-style-name="Header">
      <style:paragraph-properties fo:margin-left="0.25in" fo:margin-right="-0.25in" fo:text-indent="0in" style:auto-text-indent="false">
        <style:tab-stops>
          <style:tab-stop style:position="0.25in"/>
          <style:tab-stop style:position="3.25in" style:type="center"/>
          <style:tab-stop style:position="6.25in" style:type="right"/>
        </style:tab-stops>
      </style:paragraph-properties>
      <style:text-properties style:font-name="Baskerville Old Face" fo:font-size="9pt" fo:font-style="italic" style:font-size-asian="9pt" style:font-style-asian="italic"/>
    </style:style>
    <style:style style:name="P3" style:family="paragraph" style:parent-style-name="Standard">
      <style:text-properties fo:color="#000000" style:font-name="Segoe UI" fo:background-color="#c0c0c0" style:font-name-complex="Segoe UI1"/>
    </style:style>
    <style:style style:name="P4" style:family="paragraph" style:parent-style-name="Standard">
      <style:text-properties fo:color="#000000" style:font-name="Segoe UI" style:font-name-complex="Segoe UI1"/>
    </style:style>
    <style:style style:name="P5" style:family="paragraph" style:parent-style-name="Standard">
      <style:paragraph-properties fo:orphans="2" fo:widows="2" style:vertical-align="baseline"/>
      <style:text-properties fo:color="#000000" style:font-name="Segoe UI" style:font-name-complex="Segoe UI1"/>
    </style:style>
    <style:style style:name="P6" style:family="paragraph" style:parent-style-name="Standard">
      <style:paragraph-properties fo:text-align="justify" style:justify-single-word="false"/>
      <style:text-properties fo:color="#000000" style:font-name="Segoe UI" fo:font-style="italic" style:font-style-asian="italic" style:font-name-complex="Segoe UI1" style:font-style-complex="italic"/>
    </style:style>
    <style:style style:name="P7" style:family="paragraph" style:parent-style-name="Standard">
      <style:paragraph-properties fo:orphans="2" fo:widows="2"/>
      <style:text-properties fo:color="#000000" style:font-name="Segoe UI" fo:font-weight="bold" style:font-weight-asian="bold" style:font-name-complex="Segoe UI1" style:font-weight-complex="bold"/>
    </style:style>
    <style:style style:name="P8" style:family="paragraph" style:parent-style-name="Standard">
      <style:text-properties fo:color="#000000" style:font-name="Helvetica" fo:font-size="9pt" style:font-size-asian="9pt" style:font-name-complex="Helvetica1" style:font-size-complex="9pt"/>
    </style:style>
    <style:style style:name="P9" style:family="paragraph" style:parent-style-name="Standard">
      <style:paragraph-properties fo:text-align="center" style:justify-single-word="false" style:vertical-align="baseline"/>
      <style:text-properties fo:color="#000000" style:font-name="Helvetica" fo:font-size="9pt" style:font-size-asian="9pt" style:font-name-complex="Helvetica1" style:font-size-complex="9pt"/>
    </style:style>
    <style:style style:name="P10" style:family="paragraph" style:parent-style-name="Standard">
      <style:paragraph-properties style:vertical-align="baseline"/>
    </style:style>
    <style:style style:name="P11" style:family="paragraph" style:parent-style-name="Standard">
      <style:paragraph-properties fo:text-align="center" style:justify-single-word="false" style:vertical-align="baseline"/>
    </style:style>
    <style:style style:name="P12" style:family="paragraph" style:parent-style-name="Standard">
      <style:paragraph-properties style:vertical-align="baseline"/>
      <style:text-properties style:font-name="Segoe UI" fo:font-size="8pt" fo:background-color="#d6e3bc" style:font-size-asian="8pt" style:font-name-complex="Segoe UI1" style:font-size-complex="8pt"/>
    </style:style>
    <style:style style:name="P13" style:family="paragraph" style:parent-style-name="Standard">
      <style:text-properties style:font-name="Segoe UI" fo:font-size="9pt" style:font-size-asian="9pt" style:font-name-complex="Segoe UI1" style:font-size-complex="9pt"/>
    </style:style>
    <style:style style:name="P14" style:family="paragraph" style:parent-style-name="Standard">
      <style:paragraph-properties fo:text-align="center" style:justify-single-word="false" style:vertical-align="baseline"/>
      <style:text-properties style:font-name="Segoe UI" fo:font-size="9pt" style:font-size-asian="9pt" style:font-name-complex="Segoe UI1" style:font-size-complex="9pt"/>
    </style:style>
    <style:style style:name="P15" style:family="paragraph" style:parent-style-name="Standard">
      <style:paragraph-properties fo:line-height="108%" fo:orphans="2" fo:widows="2"/>
      <style:text-properties style:font-name="Segoe UI" fo:font-size="12pt" style:font-size-asian="12pt" style:font-name-complex="Segoe UI1" style:font-size-complex="12pt"/>
    </style:style>
    <style:style style:name="P16" style:family="paragraph" style:parent-style-name="Standard">
      <style:text-properties style:font-name="Segoe UI" style:text-underline-style="solid" style:text-underline-width="auto" style:text-underline-color="font-color" style:font-name-complex="Segoe UI1"/>
    </style:style>
    <style:style style:name="P17" style:family="paragraph" style:parent-style-name="Standard">
      <style:text-properties style:font-name="Segoe UI" style:font-name-complex="Segoe UI1"/>
    </style:style>
    <style:style style:name="P18" style:family="paragraph" style:parent-style-name="Standard">
      <style:text-properties style:font-name="Segoe UI" fo:font-size="14pt" style:font-size-asian="14pt" style:font-name-complex="Segoe UI1" style:font-size-complex="14pt"/>
    </style:style>
    <style:style style:name="P19" style:family="paragraph" style:parent-style-name="Standard">
      <style:text-properties style:font-name="Segoe UI" fo:font-size="14pt" officeooo:rsid="001e162d" officeooo:paragraph-rsid="001e162d" style:font-size-asian="14pt" style:font-name-complex="Segoe UI1" style:font-size-complex="14pt"/>
    </style:style>
    <style:style style:name="P20" style:family="paragraph" style:parent-style-name="Standard">
      <style:text-properties style:font-name="Segoe UI" fo:background-color="#bad4dc" style:font-name-complex="Segoe UI1"/>
    </style:style>
    <style:style style:name="P21" style:family="paragraph" style:parent-style-name="Standard">
      <style:text-properties style:font-name="Segoe UI" fo:font-weight="bold" style:font-weight-asian="bold" style:font-name-complex="Segoe UI1" style:font-weight-complex="bold"/>
    </style:style>
    <style:style style:name="P22" style:family="paragraph" style:parent-style-name="Standard">
      <style:paragraph-properties>
        <style:tab-stops>
          <style:tab-stop style:position="2.25in"/>
          <style:tab-stop style:position="5.1252in"/>
        </style:tab-stops>
      </style:paragraph-properties>
      <style:text-properties style:font-name="Segoe UI" fo:font-weight="bold" style:font-weight-asian="bold" style:font-name-complex="Segoe UI1"/>
    </style:style>
    <style:style style:name="P23" style:family="paragraph" style:parent-style-name="Standard">
      <loext:graphic-properties draw:fill="solid" draw:fill-color="#bad4dc"/>
      <style:paragraph-properties fo:background-color="#bad4dc"/>
    </style:style>
    <style:style style:name="P24" style:family="paragraph" style:parent-style-name="Standard">
      <style:paragraph-properties fo:orphans="2" fo:widows="2"/>
    </style:style>
    <style:style style:name="P25" style:family="paragraph" style:parent-style-name="Standard">
      <style:text-properties style:font-name="Arial Narrow" style:text-underline-style="solid" style:text-underline-width="auto" style:text-underline-color="font-color" style:font-name-complex="Arial1"/>
    </style:style>
    <style:style style:name="P26" style:family="paragraph" style:parent-style-name="Standard">
      <style:paragraph-properties fo:text-align="center" style:justify-single-word="false" style:vertical-align="baseline"/>
      <style:text-properties fo:color="#ffffff" style:font-name="Helvetica" fo:font-size="9pt" style:font-size-asian="9pt" style:font-name-complex="Helvetica1" style:font-size-complex="9pt"/>
    </style:style>
    <style:style style:name="P27" style:family="paragraph" style:parent-style-name="Standard">
      <style:paragraph-properties>
        <style:tab-stops>
          <style:tab-stop style:position="3.1252in" style:type="char" style:char=","/>
        </style:tab-stops>
      </style:paragraph-properties>
      <style:text-properties style:font-name="Helvetica"/>
    </style:style>
    <style:style style:name="P28" style:family="paragraph" style:parent-style-name="Heading_20_1">
      <style:paragraph-properties fo:break-before="page"/>
    </style:style>
    <style:style style:name="P29" style:family="paragraph" style:parent-style-name="Standard">
      <style:paragraph-properties fo:text-align="justify" style:justify-single-word="false" fo:break-before="page"/>
      <style:text-properties fo:color="#000000" style:font-name="Segoe UI" style:font-name-complex="Segoe UI1"/>
    </style:style>
    <style:style style:name="P30" style:family="paragraph" style:parent-style-name="List_20_Paragraph">
      <style:text-properties style:font-name="Segoe UI" style:font-name-complex="Segoe UI1"/>
    </style:style>
    <style:style style:name="P31" style:family="paragraph" style:parent-style-name="List_20_Paragraph">
      <style:paragraph-properties style:vertical-align="baseline"/>
      <style:text-properties style:font-name="Segoe UI" fo:font-size="11pt" style:text-underline-style="solid" style:text-underline-width="auto" style:text-underline-color="font-color" style:font-size-asian="11pt" style:font-name-complex="Segoe UI1" style:font-size-complex="11pt"/>
    </style:style>
    <style:style style:name="P32" style:family="paragraph" style:parent-style-name="List_20_Paragraph">
      <style:paragraph-properties fo:margin-left="0in" fo:margin-right="0in" fo:text-indent="0in" style:auto-text-indent="false"/>
      <style:text-properties style:font-name="Segoe UI" style:font-name-complex="Segoe UI1"/>
    </style:style>
    <style:style style:name="P33" style:family="paragraph" style:parent-style-name="List_20_Paragraph">
      <style:paragraph-properties fo:margin-top="0in" fo:margin-bottom="0.0417in" loext:contextual-spacing="false"/>
      <style:text-properties fo:color="#000000" style:font-name="Segoe UI" style:font-name-complex="Segoe UI1"/>
    </style:style>
    <style:style style:name="P34" style:family="paragraph" style:parent-style-name="Standard">
      <style:paragraph-properties fo:margin-top="0in" fo:margin-bottom="0.0417in" loext:contextual-spacing="false"/>
    </style:style>
    <style:style style:name="P35" style:family="paragraph" style:parent-style-name="Standard">
      <style:paragraph-properties fo:margin-top="0in" fo:margin-bottom="0.0417in" loext:contextual-spacing="false"/>
      <style:text-properties fo:color="#000000" style:font-name="Segoe UI" style:font-name-complex="Segoe UI1"/>
    </style:style>
    <style:style style:name="P36" style:family="paragraph" style:parent-style-name="Standard">
      <style:paragraph-properties fo:margin-top="0in" fo:margin-bottom="0.0417in" loext:contextual-spacing="false"/>
      <style:text-properties fo:color="#000000" fo:font-size="12pt" fo:background-color="#c0c0c0" style:font-size-asian="12pt" style:font-name-complex="Calibri1" style:font-size-complex="12pt"/>
    </style:style>
    <style:style style:name="P37" style:family="paragraph" style:parent-style-name="Standard">
      <style:paragraph-properties fo:margin-top="0in" fo:margin-bottom="0.0417in" loext:contextual-spacing="false"/>
      <style:text-properties officeooo:rsid="0017b11a" officeooo:paragraph-rsid="0017b11a"/>
    </style:style>
    <style:style style:name="P38" style:family="paragraph" style:parent-style-name="Standard">
      <loext:graphic-properties draw:fill="solid" draw:fill-color="#b8cce4"/>
      <style:paragraph-properties fo:margin-top="0in" fo:margin-bottom="0.0417in" loext:contextual-spacing="false" fo:break-before="page" fo:background-color="#b8cce4"/>
    </style:style>
    <style:style style:name="P39" style:family="paragraph" style:parent-style-name="List_20_Paragraph">
      <style:paragraph-properties fo:margin-left="0.4374in" fo:margin-right="0in" fo:orphans="2" fo:widows="2" fo:text-indent="0in" style:auto-text-indent="false"/>
      <style:text-properties fo:color="#000000" style:font-name="Segoe UI" fo:font-size="11pt" style:font-size-asian="11pt" style:font-name-complex="Segoe UI1" style:font-size-complex="11pt"/>
    </style:style>
    <style:style style:name="P40" style:family="paragraph" style:parent-style-name="Standard">
      <style:paragraph-properties fo:margin-left="0.2409in" fo:margin-right="0in" fo:text-indent="-0.2409in" style:auto-text-indent="false"/>
    </style:style>
    <style:style style:name="P41" style:family="paragraph" style:parent-style-name="Standard">
      <style:paragraph-properties fo:margin-left="0.2409in" fo:margin-right="0in" fo:text-indent="-0.2409in" style:auto-text-indent="false" style:vertical-align="baseline"/>
    </style:style>
    <style:style style:name="P42" style:family="paragraph" style:parent-style-name="Standard">
      <style:paragraph-properties fo:margin-left="0.2409in" fo:margin-right="0in" fo:text-indent="-0.2409in" style:auto-text-indent="false"/>
      <style:text-properties style:font-name="Segoe UI" fo:font-size="8pt" fo:background-color="#d6e3bc" style:font-size-asian="8pt" style:font-name-complex="Segoe UI1" style:font-size-complex="8pt"/>
    </style:style>
    <style:style style:name="P43" style:family="paragraph" style:parent-style-name="Standard">
      <style:paragraph-properties fo:margin-left="0.2409in" fo:margin-right="0in" fo:text-indent="-0.2409in" style:auto-text-indent="false" style:vertical-align="baseline"/>
      <style:text-properties style:font-name="Segoe UI" style:text-underline-style="solid" style:text-underline-width="auto" style:text-underline-color="font-color" style:font-name-complex="Segoe UI1"/>
    </style:style>
    <style:style style:name="P44" style:family="paragraph" style:parent-style-name="Standard">
      <style:paragraph-properties fo:margin-left="0.2409in" fo:margin-right="0in" fo:text-indent="-0.2409in" style:auto-text-indent="false"/>
      <style:text-properties fo:color="#ff0000" style:font-name="Segoe UI" fo:font-size="8pt" fo:font-weight="bold" style:font-size-asian="8pt" style:font-weight-asian="bold" style:font-name-complex="Segoe UI1" style:font-size-complex="8pt" style:font-weight-complex="bold"/>
    </style:style>
    <style:style style:name="P45" style:family="paragraph" style:parent-style-name="Standard">
      <style:paragraph-properties fo:margin-left="0.3035in" fo:margin-right="0in" fo:text-indent="-0.3035in" style:auto-text-indent="false"/>
    </style:style>
    <style:style style:name="P46" style:family="paragraph" style:parent-style-name="paragraph">
      <style:paragraph-properties fo:margin-left="0.5in" fo:margin-right="0in" fo:margin-top="0in" fo:margin-bottom="0in" loext:contextual-spacing="false" fo:text-indent="0in" style:auto-text-indent="false" style:vertical-align="baseline"/>
    </style:style>
    <style:style style:name="P47" style:family="paragraph" style:parent-style-name="Standard">
      <style:paragraph-properties fo:margin-left="2in" fo:margin-right="0in" fo:orphans="2" fo:widows="2" fo:text-indent="0in" style:auto-text-indent="false" style:vertical-align="baseline"/>
      <style:text-properties style:font-name="Segoe UI" style:font-name-complex="Segoe UI1"/>
    </style:style>
    <style:style style:name="P48" style:family="paragraph" style:parent-style-name="paragraph">
      <style:paragraph-properties fo:margin-left="2in" fo:margin-right="0in" fo:margin-top="0in" fo:margin-bottom="0in" loext:contextual-spacing="false" fo:text-indent="0in" style:auto-text-indent="false" style:vertical-align="baseline"/>
      <style:text-properties style:font-name="Segoe UI" fo:font-size="10pt" style:font-size-asian="10pt" style:font-name-complex="Segoe UI1" style:font-size-complex="10pt"/>
    </style:style>
    <style:style style:name="P49" style:family="paragraph" style:parent-style-name="Standard">
      <style:paragraph-properties fo:margin-left="2.5in" fo:margin-right="0in" fo:orphans="2" fo:widows="2" fo:text-indent="0in" style:auto-text-indent="false" style:vertical-align="baseline"/>
      <style:text-properties style:font-name="Segoe UI" style:font-name-complex="Segoe UI1"/>
    </style:style>
    <style:style style:name="P50" style:family="paragraph" style:parent-style-name="Standard">
      <style:paragraph-properties fo:margin-left="1.5in" fo:margin-right="0in" fo:orphans="2" fo:widows="2" fo:text-indent="0in" style:auto-text-indent="false" style:vertical-align="baseline"/>
      <style:text-properties style:font-name="Segoe UI" style:font-name-complex="Segoe UI1"/>
    </style:style>
    <style:style style:name="P51" style:family="paragraph" style:parent-style-name="paragraph">
      <style:paragraph-properties fo:margin-left="1.5in" fo:margin-right="0in" fo:margin-top="0in" fo:margin-bottom="0in" loext:contextual-spacing="false" fo:text-indent="0in" style:auto-text-indent="false" style:vertical-align="baseline"/>
      <style:text-properties style:font-name="Segoe UI" fo:font-size="6pt" style:font-size-asian="6pt" style:font-name-complex="Segoe UI1" style:font-size-complex="6pt"/>
    </style:style>
    <style:style style:name="P52" style:family="paragraph" style:parent-style-name="Standard">
      <style:paragraph-properties fo:margin-left="3in" fo:margin-right="0in" fo:text-indent="0in" style:auto-text-indent="false" style:vertical-align="baseline"/>
      <style:text-properties style:font-name="Segoe UI" style:font-name-complex="Segoe UI1"/>
    </style:style>
    <style:style style:name="P53" style:family="paragraph" style:parent-style-name="Standard">
      <style:paragraph-properties fo:margin-left="3in" fo:margin-right="0in" fo:orphans="2" fo:widows="2" fo:text-indent="0in" style:auto-text-indent="false" style:vertical-align="baseline"/>
      <style:text-properties style:font-name="Segoe UI" style:font-name-complex="Segoe UI1"/>
    </style:style>
    <style:style style:name="P54" style:family="paragraph" style:parent-style-name="paragraph">
      <style:paragraph-properties fo:margin-left="3in" fo:margin-right="0in" fo:margin-top="0in" fo:margin-bottom="0in" loext:contextual-spacing="false" fo:text-indent="0in" style:auto-text-indent="false" style:vertical-align="baseline"/>
      <style:text-properties style:font-name="Segoe UI" fo:font-size="7pt" style:font-size-asian="7pt" style:font-name-complex="Segoe UI1" style:font-size-complex="7pt"/>
    </style:style>
    <style:style style:name="P55" style:family="paragraph" style:parent-style-name="Standard">
      <style:paragraph-properties fo:margin-left="0.3752in" fo:margin-right="0in" fo:text-indent="-0.3752in" style:auto-text-indent="false" style:vertical-align="baseline"/>
    </style:style>
    <style:style style:name="P56" style:family="paragraph" style:parent-style-name="Standard">
      <style:paragraph-properties fo:margin-left="0.3126in" fo:margin-right="0in" fo:text-indent="-0.3126in" style:auto-text-indent="false" style:vertical-align="baseline"/>
    </style:style>
    <style:style style:name="P57" style:family="paragraph" style:parent-style-name="Standard">
      <style:paragraph-properties fo:margin-left="0.6252in" fo:margin-right="0in" fo:text-indent="-0.3126in" style:auto-text-indent="false" style:vertical-align="baseline"/>
      <style:text-properties style:font-name="Segoe UI" fo:font-size="8pt" fo:font-weight="bold" fo:background-color="#d6e3bc" style:font-size-asian="8pt" style:font-weight-asian="bold" style:font-name-complex="Segoe UI1" style:font-size-complex="8pt" style:font-weight-complex="bold"/>
    </style:style>
    <style:style style:name="P58" style:family="paragraph" style:parent-style-name="Standard">
      <style:paragraph-properties fo:margin-left="0.5437in" fo:margin-right="0in" fo:text-align="justify" style:justify-single-word="false" fo:text-indent="0in" style:auto-text-indent="false"/>
      <style:text-properties style:font-name="Arial" style:font-name-complex="Arial1"/>
    </style:style>
    <style:style style:name="P59" style:family="paragraph" style:parent-style-name="Standard">
      <loext:graphic-properties draw:fill="solid" draw:fill-color="#bad4dc"/>
      <style:paragraph-properties fo:margin-left="0.8126in" fo:margin-right="0in" fo:margin-top="0in" fo:margin-bottom="0.0417in" loext:contextual-spacing="false" fo:text-indent="-0.6874in" style:auto-text-indent="false" fo:background-color="#bad4dc"/>
    </style:style>
    <style:style style:name="P60" style:family="paragraph" style:parent-style-name="Standard">
      <loext:graphic-properties draw:fill="solid" draw:fill-color="#bad4dc"/>
      <style:paragraph-properties fo:margin-left="0.1252in" fo:margin-right="0in" fo:margin-top="0in" fo:margin-bottom="0.0417in" loext:contextual-spacing="false" fo:text-indent="0in" style:auto-text-indent="false" fo:background-color="#bad4dc"/>
    </style:style>
    <style:style style:name="P61" style:family="paragraph" style:parent-style-name="Standard">
      <style:paragraph-properties fo:margin-left="0.1252in" fo:margin-right="0in" fo:margin-top="0in" fo:margin-bottom="0.0417in" loext:contextual-spacing="false" fo:text-indent="0in" style:auto-text-indent="false"/>
      <style:text-properties fo:color="#000000" style:font-name="Arial Narrow" style:font-name-complex="Segoe UI1"/>
    </style:style>
    <style:style style:name="P62" style:family="paragraph" style:parent-style-name="paragraph">
      <style:paragraph-properties fo:margin-left="0.1252in" fo:margin-right="0in" fo:margin-top="0in" fo:margin-bottom="0in" loext:contextual-spacing="false" fo:text-indent="0in" style:auto-text-indent="false" style:vertical-align="baseline"/>
    </style:style>
    <style:style style:name="P63" style:family="paragraph" style:parent-style-name="Standard">
      <style:paragraph-properties fo:margin-left="0.4929in" fo:margin-right="0in" fo:text-indent="-0.4929in" style:auto-text-indent="false" style:vertical-align="baseline"/>
    </style:style>
    <style:style style:name="P64" style:family="paragraph" style:parent-style-name="Standard">
      <style:paragraph-properties fo:margin-left="0.4929in" fo:margin-right="0in" fo:text-indent="-0.4929in" style:auto-text-indent="false" style:vertical-align="baseline"/>
      <style:text-properties fo:color="#2e74b5" style:font-name="Segoe UI" fo:font-size="8pt" fo:font-weight="bold" style:font-size-asian="8pt" style:font-weight-asian="bold" style:font-name-complex="Segoe UI1" style:font-size-complex="8pt" style:font-weight-complex="bold"/>
    </style:style>
    <style:style style:name="P65" style:family="paragraph" style:parent-style-name="Standard">
      <style:paragraph-properties fo:margin-left="0.4929in" fo:margin-right="0in" fo:text-indent="-0.4929in" style:auto-text-indent="false" style:vertical-align="baseline"/>
      <style:text-properties style:font-name="Segoe UI" fo:font-size="8pt" fo:font-weight="bold" style:font-size-asian="8pt" style:font-weight-asian="bold" style:font-name-complex="Segoe UI1" style:font-size-complex="8pt" style:font-weight-complex="bold"/>
    </style:style>
    <style:style style:name="P66" style:family="paragraph" style:parent-style-name="Standard">
      <style:paragraph-properties fo:margin-left="-0.4402in" fo:margin-right="0in" fo:text-indent="0in" style:auto-text-indent="false" fo:break-before="page"/>
      <style:text-properties fo:color="#000000" style:font-name="Segoe UI" fo:font-size="9pt" fo:font-weight="bold" style:font-size-asian="9pt" style:font-weight-asian="bold" style:font-name-complex="Segoe UI1" style:font-size-complex="9pt" style:font-weight-complex="bold"/>
    </style:style>
    <style:style style:name="P67" style:family="paragraph" style:parent-style-name="Standard">
      <loext:graphic-properties draw:fill="solid" draw:fill-color="#b8cce4"/>
      <style:paragraph-properties fo:margin-left="-0.1252in" fo:margin-right="0in" fo:text-indent="0in" style:auto-text-indent="false" fo:break-before="page" fo:background-color="#b8cce4">
        <style:tab-stops>
          <style:tab-stop style:position="3.1252in" style:type="char" style:char=","/>
        </style:tab-stops>
      </style:paragraph-properties>
    </style:style>
    <style:style style:name="P68" style:family="paragraph" style:parent-style-name="paragraph">
      <style:paragraph-properties fo:margin-top="0in" fo:margin-bottom="0in" loext:contextual-spacing="false" style:vertical-align="baseline"/>
    </style:style>
    <style:style style:name="P69" style:family="paragraph" style:parent-style-name="paragraph">
      <loext:graphic-properties draw:fill="solid" draw:fill-color="#deeaf6"/>
      <style:paragraph-properties fo:margin-top="0in" fo:margin-bottom="0in" loext:contextual-spacing="false" fo:background-color="#deeaf6" style:vertical-align="baseline"/>
    </style:style>
    <style:style style:name="P70" style:family="paragraph" style:parent-style-name="paragraph">
      <style:paragraph-properties fo:margin-top="0in" fo:margin-bottom="0in" loext:contextual-spacing="false" style:vertical-align="baseline"/>
      <style:text-properties style:font-name="Segoe UI" fo:font-size="9pt" fo:background-color="#ffff00" style:font-size-asian="9pt" style:font-name-complex="Segoe UI1" style:font-size-complex="9pt"/>
    </style:style>
    <style:style style:name="P71" style:family="paragraph" style:parent-style-name="paragraph">
      <style:paragraph-properties fo:margin-top="0in" fo:margin-bottom="0in" loext:contextual-spacing="false" style:vertical-align="baseline"/>
      <style:text-properties style:font-name="Segoe UI" fo:font-size="9pt" fo:font-weight="bold" style:font-size-asian="9pt" style:font-weight-asian="bold" style:font-name-complex="Segoe UI1" style:font-size-complex="9pt" style:font-weight-complex="bold"/>
    </style:style>
    <style:style style:name="P72" style:family="paragraph" style:parent-style-name="paragraph">
      <style:paragraph-properties fo:margin-top="0in" fo:margin-bottom="0in" loext:contextual-spacing="false" style:vertical-align="baseline"/>
      <style:text-properties style:font-name="Segoe UI" fo:font-size="10pt" fo:font-weight="bold" style:font-size-asian="10pt" style:font-weight-asian="bold" style:font-name-complex="Segoe UI1" style:font-size-complex="10pt" style:font-weight-complex="bold"/>
    </style:style>
    <style:style style:name="P73" style:family="paragraph" style:parent-style-name="paragraph">
      <style:paragraph-properties fo:margin-top="0in" fo:margin-bottom="0in" loext:contextual-spacing="false" style:vertical-align="baseline"/>
      <style:text-properties style:font-name="Segoe UI" fo:font-size="10pt" style:font-size-asian="10pt" style:font-name-complex="Segoe UI1" style:font-size-complex="10pt"/>
    </style:style>
    <style:style style:name="P74" style:family="paragraph" style:parent-style-name="paragraph">
      <style:paragraph-properties fo:margin-top="0in" fo:margin-bottom="0in" loext:contextual-spacing="false" style:vertical-align="baseline"/>
      <style:text-properties style:font-name="Segoe UI" fo:font-size="8pt" style:font-size-asian="8pt" style:font-name-complex="Segoe UI1" style:font-size-complex="8pt"/>
    </style:style>
    <style:style style:name="P75" style:family="paragraph" style:parent-style-name="paragraph">
      <style:paragraph-properties fo:margin-top="0in" fo:margin-bottom="0in" loext:contextual-spacing="false" style:vertical-align="baseline"/>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style:style>
    <style:style style:name="P76" style:family="paragraph" style:parent-style-name="paragraph">
      <style:paragraph-properties fo:margin-top="0in" fo:margin-bottom="0in" loext:contextual-spacing="false" style:vertical-align="baseline"/>
      <style:text-properties style:font-name="Segoe UI" fo:font-size="11pt" style:text-underline-style="solid" style:text-underline-width="auto" style:text-underline-color="font-color" style:font-size-asian="11pt" style:font-name-complex="Segoe UI1" style:font-size-complex="11pt"/>
    </style:style>
    <style:style style:name="P77" style:family="paragraph" style:parent-style-name="paragraph">
      <style:paragraph-properties fo:margin-top="0in" fo:margin-bottom="0in" loext:contextual-spacing="false" style:vertical-align="baseline"/>
      <style:text-properties style:font-name="Segoe UI" fo:font-size="11pt" style:font-size-asian="11pt" style:font-name-complex="Segoe UI1" style:font-size-complex="11pt"/>
    </style:style>
    <style:style style:name="P78" style:family="paragraph" style:parent-style-name="paragraph">
      <style:paragraph-properties fo:margin-top="0in" fo:margin-bottom="0in" loext:contextual-spacing="false" style:vertical-align="baseline"/>
      <style:text-properties style:font-name="Segoe UI" fo:font-size="11pt" fo:font-weight="bold" style:font-size-asian="11pt" style:font-weight-asian="bold" style:font-name-complex="Segoe UI1" style:font-size-complex="11pt" style:font-weight-complex="bold"/>
    </style:style>
    <style:style style:name="P79" style:family="paragraph" style:parent-style-name="paragraph">
      <style:paragraph-properties fo:margin-top="0in" fo:margin-bottom="0in" loext:contextual-spacing="false" style:vertical-align="baseline"/>
      <style:text-properties fo:color="#000000" style:font-name="Segoe UI" fo:font-size="8pt" style:font-size-asian="8pt" style:font-name-complex="Segoe UI1" style:font-size-complex="8pt"/>
    </style:style>
    <style:style style:name="P80" style:family="paragraph" style:parent-style-name="paragraph">
      <style:paragraph-properties fo:margin-top="0in" fo:margin-bottom="0in" loext:contextual-spacing="false" fo:text-align="center" style:justify-single-word="false" style:vertical-align="baseline"/>
      <style:text-properties fo:color="#000000" style:font-name="Segoe UI" fo:font-size="8pt" fo:font-weight="bold" style:font-size-asian="8pt" style:font-weight-asian="bold" style:font-name-complex="Segoe UI1" style:font-size-complex="8pt" style:font-weight-complex="bold"/>
    </style:style>
    <style:style style:name="P81" style:family="paragraph" style:parent-style-name="paragraph">
      <style:paragraph-properties fo:margin-top="0in" fo:margin-bottom="0in" loext:contextual-spacing="false" fo:text-align="center" style:justify-single-word="false" style:vertical-align="baseline"/>
      <style:text-properties fo:color="#000000" style:font-name="Segoe UI" fo:font-size="10pt" fo:font-weight="bold" style:font-size-asian="10pt" style:font-weight-asian="bold" style:font-name-complex="Segoe UI1" style:font-size-complex="10pt" style:font-weight-complex="bold"/>
    </style:style>
    <style:style style:name="P82" style:family="paragraph" style:parent-style-name="paragraph">
      <style:paragraph-properties fo:margin-top="0in" fo:margin-bottom="0in" loext:contextual-spacing="false" style:vertical-align="baseline"/>
      <style:text-properties fo:color="#000000" style:font-name="Segoe UI" fo:font-size="10pt" fo:font-style="italic" style:font-size-asian="10pt" style:font-style-asian="italic" style:font-name-complex="Segoe UI1" style:font-size-complex="10pt" style:font-style-complex="italic"/>
    </style:style>
    <style:style style:name="P83" style:family="paragraph" style:parent-style-name="paragraph">
      <style:paragraph-properties fo:margin-top="0in" fo:margin-bottom="0in" loext:contextual-spacing="false" fo:text-align="center" style:justify-single-word="false" style:vertical-align="baseline"/>
      <style:text-properties fo:color="#000000" style:font-name="Segoe UI" fo:font-size="9pt" fo:font-weight="bold" style:font-size-asian="9pt" style:font-weight-asian="bold" style:font-name-complex="Segoe UI1" style:font-size-complex="9pt" style:font-weight-complex="bold"/>
    </style:style>
    <style:style style:name="P84" style:family="paragraph" style:parent-style-name="paragraph">
      <style:paragraph-properties fo:margin-top="0in" fo:margin-bottom="0in" loext:contextual-spacing="false" fo:text-align="center" style:justify-single-word="false" style:vertical-align="baseline"/>
    </style:style>
    <style:style style:name="P85" style:family="paragraph" style:parent-style-name="paragraph">
      <loext:graphic-properties draw:fill="solid" draw:fill-color="#dbe5f1"/>
      <style:paragraph-properties fo:margin-top="0in" fo:margin-bottom="0in" loext:contextual-spacing="false" fo:text-align="center" style:justify-single-word="false" fo:background-color="#dbe5f1" style:vertical-align="baseline"/>
    </style:style>
    <style:style style:name="P86" style:family="paragraph" style:parent-style-name="paragraph">
      <loext:graphic-properties draw:fill="solid" draw:fill-color="#bdd6ee"/>
      <style:paragraph-properties fo:margin-top="0in" fo:margin-bottom="0in" loext:contextual-spacing="false" fo:text-align="center" style:justify-single-word="false" fo:background-color="#bdd6ee" style:vertical-align="baseline"/>
    </style:style>
    <style:style style:name="P87" style:family="paragraph" style:parent-style-name="paragraph">
      <style:paragraph-properties fo:margin-top="0in" fo:margin-bottom="0in" loext:contextual-spacing="false" fo:text-align="center" style:justify-single-word="false" fo:padding-left="0in" fo:padding-right="0in" fo:padding-top="0in" fo:padding-bottom="0.0138in" fo:border-left="none" fo:border-right="none" fo:border-top="none" fo:border-bottom="0.51pt solid #000000" style:vertical-align="baseline"/>
    </style:style>
    <style:style style:name="P88" style:family="paragraph" style:parent-style-name="paragraph">
      <style:paragraph-properties fo:margin-top="0in" fo:margin-bottom="0in" loext:contextual-spacing="false" fo:text-align="center" style:justify-single-word="false" fo:break-before="page" style:vertical-align="baseline"/>
    </style:style>
    <style:style style:name="P89" style:family="paragraph" style:parent-style-name="paragraph">
      <style:paragraph-properties fo:margin-left="0.3701in" fo:margin-right="0in" fo:margin-top="0in" fo:margin-bottom="0in" loext:contextual-spacing="false" fo:text-indent="0in" style:auto-text-indent="false" style:vertical-align="baseline"/>
      <style:text-properties style:font-name="Segoe UI" fo:font-size="9pt" fo:background-color="#ffff00" style:font-size-asian="9pt" style:font-name-complex="Segoe UI1" style:font-size-complex="9pt"/>
    </style:style>
    <style:style style:name="P90" style:family="paragraph" style:parent-style-name="paragraph">
      <style:paragraph-properties fo:margin-left="0.3701in" fo:margin-right="0in" fo:margin-top="0in" fo:margin-bottom="0in" loext:contextual-spacing="false" fo:text-indent="0in" style:auto-text-indent="false" style:vertical-align="baseline"/>
      <style:text-properties style:font-name="Segoe UI" fo:font-size="9pt" style:font-size-asian="9pt" style:font-name-complex="Segoe UI1" style:font-size-complex="9pt"/>
    </style:style>
    <style:style style:name="P91" style:family="paragraph" style:parent-style-name="paragraph">
      <style:paragraph-properties fo:margin-left="3.25in" fo:margin-right="0in" fo:margin-top="0in" fo:margin-bottom="0in" loext:contextual-spacing="false" fo:text-indent="0in" style:auto-text-indent="false" style:vertical-align="baseline"/>
    </style:style>
    <style:style style:name="P92" style:family="paragraph" style:parent-style-name="paragraph">
      <style:paragraph-properties fo:margin-left="3.25in" fo:margin-right="0in" fo:margin-top="0in" fo:margin-bottom="0in" loext:contextual-spacing="false" fo:text-indent="0in" style:auto-text-indent="false" style:vertical-align="baseline"/>
      <style:text-properties style:font-name="Segoe UI" fo:font-size="10pt" fo:font-style="italic" style:font-size-asian="10pt" style:font-style-asian="italic" style:font-name-complex="Segoe UI1" style:font-size-complex="10pt" style:font-style-complex="italic"/>
    </style:style>
    <style:style style:name="P93" style:family="paragraph" style:parent-style-name="paragraph">
      <style:paragraph-properties fo:margin-left="3.25in" fo:margin-right="0in" fo:margin-top="0in" fo:margin-bottom="0in" loext:contextual-spacing="false" fo:text-indent="0in" style:auto-text-indent="false" style:vertical-align="baseline"/>
      <style:text-properties style:font-name="Segoe UI" style:font-name-complex="Segoe UI1"/>
    </style:style>
    <style:style style:name="P94" style:family="paragraph" style:parent-style-name="paragraph">
      <style:paragraph-properties fo:margin-left="-0.0626in" fo:margin-right="0in" fo:margin-top="0in" fo:margin-bottom="0in" loext:contextual-spacing="false" fo:text-indent="0in" style:auto-text-indent="false" style:vertical-align="baseline"/>
    </style:style>
    <style:style style:name="P95" style:family="paragraph" style:parent-style-name="paragraph">
      <style:paragraph-properties fo:margin-left="-0.0626in" fo:margin-right="0in" fo:margin-top="0in" fo:margin-bottom="0in" loext:contextual-spacing="false" fo:text-indent="0in" style:auto-text-indent="false" style:vertical-align="baseline"/>
      <style:text-properties style:font-name="Segoe UI" fo:font-size="9pt" style:font-size-asian="9pt" style:font-name-complex="Segoe UI1" style:font-size-complex="9pt"/>
    </style:style>
    <style:style style:name="P96" style:family="paragraph" style:parent-style-name="Contents_20_1">
      <style:paragraph-properties>
        <style:tab-stops>
          <style:tab-stop style:position="7in" style:type="right" style:leader-style="dotted" style:leader-text="."/>
        </style:tab-stops>
      </style:paragraph-properties>
    </style:style>
    <style:style style:name="P97" style:family="paragraph" style:parent-style-name="Contents_20_2">
      <style:paragraph-properties>
        <style:tab-stops>
          <style:tab-stop style:position="7in" style:type="right" style:leader-style="dotted" style:leader-text="."/>
        </style:tab-stops>
      </style:paragraph-properties>
    </style:style>
    <style:style style:name="P98" style:family="paragraph" style:parent-style-name="Contents_20_3">
      <style:paragraph-properties>
        <style:tab-stops>
          <style:tab-stop style:position="7in" style:type="right" style:leader-style="dotted" style:leader-text="."/>
        </style:tab-stops>
      </style:paragraph-properties>
    </style:style>
    <style:style style:name="P99" style:family="paragraph" style:parent-style-name="Heading_20_1">
      <style:paragraph-properties fo:break-before="page"/>
    </style:style>
    <style:style style:name="P100" style:family="paragraph" style:parent-style-name="List_20_Paragraph" style:list-style-name="WWNum44">
      <style:paragraph-properties fo:line-height="108%" fo:orphans="2" fo:widows="2"/>
      <style:text-properties style:font-name="Segoe UI" style:font-name-complex="Segoe UI1"/>
    </style:style>
    <style:style style:name="P101" style:family="paragraph" style:parent-style-name="List_20_Paragraph" style:list-style-name="WWNum31">
      <style:paragraph-properties fo:text-align="justify" style:justify-single-word="false"/>
      <style:text-properties fo:color="#000000" style:font-name="Segoe UI" fo:font-style="italic" style:font-style-asian="italic" style:font-name-complex="Segoe UI1" style:font-style-complex="italic"/>
    </style:style>
    <style:style style:name="P102" style:family="paragraph" style:parent-style-name="List_20_Paragraph" style:list-style-name="WWNum1">
      <style:paragraph-properties fo:orphans="2" fo:widows="2"/>
      <style:text-properties fo:color="#000000" style:font-name="Segoe UI" fo:font-style="italic" style:font-style-asian="italic" style:font-name-complex="Segoe UI1" style:font-style-complex="italic"/>
    </style:style>
    <style:style style:name="P103" style:family="paragraph" style:parent-style-name="List_20_Paragraph">
      <style:paragraph-properties fo:text-align="justify" style:justify-single-word="false"/>
      <style:text-properties fo:color="#000000" style:font-name="Segoe UI" fo:font-size="11pt" fo:font-style="italic" style:font-size-asian="11pt" style:font-style-asian="italic" style:font-name-complex="Segoe UI1" style:font-size-complex="11pt" style:font-style-complex="italic"/>
    </style:style>
    <style:style style:name="P104" style:family="paragraph" style:parent-style-name="List_20_Paragraph" style:list-style-name="WWNum3">
      <style:text-properties fo:color="#000000" style:font-name="Segoe UI" style:font-name-complex="Segoe UI1"/>
    </style:style>
    <style:style style:name="P105" style:family="paragraph" style:parent-style-name="List_20_Paragraph" style:list-style-name="WWNum4">
      <style:text-properties fo:color="#000000" style:font-name="Segoe UI" style:font-name-complex="Segoe UI1"/>
    </style:style>
    <style:style style:name="P106" style:family="paragraph" style:parent-style-name="List_20_Paragraph" style:list-style-name="WWNum3"/>
    <style:style style:name="P107" style:family="paragraph" style:parent-style-name="List_20_Paragraph" style:list-style-name="WWNum4"/>
    <style:style style:name="P108" style:family="paragraph" style:parent-style-name="List_20_Paragraph" style:list-style-name="WWNum9"/>
    <style:style style:name="P109" style:family="paragraph" style:parent-style-name="List_20_Paragraph" style:list-style-name="WWNum1">
      <style:paragraph-properties fo:margin-left="0.4374in" fo:margin-right="0in" fo:orphans="2" fo:widows="2" fo:text-indent="-0.1874in" style:auto-text-indent="false"/>
      <style:text-properties fo:color="#000000" style:font-name="Segoe UI" style:font-name-complex="Segoe UI1"/>
    </style:style>
    <style:style style:name="P110" style:family="paragraph" style:parent-style-name="List_20_Paragraph" style:list-style-name="WWNum35">
      <style:paragraph-properties fo:margin-left="0.5in" fo:margin-right="0in" fo:text-indent="-0.25in" style:auto-text-indent="false"/>
    </style:style>
    <style:style style:name="P111" style:family="paragraph" style:parent-style-name="List_20_Paragraph" style:list-style-name="WWNum35">
      <style:paragraph-properties fo:margin-left="0.5in" fo:margin-right="0in" fo:text-indent="-0.25in" style:auto-text-indent="false" style:vertical-align="baseline"/>
    </style:style>
    <style:style style:name="P112" style:family="paragraph" style:parent-style-name="List_20_Paragraph">
      <style:paragraph-properties fo:margin-left="0.4374in" fo:margin-right="0in" fo:orphans="2" fo:widows="2" fo:text-indent="0in" style:auto-text-indent="false"/>
      <style:text-properties fo:color="#000000" style:font-name="Segoe UI" style:font-name-complex="Segoe UI1"/>
    </style:style>
    <style:style style:name="P113" style:family="paragraph" style:parent-style-name="Standard">
      <style:text-properties fo:color="#000000" style:font-name="Segoe UI" style:font-name-complex="Segoe UI1"/>
    </style:style>
    <style:style style:name="P114" style:family="paragraph" style:parent-style-name="Standard">
      <style:paragraph-properties fo:text-align="justify" style:justify-single-word="false"/>
      <style:text-properties fo:color="#000000" style:font-name="Segoe UI" style:font-name-complex="Segoe UI1"/>
    </style:style>
    <style:style style:name="P115" style:family="paragraph" style:parent-style-name="Standard">
      <style:text-properties fo:color="#000000" style:font-name="Segoe UI" fo:font-style="italic" style:font-style-asian="italic" style:font-name-complex="Segoe UI1" style:font-style-complex="italic"/>
    </style:style>
    <style:style style:name="P116" style:family="paragraph" style:parent-style-name="Standard">
      <style:paragraph-properties fo:text-align="justify" style:justify-single-word="false"/>
      <style:text-properties fo:color="#000000" style:font-name="Segoe UI" fo:font-style="italic" style:font-style-asian="italic" style:font-name-complex="Segoe UI1" style:font-style-complex="italic"/>
    </style:style>
    <style:style style:name="P117" style:family="paragraph" style:parent-style-name="Standard" style:list-style-name="WWNum38">
      <style:paragraph-properties fo:orphans="2" fo:widows="2">
        <style:tab-stops>
          <style:tab-stop style:position="0.5in" style:type="char" style:char=","/>
        </style:tab-stops>
      </style:paragraph-properties>
      <style:text-properties fo:color="#000000" style:font-name="Segoe UI" fo:font-size="9pt" style:font-size-asian="9pt" style:font-name-complex="Segoe UI1" style:font-size-complex="9pt"/>
    </style:style>
    <style:style style:name="P118" style:family="paragraph" style:parent-style-name="Standard">
      <style:paragraph-properties fo:text-align="center" style:justify-single-word="false" style:vertical-align="baseline"/>
      <style:text-properties fo:color="#000000" style:font-name="Segoe UI" fo:font-size="9pt" fo:font-weight="bold" style:font-size-asian="9pt" style:font-weight-asian="bold" style:font-name-complex="Segoe UI1" style:font-size-complex="9pt" style:font-weight-complex="bold"/>
    </style:style>
    <style:style style:name="P119" style:family="paragraph" style:parent-style-name="Standard">
      <style:text-properties fo:color="#000000" style:font-name="Segoe UI" fo:font-size="11pt" fo:font-weight="bold" style:font-size-asian="11pt" style:font-weight-asian="bold" style:font-name-complex="Segoe UI1" style:font-size-complex="11pt" style:font-weight-complex="bold"/>
    </style:style>
    <style:style style:name="P120" style:family="paragraph" style:parent-style-name="Standard">
      <style:paragraph-properties fo:text-align="center" style:justify-single-word="false" style:vertical-align="baseline"/>
      <style:text-properties fo:color="#000000" style:font-name="Helvetica" fo:font-size="9pt" fo:font-weight="bold" style:font-size-asian="9pt" style:font-weight-asian="bold" style:font-name-complex="Helvetica1" style:font-size-complex="9pt" style:font-weight-complex="bold"/>
    </style:style>
    <style:style style:name="P121" style:family="paragraph" style:parent-style-name="Standard">
      <style:paragraph-properties fo:text-align="center" style:justify-single-word="false" style:vertical-align="baseline"/>
      <style:text-properties fo:color="#000000" style:font-name="Helvetica" fo:font-size="9pt" style:font-size-asian="9pt" style:font-name-complex="Helvetica1" style:font-size-complex="9pt"/>
    </style:style>
    <style:style style:name="P122" style:family="paragraph" style:parent-style-name="Standard">
      <style:paragraph-properties style:vertical-align="baseline"/>
      <style:text-properties style:font-name="Segoe UI" fo:font-size="11pt" fo:font-weight="bold" style:font-size-asian="11pt" style:font-weight-asian="bold" style:font-name-complex="Segoe UI1" style:font-size-complex="11pt" style:font-weight-complex="bold"/>
    </style:style>
    <style:style style:name="P123" style:family="paragraph" style:parent-style-name="Standard">
      <style:text-properties style:font-name="Segoe UI" fo:font-size="7pt" fo:font-style="italic" style:font-size-asian="7pt" style:font-style-asian="italic" style:font-name-complex="Segoe UI1" style:font-size-complex="7pt" style:font-style-complex="italic"/>
    </style:style>
    <style:style style:name="P124" style:family="paragraph" style:parent-style-name="Standard">
      <style:text-properties style:font-name="Segoe UI" fo:background-color="#ffff00" style:font-name-complex="Segoe UI1"/>
    </style:style>
    <style:style style:name="P125" style:family="paragraph" style:parent-style-name="Standard">
      <style:text-properties style:font-name="Segoe UI" style:font-name-complex="Segoe UI1"/>
    </style:style>
    <style:style style:name="P126" style:family="paragraph" style:parent-style-name="Standard" style:list-style-name="WWNum34">
      <style:paragraph-properties fo:orphans="2" fo:widows="2" style:vertical-align="baseline"/>
      <style:text-properties style:font-name="Segoe UI" style:font-name-complex="Segoe UI1"/>
    </style:style>
    <style:style style:name="P127" style:family="paragraph" style:parent-style-name="Standard" style:list-style-name="WWNum3">
      <style:paragraph-properties fo:orphans="2" fo:widows="2" style:vertical-align="baseline"/>
      <style:text-properties style:font-name="Segoe UI" style:font-name-complex="Segoe UI1"/>
    </style:style>
    <style:style style:name="P128" style:family="paragraph" style:parent-style-name="Standard">
      <style:paragraph-properties>
        <style:tab-stops>
          <style:tab-stop style:position="2.3752in" style:type="right" style:leader-style="solid" style:leader-text="_"/>
          <style:tab-stop style:position="2.75in"/>
          <style:tab-stop style:position="6.75in" style:type="right" style:leader-style="solid" style:leader-text="_"/>
        </style:tab-stops>
      </style:paragraph-properties>
      <style:text-properties style:font-name="Segoe UI" style:font-name-complex="Segoe UI1"/>
    </style:style>
    <style:style style:name="P129" style:family="paragraph" style:parent-style-name="Standard">
      <style:paragraph-properties>
        <style:tab-stops>
          <style:tab-stop style:position="2.4374in"/>
          <style:tab-stop style:position="2.75in"/>
        </style:tab-stops>
      </style:paragraph-properties>
      <style:text-properties style:font-name="Segoe UI" style:font-name-complex="Segoe UI1"/>
    </style:style>
    <style:style style:name="P130" style:family="paragraph" style:parent-style-name="Standard">
      <style:text-properties style:font-name="Segoe UI" fo:font-size="9pt" fo:background-color="#ffff00" style:font-size-asian="9pt" style:font-name-complex="Segoe UI1" style:font-size-complex="9pt"/>
    </style:style>
    <style:style style:name="P131" style:family="paragraph" style:parent-style-name="Standard">
      <style:text-properties style:font-name="Segoe UI" fo:font-size="9pt" style:font-size-asian="9pt" style:font-name-complex="Segoe UI1" style:font-size-complex="9pt"/>
    </style:style>
    <style:style style:name="P132" style:family="paragraph" style:parent-style-name="Standard">
      <style:paragraph-properties fo:text-align="center" style:justify-single-word="false" style:vertical-align="baseline"/>
      <style:text-properties style:font-name="Segoe UI" fo:font-size="9pt" style:font-size-asian="9pt" style:font-name-complex="Segoe UI1" style:font-size-complex="9pt"/>
    </style:style>
    <style:style style:name="P133" style:family="paragraph" style:parent-style-name="Standard">
      <style:paragraph-properties style:vertical-align="baseline"/>
      <style:text-properties style:font-name="Segoe UI" fo:font-size="8pt" fo:font-weight="bold" style:font-size-asian="8pt" style:font-weight-asian="bold" style:font-name-complex="Segoe UI1" style:font-size-complex="8pt" style:font-weight-complex="bold"/>
    </style:style>
    <style:style style:name="P134" style:family="paragraph" style:parent-style-name="Standard">
      <style:paragraph-properties fo:text-align="center" style:justify-single-word="false" style:vertical-align="baseline"/>
      <style:text-properties style:font-name="Helvetica" fo:font-size="9pt" style:font-size-asian="9pt" style:font-name-complex="Helvetica1" style:font-size-complex="9pt"/>
    </style:style>
    <style:style style:name="P135" style:family="paragraph" style:parent-style-name="Standard">
      <style:paragraph-properties style:vertical-align="baseline"/>
      <style:text-properties style:font-name="Helvetica" fo:font-size="9pt" fo:font-weight="bold" style:font-size-asian="9pt" style:font-weight-asian="bold" style:font-name-complex="Helvetica1" style:font-size-complex="9pt" style:font-weight-complex="bold"/>
    </style:style>
    <style:style style:name="P136" style:family="paragraph" style:parent-style-name="Standard">
      <style:paragraph-properties fo:text-align="center" style:justify-single-word="false" style:vertical-align="baseline"/>
      <style:text-properties fo:color="#ffffff" style:font-name="Helvetica" fo:font-size="9pt" style:font-size-asian="9pt" style:font-name-complex="Helvetica1" style:font-size-complex="9pt"/>
    </style:style>
    <style:style style:name="P137" style:family="paragraph" style:parent-style-name="Standard">
      <style:paragraph-properties fo:text-align="center" style:justify-single-word="false" style:vertical-align="baseline"/>
      <style:text-properties fo:color="#ffffff" style:font-name="Segoe UI" fo:font-size="9pt" style:font-size-asian="9pt" style:font-name-complex="Segoe UI1" style:font-size-complex="9pt"/>
    </style:style>
    <style:style style:name="P138" style:family="paragraph" style:parent-style-name="Standard" style:list-style-name="WWNum34">
      <style:paragraph-properties fo:orphans="2" fo:widows="2" style:vertical-align="baseline"/>
    </style:style>
    <style:style style:name="P139" style:family="paragraph" style:parent-style-name="Standard" style:list-style-name="WWNum3">
      <style:paragraph-properties fo:orphans="2" fo:widows="2" style:vertical-align="baseline"/>
    </style:style>
    <style:style style:name="P140" style:family="paragraph" style:parent-style-name="Standard" style:list-style-name="WWNum38">
      <style:paragraph-properties fo:orphans="2" fo:widows="2">
        <style:tab-stops>
          <style:tab-stop style:position="0.5in" style:type="char" style:char=","/>
        </style:tab-stops>
      </style:paragraph-properties>
    </style:style>
    <style:style style:name="P141" style:family="paragraph" style:parent-style-name="Standard">
      <style:text-properties fo:color="#ff0000" style:font-name="Segoe UI" fo:font-size="8pt" style:font-size-asian="8pt" style:font-name-complex="Segoe UI1" style:font-size-complex="8pt"/>
    </style:style>
    <style:style style:name="P142" style:family="paragraph" style:parent-style-name="Standard">
      <loext:graphic-properties draw:fill="solid" draw:fill-color="#bad4dc"/>
      <style:paragraph-properties fo:background-color="#bad4dc"/>
    </style:style>
    <style:style style:name="P143" style:family="paragraph" style:parent-style-name="Standard">
      <style:paragraph-properties fo:margin-top="0in" fo:margin-bottom="0.0417in" loext:contextual-spacing="false"/>
      <style:text-properties fo:color="#000000" style:font-name="Segoe UI" style:font-name-complex="Segoe UI1"/>
    </style:style>
    <style:style style:name="P144" style:family="paragraph" style:parent-style-name="Standard">
      <style:paragraph-properties fo:margin-top="0in" fo:margin-bottom="0.0417in" loext:contextual-spacing="false" fo:text-align="center" style:justify-single-word="false"/>
      <style:text-properties fo:color="#2a6099" style:font-name="arial1" fo:font-size="20pt" fo:font-weight="bold" officeooo:rsid="002c4024" officeooo:paragraph-rsid="002c4024" style:font-size-asian="20pt" style:font-weight-asian="bold" style:font-size-complex="20pt" style:font-weight-complex="bold"/>
    </style:style>
    <style:style style:name="P145" style:family="paragraph" style:parent-style-name="Standard">
      <style:paragraph-properties fo:margin-left="0.5in" fo:margin-right="0in" fo:text-indent="0in" style:auto-text-indent="false" style:vertical-align="baseline"/>
      <style:text-properties style:font-name="Segoe UI" style:font-name-complex="Segoe UI1"/>
    </style:style>
    <style:style style:name="P146" style:family="paragraph" style:parent-style-name="Standard">
      <style:paragraph-properties fo:margin-left="0.5in" fo:margin-right="0in" fo:orphans="2" fo:widows="2" fo:text-indent="0in" style:auto-text-indent="false">
        <style:tab-stops>
          <style:tab-stop style:position="0.5in" style:type="char" style:char=","/>
        </style:tab-stops>
      </style:paragraph-properties>
      <style:text-properties style:font-name="Segoe UI" fo:font-size="9pt" fo:font-weight="bold" style:font-size-asian="9pt" style:font-weight-asian="bold" style:font-name-complex="Segoe UI1" style:font-size-complex="9pt"/>
    </style:style>
    <style:style style:name="P147" style:family="paragraph" style:parent-style-name="Standard">
      <style:paragraph-properties fo:margin-left="0.4929in" fo:margin-right="0in" fo:text-indent="-0.4929in" style:auto-text-indent="false" style:vertical-align="baseline"/>
      <style:text-properties style:font-name="Segoe UI" fo:font-size="8pt" fo:font-weight="bold" style:font-size-asian="8pt" style:font-weight-asian="bold" style:font-name-complex="Segoe UI1" style:font-size-complex="8pt" style:font-weight-complex="bold"/>
    </style:style>
    <style:style style:name="P148" style:family="paragraph" style:parent-style-name="Standard" style:list-style-name="WWNum2">
      <style:paragraph-properties fo:margin-left="0.4374in" fo:margin-right="0in" fo:orphans="2" fo:widows="2" fo:text-indent="-0.1874in" style:auto-text-indent="false">
        <style:tab-stops/>
      </style:paragraph-properties>
      <style:text-properties fo:color="#000000" style:font-name="Segoe UI" style:font-name-complex="Segoe UI1"/>
    </style:style>
    <style:style style:name="P149" style:family="paragraph" style:parent-style-name="Standard">
      <style:paragraph-properties fo:break-before="page"/>
      <style:text-properties fo:color="#000000" style:font-name="Segoe UI" fo:font-size="11pt" fo:font-weight="bold" style:font-size-asian="11pt" style:font-weight-asian="bold" style:font-name-complex="Segoe UI1" style:font-size-complex="11pt" style:font-weight-complex="bold"/>
    </style:style>
    <style:style style:name="P150" style:family="paragraph" style:parent-style-name="Standard">
      <loext:graphic-properties draw:fill="solid" draw:fill-color="#bad4dc"/>
      <style:paragraph-properties fo:break-before="page" fo:background-color="#bad4dc"/>
    </style:style>
    <style:style style:name="P151" style:family="paragraph" style:parent-style-name="Standard">
      <loext:graphic-properties draw:fill="solid" draw:fill-color="#bdd6ee"/>
      <style:paragraph-properties fo:margin-left="0.6252in" fo:margin-right="0in" fo:margin-top="0in" fo:margin-bottom="0.0417in" loext:contextual-spacing="false" fo:text-indent="-0.6252in" style:auto-text-indent="false" fo:background-color="#bdd6ee"/>
      <style:text-properties fo:color="#000000" style:font-name="Segoe UI" fo:font-weight="bold" style:font-weight-asian="bold" style:font-name-complex="Segoe UI1" style:font-weight-complex="bold"/>
    </style:style>
    <style:style style:name="P152" style:family="paragraph" style:parent-style-name="Table_20_Contents">
      <style:text-properties style:font-name="arial1" fo:font-size="10pt" fo:font-weight="bold" officeooo:rsid="002d90ca" officeooo:paragraph-rsid="002d90ca" style:font-size-asian="10pt" style:font-weight-asian="bold" style:font-size-complex="10pt" style:font-weight-complex="bold"/>
    </style:style>
    <style:style style:name="P153" style:family="paragraph" style:parent-style-name="Table_20_Contents">
      <style:paragraph-properties fo:text-align="end" style:justify-single-word="false"/>
      <style:text-properties style:font-name="arial1" fo:font-size="10pt" fo:font-weight="bold" officeooo:rsid="002d90ca" officeooo:paragraph-rsid="002d90ca"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style:font-name="arial1" fo:font-size="10pt" fo:font-weight="bold" officeooo:rsid="002d90ca" officeooo:paragraph-rsid="002d90ca" style:font-size-asian="10pt" style:font-weight-asian="bold" style:font-size-complex="10pt" style:font-weight-complex="bold"/>
    </style:style>
    <style:style style:name="P155" style:family="paragraph" style:parent-style-name="Table_20_Contents">
      <style:text-properties style:font-name="arial1" fo:font-size="10pt" officeooo:rsid="002d90ca" officeooo:paragraph-rsid="002d90ca" style:font-size-asian="10pt" style:font-size-complex="10pt"/>
    </style:style>
    <style:style style:name="P156" style:family="paragraph" style:parent-style-name="Table_20_Contents">
      <style:paragraph-properties fo:text-align="center" style:justify-single-word="false"/>
      <style:text-properties style:font-name="arial1" fo:font-size="10pt" officeooo:rsid="002d90ca" officeooo:paragraph-rsid="002d90ca" style:font-size-asian="10pt" style:font-size-complex="10pt"/>
    </style:style>
    <style:style style:name="P157" style:family="paragraph" style:parent-style-name="paragraph" style:list-style-name="WWNum8">
      <style:paragraph-properties fo:margin-left="0.3701in" fo:margin-right="0in" fo:margin-top="0in" fo:margin-bottom="0in" loext:contextual-spacing="false" fo:text-indent="-0.1201in" style:auto-text-indent="false" style:vertical-align="baseline"/>
    </style:style>
    <style:style style:name="P158" style:family="paragraph" style:parent-style-name="paragraph" style:list-style-name="WWNum8">
      <style:paragraph-properties fo:margin-left="0.3701in" fo:margin-right="0in" fo:margin-top="0in" fo:margin-bottom="0in" loext:contextual-spacing="false" fo:text-indent="-0.1201in" style:auto-text-indent="false" style:vertical-align="baseline"/>
      <style:text-properties style:font-name="Segoe UI" fo:font-size="10pt" fo:background-color="#ffff00" style:font-size-asian="10pt" style:font-name-complex="Segoe UI1" style:font-size-complex="10pt"/>
    </style:style>
    <style:style style:name="P159" style:family="paragraph" style:parent-style-name="paragraph" style:list-style-name="WWNum8">
      <style:paragraph-properties fo:margin-left="0.3701in" fo:margin-right="0in" fo:margin-top="0in" fo:margin-bottom="0in" loext:contextual-spacing="false" fo:text-indent="-0.1201in" style:auto-text-indent="false" style:vertical-align="baseline"/>
      <style:text-properties style:font-name="Segoe UI" fo:font-size="9pt" fo:background-color="#ffff00" style:font-size-asian="9pt" style:font-name-complex="Segoe UI1" style:font-size-complex="9pt"/>
    </style:style>
    <style:style style:name="P160" style:family="paragraph" style:parent-style-name="paragraph" style:list-style-name="WWNum9">
      <style:paragraph-properties fo:margin-left="0.1425in" fo:margin-right="0in" fo:margin-top="0in" fo:margin-bottom="0in" loext:contextual-spacing="false" fo:text-indent="-0.1252in" style:auto-text-indent="false" style:vertical-align="baseline"/>
    </style:style>
    <style:style style:name="P161" style:family="paragraph" style:parent-style-name="paragraph" style:list-style-name="WWNum9">
      <style:paragraph-properties fo:margin-left="0.2709in" fo:margin-right="0in" fo:margin-top="0in" fo:margin-bottom="0in" loext:contextual-spacing="false" fo:text-indent="-0.1252in" style:auto-text-indent="false" style:vertical-align="baseline"/>
    </style:style>
    <style:style style:name="P162" style:family="paragraph" style:parent-style-name="paragraph" style:list-style-name="WWNum34">
      <style:paragraph-properties fo:margin-top="0in" fo:margin-bottom="0in" loext:contextual-spacing="false" style:vertical-align="baseline"/>
    </style:style>
    <style:style style:name="P163" style:family="paragraph" style:parent-style-name="paragraph" style:list-style-name="WWNum3">
      <style:paragraph-properties fo:margin-top="0in" fo:margin-bottom="0in" loext:contextual-spacing="false" style:vertical-align="baseline"/>
      <style:text-properties style:font-name="Segoe UI" fo:font-size="10pt" style:font-size-asian="10pt" style:font-name-complex="Segoe UI1" style:font-size-complex="10pt"/>
    </style:style>
    <style:style style:name="P164" style:family="paragraph" style:parent-style-name="paragraph" style:list-style-name="WWNum44">
      <style:paragraph-properties fo:margin-top="0in" fo:margin-bottom="0in" loext:contextual-spacing="false" style:vertical-align="baseline"/>
      <style:text-properties style:font-name="Segoe UI" fo:font-size="10pt" style:font-size-asian="10pt" style:font-name-complex="Segoe UI1" style:font-size-complex="10pt"/>
    </style:style>
    <style:style style:name="P165" style:family="paragraph" style:parent-style-name="paragraph" style:list-style-name="WWNum35">
      <style:paragraph-properties fo:margin-top="0in" fo:margin-bottom="0in" loext:contextual-spacing="false" style:vertical-align="baseline"/>
      <style:text-properties style:font-name="Segoe UI" fo:font-size="10pt" style:font-size-asian="10pt" style:font-name-complex="Segoe UI1" style:font-size-complex="10pt"/>
    </style:style>
    <style:style style:name="P166" style:family="paragraph" style:parent-style-name="paragraph" style:list-style-name="WWNum3">
      <style:paragraph-properties fo:margin-top="0in" fo:margin-bottom="0in" loext:contextual-spacing="false" style:vertical-align="baseline"/>
      <style:text-properties style:font-name="Segoe UI" fo:font-size="9pt" style:font-size-asian="9pt" style:font-name-complex="Segoe UI1" style:font-size-complex="9pt"/>
    </style:style>
    <style:style style:name="P167" style:family="paragraph" style:parent-style-name="paragraph" style:list-style-name="WWNum35">
      <style:paragraph-properties fo:margin-top="0in" fo:margin-bottom="0in" loext:contextual-spacing="false" style:vertical-align="baseline"/>
    </style:style>
    <style:style style:name="P168" style:family="paragraph" style:parent-style-name="paragraph" style:list-style-name="WWNum42">
      <style:paragraph-properties fo:margin-top="0in" fo:margin-bottom="0in" loext:contextual-spacing="false" style:vertical-align="baseline"/>
      <style:text-properties fo:color="#000000" style:font-name="Segoe UI" fo:font-size="10pt" fo:font-style="italic" style:font-size-asian="10pt" style:font-style-asian="italic" style:font-name-complex="Segoe UI1" style:font-size-complex="10pt" style:font-style-complex="italic"/>
    </style:style>
    <style:style style:name="P169" style:family="paragraph" style:parent-style-name="paragraph">
      <style:paragraph-properties fo:margin-top="0in" fo:margin-bottom="0in" loext:contextual-spacing="false" style:vertical-align="baseline"/>
      <style:text-properties fo:color="#000000" style:font-name="Segoe UI" style:font-name-complex="Segoe UI1"/>
    </style:style>
    <style:style style:name="P170" style:family="paragraph" style:parent-style-name="paragraph">
      <style:paragraph-properties fo:margin-top="0in" fo:margin-bottom="0in" loext:contextual-spacing="false" style:vertical-align="baseline"/>
    </style:style>
    <style:style style:name="P171" style:family="paragraph" style:parent-style-name="paragraph">
      <style:paragraph-properties fo:margin-top="0in" fo:margin-bottom="0in" loext:contextual-spacing="false" style:vertical-align="baseline"/>
      <style:text-properties fo:font-size="12pt" officeooo:rsid="002d90ca" officeooo:paragraph-rsid="002d90ca" style:font-size-asian="12pt" style:font-size-complex="12pt"/>
    </style:style>
    <style:style style:name="P172" style:family="paragraph" style:parent-style-name="paragraph">
      <style:paragraph-properties fo:margin-left="3in" fo:margin-right="0in" fo:margin-top="0in" fo:margin-bottom="0in" loext:contextual-spacing="false" fo:text-indent="0in" style:auto-text-indent="false" style:vertical-align="baseline"/>
      <style:text-properties style:font-name="Segoe UI" fo:font-size="9pt" fo:font-style="italic" style:font-size-asian="9pt" style:font-style-asian="italic" style:font-name-complex="Segoe UI1" style:font-size-complex="9pt" style:font-style-complex="italic"/>
    </style:style>
    <style:style style:name="P173" style:family="paragraph" style:parent-style-name="paragraph">
      <style:paragraph-properties fo:margin-left="3in" fo:margin-right="0in" fo:margin-top="0in" fo:margin-bottom="0in" loext:contextual-spacing="false" fo:text-indent="0in" style:auto-text-indent="false" style:vertical-align="baseline"/>
      <style:text-properties style:font-name="Segoe UI" fo:font-size="7pt" fo:font-style="italic" style:font-size-asian="7pt" style:font-style-asian="italic" style:font-name-complex="Segoe UI1" style:font-size-complex="7pt" style:font-style-complex="italic"/>
    </style:style>
    <style:style style:name="P174" style:family="paragraph" style:parent-style-name="paragraph">
      <style:paragraph-properties fo:margin-left="3.25in" fo:margin-right="0in" fo:margin-top="0in" fo:margin-bottom="0in" loext:contextual-spacing="false" fo:text-indent="0in" style:auto-text-indent="false" style:vertical-align="baseline"/>
      <style:text-properties style:font-name="Segoe UI" fo:font-size="10pt" fo:font-style="italic" style:font-size-asian="10pt" style:font-style-asian="italic" style:font-name-complex="Segoe UI1" style:font-size-complex="10pt" style:font-style-complex="italic"/>
    </style:style>
    <style:style style:name="P175" style:family="paragraph" style:parent-style-name="paragraph">
      <style:paragraph-properties fo:margin-left="0.8126in" fo:margin-right="0in" fo:margin-top="0in" fo:margin-bottom="0in" loext:contextual-spacing="false" fo:text-indent="0in" style:auto-text-indent="false" style:vertical-align="baseline"/>
      <style:text-properties style:font-name="Segoe UI" fo:font-size="10pt" style:font-size-asian="10pt" style:font-name-complex="Segoe UI1" style:font-size-complex="10pt"/>
    </style:style>
    <style:style style:name="P176" style:family="paragraph" style:parent-style-name="paragraph" style:list-style-name="WWNum35">
      <style:paragraph-properties fo:margin-left="1.1252in" fo:margin-right="0in" fo:margin-top="0in" fo:margin-bottom="0in" loext:contextual-spacing="false" fo:text-indent="-0.25in" style:auto-text-indent="false" style:vertical-align="baseline"/>
    </style:style>
    <style:style style:name="P177" style:family="paragraph" style:parent-style-name="paragraph" style:list-style-name="WWNum35">
      <style:paragraph-properties fo:margin-left="1.75in" fo:margin-right="0in" fo:margin-top="0in" fo:margin-bottom="0in" loext:contextual-spacing="false" fo:text-indent="-0.25in" style:auto-text-indent="false" style:vertical-align="baseline"/>
    </style:style>
    <style:style style:name="P178" style:family="paragraph" style:parent-style-name="paragraph" style:list-style-name="WWNum35">
      <style:paragraph-properties fo:margin-left="1.3126in" fo:margin-right="0in" fo:margin-top="0in" fo:margin-bottom="0in" loext:contextual-spacing="false" fo:text-indent="-0.1874in" style:auto-text-indent="false" style:vertical-align="baseline"/>
      <style:text-properties style:font-name="Segoe UI" fo:font-size="10pt" style:font-size-asian="10pt" style:font-name-complex="Segoe UI1" style:font-size-complex="10pt"/>
    </style:style>
    <style:style style:name="P179" style:family="paragraph" style:parent-style-name="paragraph" style:list-style-name="WWNum35">
      <style:paragraph-properties fo:margin-left="1.5626in" fo:margin-right="0in" fo:margin-top="0in" fo:margin-bottom="0in" loext:contextual-spacing="false" fo:text-indent="-0.25in" style:auto-text-indent="false" style:vertical-align="baseline"/>
    </style:style>
    <style:style style:name="P180" style:family="paragraph" style:parent-style-name="paragraph" style:list-style-name="WWNum35">
      <style:paragraph-properties fo:margin-left="1.75in" fo:margin-right="0in" fo:margin-top="0in" fo:margin-bottom="0in" loext:contextual-spacing="false" fo:text-indent="-0.1874in" style:auto-text-indent="false" style:vertical-align="baseline"/>
      <style:text-properties style:font-name="Segoe UI" fo:font-size="10pt" style:font-size-asian="10pt" style:font-name-complex="Segoe UI1" style:font-size-complex="10pt"/>
    </style:style>
    <style:style style:name="P181" style:family="paragraph" style:parent-style-name="paragraph" style:list-style-name="WWNum35">
      <style:paragraph-properties fo:margin-left="1.9374in" fo:margin-right="0in" fo:margin-top="0in" fo:margin-bottom="0in" loext:contextual-spacing="false" fo:text-indent="-0.1874in" style:auto-text-indent="false" style:vertical-align="baseline"/>
      <style:text-properties style:font-name="Segoe UI" fo:font-size="10pt" style:font-size-asian="10pt" style:font-name-complex="Segoe UI1" style:font-size-complex="10pt"/>
    </style:style>
    <style:style style:name="P182" style:family="paragraph" style:parent-style-name="paragraph" style:list-style-name="WWNum35">
      <style:paragraph-properties fo:margin-left="1.5598in" fo:margin-right="0in" fo:margin-top="0in" fo:margin-bottom="0in" loext:contextual-spacing="false" fo:text-indent="-0.25in" style:auto-text-indent="false" style:vertical-align="baseline"/>
      <style:text-properties style:font-name="Segoe UI" fo:font-size="10pt" style:font-size-asian="10pt" style:font-name-complex="Segoe UI1" style:font-size-complex="10pt"/>
    </style:style>
    <style:style style:name="P183" style:family="paragraph" style:parent-style-name="paragraph" style:list-style-name="WWNum35">
      <style:paragraph-properties fo:margin-left="1.0626in" fo:margin-right="0in" fo:margin-top="0in" fo:margin-bottom="0in" loext:contextual-spacing="false" fo:text-indent="-0.25in" style:auto-text-indent="false" style:vertical-align="baseline"/>
    </style:style>
    <style:style style:name="T1" style:family="text">
      <style:text-properties fo:color="#000000" style:font-name="Segoe UI" style:font-name-complex="Segoe UI1"/>
    </style:style>
    <style:style style:name="T2" style:family="text">
      <style:text-properties fo:color="#000000" style:font-name="Segoe UI" fo:font-size="8pt" fo:font-weight="bold" style:font-size-asian="8pt" style:font-weight-asian="bold" style:font-name-complex="Segoe UI1" style:font-size-complex="8pt" style:font-weight-complex="bold"/>
    </style:style>
    <style:style style:name="T3" style:family="text">
      <style:text-properties fo:color="#000000" style:font-name="Segoe UI" fo:font-size="8pt" style:font-size-asian="8pt" style:font-name-complex="Segoe UI1" style:font-size-complex="8pt"/>
    </style:style>
    <style:style style:name="T4" style:family="text">
      <style:text-properties fo:color="#000000" style:font-name="Segoe UI" fo:font-size="10pt" fo:font-weight="bold" style:font-size-asian="10pt" style:font-weight-asian="bold" style:font-name-complex="Segoe UI1" style:font-size-complex="10pt" style:font-weight-complex="bold"/>
    </style:style>
    <style:style style:name="T5" style:family="text">
      <style:text-properties fo:color="#000000" style:font-name="Segoe UI" fo:font-size="10pt" style:font-size-asian="10pt" style:font-name-complex="Segoe UI1" style:font-size-complex="10pt"/>
    </style:style>
    <style:style style:name="T6" style:family="text">
      <style:text-properties fo:color="#000000" style:font-name="Segoe UI" fo:font-size="10pt" fo:font-style="italic" style:font-size-asian="10pt" style:font-style-asian="italic" style:font-name-complex="Segoe UI1" style:font-size-complex="10pt" style:font-style-complex="italic"/>
    </style:style>
    <style:style style:name="T7" style:family="text">
      <style:text-properties fo:color="#000000" style:font-name="Segoe UI" fo:font-size="9pt" style:font-size-asian="9pt" style:font-name-complex="Segoe UI1" style:font-size-complex="9pt"/>
    </style:style>
    <style:style style:name="T8" style:family="text">
      <style:text-properties fo:color="#000000" style:font-name="Segoe UI" fo:font-size="9pt" fo:font-weight="bold" style:font-size-asian="9pt" style:font-weight-asian="bold" style:font-name-complex="Segoe UI1" style:font-size-complex="9pt" style:font-weight-complex="bold"/>
    </style:style>
    <style:style style:name="T9" style:family="text">
      <style:text-properties fo:color="#000000" style:font-name="Segoe UI" fo:font-style="italic" style:font-style-asian="italic" style:font-name-complex="Segoe UI1" style:font-style-complex="italic"/>
    </style:style>
    <style:style style:name="T10" style:family="text">
      <style:text-properties fo:color="#000000" style:font-name="Segoe UI" style:text-underline-style="solid" style:text-underline-width="auto" style:text-underline-color="font-color" style:font-name-complex="Segoe UI1"/>
    </style:style>
    <style:style style:name="T11" style:family="text">
      <style:text-properties fo:color="#000000" style:font-name="Helvetica" fo:font-size="9pt" fo:font-weight="bold" style:font-size-asian="9pt" style:font-weight-asian="bold" style:font-name-complex="Helvetica1" style:font-size-complex="9pt" style:font-weight-complex="bold"/>
    </style:style>
    <style:style style:name="T12" style:family="text">
      <style:text-properties fo:color="#000000" style:font-name="Helvetica" fo:font-size="9pt" style:font-size-asian="9pt" style:font-name-complex="Helvetica1" style:font-size-complex="9pt"/>
    </style:style>
    <style:style style:name="T13" style:family="text">
      <style:text-properties fo:color="#000000" style:font-name="Arial Narrow" fo:font-size="9pt" fo:font-style="italic" style:font-size-asian="9pt" style:font-style-asian="italic" style:font-name-complex="Arial1" style:font-size-complex="9pt" style:font-style-complex="italic"/>
    </style:style>
    <style:style style:name="T14" style:family="text">
      <style:text-properties style:font-name="Segoe UI" fo:font-size="11pt" fo:font-weight="bold" style:font-size-asian="11pt" style:font-weight-asian="bold" style:font-name-complex="Segoe UI1" style:font-size-complex="11pt" style:font-weight-complex="bold"/>
    </style:style>
    <style:style style:name="T15" style:family="text">
      <style:text-properties style:font-name="Segoe UI" fo:font-size="11pt" style:font-size-asian="11pt" style:font-name-complex="Segoe UI1" style:font-size-complex="11pt"/>
    </style:style>
    <style:style style:name="T16" style:family="text">
      <style:text-properties style:font-name="Segoe UI" fo:font-size="11pt" fo:background-color="#ffff00" loext:char-shading-value="0" style:font-size-asian="11pt" style:font-name-complex="Segoe UI1" style:font-size-complex="11pt"/>
    </style:style>
    <style:style style:name="T17" style:family="text">
      <style:text-properties style:font-name="Segoe UI" fo:font-size="11pt" style:text-underline-style="solid" style:text-underline-width="auto" style:text-underline-color="font-color" fo:font-weight="bold" fo:background-color="#deeaf6" loext:char-shading-value="0" style:font-size-asian="11pt" style:font-weight-asian="bold" style:font-name-complex="Segoe UI1" style:font-size-complex="11pt" style:font-weight-complex="bold"/>
    </style:style>
    <style:style style:name="T18" style:family="text">
      <style:text-properties style:font-name="Segoe UI" fo:font-size="11pt" style:text-underline-style="solid" style:text-underline-width="auto" style:text-underline-color="font-color" fo:font-weight="bold" fo:background-color="#ffff00" loext:char-shading-value="0" style:font-size-asian="11pt" style:font-weight-asian="bold" style:font-name-complex="Segoe UI1" style:font-size-complex="11pt" style:font-weight-complex="bold"/>
    </style:style>
    <style:style style:name="T19" style:family="text">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style:style>
    <style:style style:name="T20" style:family="text">
      <style:text-properties style:font-name="Segoe UI" fo:font-size="10pt" style:font-size-asian="10pt" style:font-name-complex="Segoe UI1" style:font-size-complex="10pt"/>
    </style:style>
    <style:style style:name="T21" style:family="text">
      <style:text-properties style:font-name="Segoe UI" fo:font-size="10pt" fo:background-color="#ffff00" loext:char-shading-value="0" style:font-size-asian="10pt" style:font-name-complex="Segoe UI1" style:font-size-complex="10pt"/>
    </style:style>
    <style:style style:name="T22" style:family="text">
      <style:text-properties style:font-name="Segoe UI" fo:font-size="10pt" fo:font-weight="bold" style:font-size-asian="10pt" style:font-weight-asian="bold" style:font-name-complex="Segoe UI1" style:font-size-complex="10pt" style:font-weight-complex="bold"/>
    </style:style>
    <style:style style:name="T23" style:family="text">
      <style:text-properties style:font-name="Segoe UI" fo:font-size="10pt" fo:font-style="italic" style:font-size-asian="10pt" style:font-style-asian="italic" style:font-name-complex="Segoe UI1" style:font-size-complex="10pt" style:font-style-complex="italic"/>
    </style:style>
    <style:style style:name="T24" style:family="text">
      <style:text-properties style:font-name="Segoe UI" fo:font-size="10pt" fo:font-weight="normal" style:font-size-asian="10pt" style:font-weight-asian="normal" style:font-name-complex="Segoe UI1" style:font-size-complex="10pt" style:font-weight-complex="normal"/>
    </style:style>
    <style:style style:name="T25" style:family="text">
      <style:text-properties style:font-name="Segoe UI" fo:font-size="9pt" fo:font-weight="bold" style:font-size-asian="9pt" style:font-weight-asian="bold" style:font-name-complex="Segoe UI1" style:font-size-complex="9pt"/>
    </style:style>
    <style:style style:name="T26" style:family="text">
      <style:text-properties style:font-name="Segoe UI" fo:font-size="9pt" fo:font-weight="bold" style:font-size-asian="9pt" style:font-weight-asian="bold" style:font-name-complex="Segoe UI1" style:font-size-complex="9pt" style:font-weight-complex="bold"/>
    </style:style>
    <style:style style:name="T27" style:family="text">
      <style:text-properties style:font-name="Segoe UI" fo:font-size="9pt" style:font-size-asian="9pt" style:font-name-complex="Segoe UI1" style:font-size-complex="9pt"/>
    </style:style>
    <style:style style:name="T28" style:family="text">
      <style:text-properties style:font-name="Segoe UI" fo:font-size="9pt" fo:background-color="#ffff00" loext:char-shading-value="0" style:font-size-asian="9pt" style:font-name-complex="Segoe UI1" style:font-size-complex="9pt"/>
    </style:style>
    <style:style style:name="T29" style:family="text">
      <style:text-properties style:font-name="Segoe UI" fo:font-size="9pt" fo:background-color="#d6e3bc" loext:char-shading-value="0" style:font-size-asian="9pt" style:font-name-complex="Segoe UI1" style:font-size-complex="9pt"/>
    </style:style>
    <style:style style:name="T30" style:family="text">
      <style:text-properties style:font-name="Segoe UI" fo:font-size="9pt" fo:font-style="italic" fo:font-weight="bold" style:font-size-asian="9pt" style:font-style-asian="italic" style:font-weight-asian="bold" style:font-name-complex="Segoe UI1" style:font-size-complex="9pt"/>
    </style:style>
    <style:style style:name="T31" style:family="text">
      <style:text-properties style:font-name="Segoe UI" fo:font-size="7pt" fo:background-color="#d6e3bc" loext:char-shading-value="0" style:font-size-asian="7pt" style:font-name-complex="Segoe UI1" style:font-size-complex="7pt"/>
    </style:style>
    <style:style style:name="T32" style:family="text">
      <style:text-properties style:font-name="Segoe UI" fo:font-size="8pt" style:font-size-asian="8pt" style:font-name-complex="Segoe UI1" style:font-size-complex="8pt"/>
    </style:style>
    <style:style style:name="T33" style:family="text">
      <style:text-properties style:font-name="Segoe UI" fo:font-size="8pt" fo:font-weight="bold" style:font-size-asian="8pt" style:font-weight-asian="bold" style:font-name-complex="Segoe UI1" style:font-size-complex="8pt" style:font-weight-complex="bold"/>
    </style:style>
    <style:style style:name="T34" style:family="text">
      <style:text-properties style:font-name="Segoe UI" fo:font-size="8pt" fo:background-color="#d6e3bc" loext:char-shading-value="0" style:font-size-asian="8pt" style:font-name-complex="Segoe UI1" style:font-size-complex="8pt"/>
    </style:style>
    <style:style style:name="T35" style:family="text">
      <style:text-properties style:font-name="Segoe UI" fo:font-size="8pt" fo:background-color="#ffff00" loext:char-shading-value="0" style:font-size-asian="8pt" style:font-name-complex="Segoe UI1" style:font-size-complex="8pt"/>
    </style:style>
    <style:style style:name="T36" style:family="text">
      <style:text-properties style:font-name="Segoe UI" style:font-name-complex="Segoe UI1"/>
    </style:style>
    <style:style style:name="T37" style:family="text">
      <style:text-properties style:font-name="Segoe UI" fo:background-color="#ffff00" loext:char-shading-value="0" style:font-name-complex="Segoe UI1"/>
    </style:style>
    <style:style style:name="T38" style:family="text">
      <style:text-properties style:font-name="Segoe UI" style:text-underline-style="solid" style:text-underline-width="auto" style:text-underline-color="font-color" fo:font-weight="bold" style:font-weight-asian="bold" style:font-name-complex="Segoe UI1" style:font-weight-complex="bold"/>
    </style:style>
    <style:style style:name="T39" style:family="text">
      <style:text-properties style:font-name="Segoe UI" style:text-underline-style="solid" style:text-underline-width="auto" style:text-underline-color="font-color" fo:font-weight="bold" fo:background-color="#ffff00" loext:char-shading-value="0" style:font-weight-asian="bold" style:font-name-complex="Segoe UI1" style:font-weight-complex="bold"/>
    </style:style>
    <style:style style:name="T40" style:family="text">
      <style:text-properties style:font-name="Segoe UI" style:text-underline-style="solid" style:text-underline-width="auto" style:text-underline-color="font-color" fo:font-weight="bold" fo:background-color="#bad4dc" loext:char-shading-value="0" style:font-weight-asian="bold" style:font-name-complex="Segoe UI1" style:font-weight-complex="bold"/>
    </style:style>
    <style:style style:name="T41" style:family="text">
      <style:text-properties style:font-name="Segoe UI" style:text-underline-style="solid" style:text-underline-width="auto" style:text-underline-color="font-color" style:font-name-complex="Segoe UI1"/>
    </style:style>
    <style:style style:name="T42" style:family="text">
      <style:text-properties style:font-name="Segoe UI" fo:font-style="italic" style:font-style-asian="italic" style:font-name-complex="Segoe UI1" style:font-style-complex="italic"/>
    </style:style>
    <style:style style:name="T43" style:family="text">
      <style:text-properties style:font-name="Segoe UI" fo:font-style="italic" fo:background-color="#bad4dc" loext:char-shading-value="0" style:font-style-asian="italic" style:font-name-complex="Segoe UI1" style:font-style-complex="italic"/>
    </style:style>
    <style:style style:name="T44" style:family="text">
      <style:text-properties style:font-name="Segoe UI" fo:background-color="#bad4dc" loext:char-shading-value="0" style:font-name-complex="Segoe UI1"/>
    </style:style>
    <style:style style:name="T45" style:family="text">
      <style:text-properties style:font-name="Segoe UI" fo:background-color="#d6e3bc" loext:char-shading-value="0" style:font-name-complex="Segoe UI1"/>
    </style:style>
    <style:style style:name="T46" style:family="text">
      <style:text-properties style:font-name="Segoe UI" fo:font-weight="bold" style:font-weight-asian="bold" style:font-name-complex="Segoe UI1" style:font-weight-complex="bold"/>
    </style:style>
    <style:style style:name="T47" style:family="text">
      <style:text-properties style:font-name="Segoe UI" fo:font-weight="bold" fo:background-color="#ffff00" loext:char-shading-value="0" style:font-weight-asian="bold" style:font-name-complex="Segoe UI1" style:font-weight-complex="bold"/>
    </style:style>
    <style:style style:name="T48" style:family="text">
      <style:text-properties style:font-name="Segoe UI" fo:font-size="6pt" fo:background-color="#d6e3bc" loext:char-shading-value="0" style:font-size-asian="6pt" style:font-name-complex="Segoe UI1" style:font-size-complex="6pt"/>
    </style:style>
    <style:style style:name="T49" style:family="text">
      <style:text-properties style:font-name="Helvetica" fo:font-size="9pt" fo:font-weight="bold" style:font-size-asian="9pt" style:font-weight-asian="bold" style:font-name-complex="Helvetica1" style:font-size-complex="9pt" style:font-weight-complex="bold"/>
    </style:style>
    <style:style style:name="T50" style:family="text">
      <style:text-properties style:font-name="Helvetica" fo:font-size="9pt" fo:font-weight="bold" fo:background-color="#ffff00" loext:char-shading-value="0" style:font-size-asian="9pt" style:font-weight-asian="bold" style:font-name-complex="Helvetica1" style:font-size-complex="9pt" style:font-weight-complex="bold"/>
    </style:style>
    <style:style style:name="T51" style:family="text">
      <style:text-properties style:font-name="Helvetica" fo:font-size="9pt" style:font-size-asian="9pt" style:font-name-complex="Helvetica1" style:font-size-complex="9pt"/>
    </style:style>
    <style:style style:name="T52" style:family="text">
      <style:text-properties style:font-name="Helvetica" fo:font-size="8pt" fo:font-weight="bold" style:font-size-asian="8pt" style:font-weight-asian="bold" style:font-name-complex="Helvetica1" style:font-size-complex="8pt" style:font-weight-complex="bold"/>
    </style:style>
    <style:style style:name="T53" style:family="text">
      <style:text-properties fo:color="#ffffff" style:font-name="Helvetica" fo:font-size="9pt" fo:font-weight="bold" style:font-size-asian="9pt" style:font-weight-asian="bold" style:font-name-complex="Helvetica1" style:font-size-complex="9pt" style:font-weight-complex="bold"/>
    </style:style>
    <style:style style:name="T54" style:family="text">
      <style:text-properties fo:color="#ffffff" style:font-name="Helvetica" fo:font-size="8pt" fo:font-weight="bold" style:font-size-asian="8pt" style:font-weight-asian="bold" style:font-name-complex="Helvetica1" style:font-size-complex="8pt" style:font-weight-complex="bold"/>
    </style:style>
    <style:style style:name="T55" style:family="text">
      <style:text-properties fo:color="#ffffff" style:font-name="Segoe UI" fo:font-size="8pt" fo:font-weight="bold" style:font-size-asian="8pt" style:font-weight-asian="bold" style:font-name-complex="Segoe UI1" style:font-size-complex="8pt" style:font-weight-complex="bold"/>
    </style:style>
    <style:style style:name="T56" style:family="text">
      <style:text-properties fo:font-size="8pt" fo:background-color="#d6e3bc" loext:char-shading-value="0" style:font-size-asian="8pt" style:font-size-complex="8pt"/>
    </style:style>
    <style:style style:name="T57" style:family="text">
      <style:text-properties fo:color="#ff0000" style:font-name="Segoe UI" fo:font-size="8pt" fo:font-weight="bold" style:font-size-asian="8pt" style:font-weight-asian="bold" style:font-name-complex="Segoe UI1" style:font-size-complex="8pt" style:font-weight-complex="bold"/>
    </style:style>
    <style:style style:name="T58" style:family="text">
      <style:text-properties style:font-name="Arial" fo:font-size="11pt" style:font-size-asian="11pt" style:font-name-complex="Arial1" style:font-size-complex="11pt"/>
    </style:style>
    <style:style style:name="T59" style:family="text">
      <style:text-properties style:font-name="Arial" fo:font-size="11pt" fo:font-weight="bold" style:font-size-asian="11pt" style:font-weight-asian="bold" style:font-name-complex="Arial1" style:font-size-complex="11pt" style:font-weight-complex="bold"/>
    </style:style>
    <style:style style:name="T60" style:family="text">
      <style:text-properties style:font-name="Calibri" fo:font-size="11pt" style:font-size-asian="11pt" style:font-name-complex="Calibri1" style:font-size-complex="11pt"/>
    </style:style>
    <style:style style:name="T61" style:family="text">
      <style:text-properties officeooo:rsid="001f538e"/>
    </style:style>
    <style:style style:name="T62" style:family="text">
      <style:text-properties style:font-name="arial1" fo:font-size="10pt" style:font-size-asian="10pt" style:font-name-complex="Segoe UI1" style:font-size-complex="10pt"/>
    </style:style>
    <style:style style:name="T63" style:family="text">
      <style:text-properties style:font-name="arial1" style:font-name-complex="Segoe UI1"/>
    </style:style>
    <style:style style:name="T64" style:family="text">
      <style:text-properties officeooo:rsid="002d90ca"/>
    </style:style>
    <style:style style:name="T65" style:family="text">
      <style:text-properties officeooo:rsid="002dc95d"/>
    </style:style>
    <style:style style:name="T66" style:family="text">
      <style:text-properties fo:font-size="10pt" style:font-size-asian="10pt" style:font-name-complex="Segoe UI1" style:font-size-complex="10pt"/>
    </style:style>
    <style:style style:name="T67" style:family="text">
      <style:text-properties officeooo:rsid="002f38a9"/>
    </style:style>
    <style:style style:name="T68" style:family="text">
      <style:text-properties officeooo:rsid="00344589"/>
    </style:style>
    <style:style style:name="T69"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Comprehensive Faculty Evaluation System</text:p>
      <text:p text:style-name="P144">Aubrey Moore</text:p>
      <text:p text:style-name="P144">June 15, 202<text:span text:style-name="T68">1</text:span> through June 14, 202<text:span text:style-name="T68">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988_623279102" text:style-name="Index_20_Link" text:visited-style-name="Index_20_Link">Part I. Role Assignments<text:tab/>2</text:a></text:p>
          <text:p text:style-name="P96"><text:a xlink:type="simple" xlink:href="#__RefHeading___Toc1969_623279102" text:style-name="Index_20_Link" text:visited-style-name="Index_20_Link">Part II. Extension &amp; Outreach 51%<text:tab/>2</text:a></text:p>
          <text:p text:style-name="P97"><text:a xlink:type="simple" xlink:href="#__RefHeading___Toc1971_623279102" text:style-name="Index_20_Link" text:visited-style-name="Index_20_Link">Knowledge Areas<text:tab/>2</text:a></text:p>
          <text:p text:style-name="P97"><text:a xlink:type="simple" xlink:href="#__RefHeading___Toc2020_623279102" text:style-name="Index_20_Link" text:visited-style-name="Index_20_Link">CE&amp;O PA1 Insect Diagnostic Services<text:tab/>3</text:a></text:p>
          <text:p text:style-name="P97"><text:a xlink:type="simple" xlink:href="#__RefHeading___Toc1975_623279102" text:style-name="Index_20_Link" text:visited-style-name="Index_20_Link">CE&amp;O PA2 Detection and Documentation of Invasive Species<text:tab/>3</text:a></text:p>
          <text:p text:style-name="P97"><text:a xlink:type="simple" xlink:href="#__RefHeading___Toc2022_623279102" text:style-name="Index_20_Link" text:visited-style-name="Index_20_Link">CE&amp;O PA3 University of Guam Insect Collection<text:tab/>4</text:a></text:p>
          <text:p text:style-name="P97"><text:a xlink:type="simple" xlink:href="#__RefHeading___Toc2024_623279102" text:style-name="Index_20_Link" text:visited-style-name="Index_20_Link">CE&amp;O PA4 Mitigation of Damage to Guam's Ecosystems by Invasive Species<text:tab/>4</text:a></text:p>
          <text:p text:style-name="P97"><text:a xlink:type="simple" xlink:href="#__RefHeading___Toc2036_623279102" text:style-name="Index_20_Link" text:visited-style-name="Index_20_Link">CE&amp;O PA5 National Plant Diagnostic Network (NPDN)<text:tab/>5</text:a></text:p>
          <text:p text:style-name="P97"><text:a xlink:type="simple" xlink:href="#__RefHeading___Toc2038_623279102" text:style-name="Index_20_Link" text:visited-style-name="Index_20_Link">CE&amp;O PA6 Guam Invasive Species Advisory Committee (GISAC) and Guam Invasive Species Council (GISC)<text:tab/>5</text:a></text:p>
          <text:p text:style-name="P97"><text:a xlink:type="simple" xlink:href="#__RefHeading___Toc2040_623279102" text:style-name="Index_20_Link" text:visited-style-name="Index_20_Link">CE&amp;O PA7 Public Outreach: Internet<text:tab/>6</text:a></text:p>
          <text:p text:style-name="P97"><text:a xlink:type="simple" xlink:href="#__RefHeading___Toc2042_623279102" text:style-name="Index_20_Link" text:visited-style-name="Index_20_Link">PA8 Public Outreach: Presentations<text:tab/>6</text:a></text:p>
          <text:p text:style-name="P97"><text:a xlink:type="simple" xlink:href="#__RefHeading___Toc2044_623279102" text:style-name="Index_20_Link" text:visited-style-name="Index_20_Link">CE&amp;O PA9 Public Outreach: Miscellaneous<text:tab/>7</text:a></text:p>
          <text:p text:style-name="P97"><text:a xlink:type="simple" xlink:href="#__RefHeading___Toc2046_623279102" text:style-name="Index_20_Link" text:visited-style-name="Index_20_Link">CE&amp;O PA10 Public Outreach: Public GitHub Repositories<text:tab/>7</text:a></text:p>
          <text:p text:style-name="P96"><text:a xlink:type="simple" xlink:href="#__RefHeading___Toc2058_623279102" text:style-name="Index_20_Link" text:visited-style-name="Index_20_Link">Part II. Creative/Research/Scholarly 34%<text:tab/>8</text:a></text:p>
          <text:p text:style-name="P97"><text:a xlink:type="simple" xlink:href="#__RefHeading___Toc2060_623279102" text:style-name="Index_20_Link" text:visited-style-name="Index_20_Link">Knowledge Areas<text:tab/>8</text:a></text:p>
          <text:p text:style-name="P97"><text:a xlink:type="simple" xlink:href="#__RefHeading___Toc2062_623279102" text:style-name="Index_20_Link" text:visited-style-name="Index_20_Link">CRS-PA1 Peer Reviewed Publications (N =4)<text:tab/>8</text:a></text:p>
          <text:p text:style-name="P97"><text:a xlink:type="simple" xlink:href="#__RefHeading___Toc2064_623279102" text:style-name="Index_20_Link" text:visited-style-name="Index_20_Link">CRS-PA2 Publication submitted for Peer Review (N =1)<text:tab/>9</text:a></text:p>
          <text:p text:style-name="P97"><text:a xlink:type="simple" xlink:href="#__RefHeading___Toc2066_623279102" text:style-name="Index_20_Link" text:visited-style-name="Index_20_Link">CRS-PA3 Journal Articles in Preparation (N=5)<text:tab/>9</text:a></text:p>
          <text:p text:style-name="P97"><text:a xlink:type="simple" xlink:href="#__RefHeading___Toc2068_623279102" text:style-name="Index_20_Link" text:visited-style-name="Index_20_Link">CRS-PA4 Coconut Rhinoceros Beetle (CRB) Biocontrol<text:tab/>10</text:a></text:p>
          <text:p text:style-name="P96"><text:a xlink:type="simple" xlink:href="#__RefHeading___Toc2080_623279102" text:style-name="Index_20_Link" text:visited-style-name="Index_20_Link">Part II. University Service 15%<text:tab/>11</text:a></text:p>
          <text:p text:style-name="P97"><text:a xlink:type="simple" xlink:href="#__RefHeading___Toc2082_623279102" text:style-name="Index_20_Link" text:visited-style-name="Index_20_Link">UCSPA1. Undergraduate Instruction<text:tab/>11</text:a></text:p>
          <text:p text:style-name="P97"><text:a xlink:type="simple" xlink:href="#__RefHeading___Toc2084_623279102" text:style-name="Index_20_Link" text:visited-style-name="Index_20_Link">UCSPA2 Graduate Instruction<text:tab/>11</text:a></text:p>
          <text:p text:style-name="P97"><text:a xlink:type="simple" xlink:href="#__RefHeading___Toc2086_623279102" text:style-name="Index_20_Link" text:visited-style-name="Index_20_Link">UCSPA3 Faculty Committees<text:tab/>11</text:a></text:p>
          <text:p text:style-name="P96"><text:a xlink:type="simple" xlink:href="#__RefHeading___Toc2088_623279102" text:style-name="Index_20_Link" text:visited-style-name="Index_20_Link">Part III. Topics to Address for June 14, 2021- June 15, 2022 Period<text:tab/>12</text:a></text:p>
          <text:p text:style-name="P96"><text:a xlink:type="simple" xlink:href="#__RefHeading___Toc2090_623279102" text:style-name="Index_20_Link" text:visited-style-name="Index_20_Link">Part IV. ESR Supporting Documentation and Approved 2021-2022 CFES Agreement Plan (AP.)<text:tab/>14</text:a></text:p>
          <text:p text:style-name="P96"><text:a xlink:type="simple" xlink:href="#__RefHeading___Toc2092_623279102" text:style-name="Index_20_Link" text:visited-style-name="Index_20_Link">Signature Page<text:tab/>15</text:a></text:p>
          <text:p text:style-name="P96"><text:a xlink:type="simple" xlink:href="#__RefHeading___Toc2118_623279102" text:style-name="Index_20_Link" text:visited-style-name="Index_20_Link">Part I. Comprehensive Faculty Evaluation System- June 15, 2021 – June 14, 2022<text:tab/>16</text:a></text:p>
          <text:p text:style-name="P97"><text:a xlink:type="simple" xlink:href="#__RefHeading___Toc2120_623279102" text:style-name="Index_20_Link" text:visited-style-name="Index_20_Link">Role Assignments<text:tab/>16</text:a></text:p>
          <text:p text:style-name="P97"><text:a xlink:type="simple" xlink:href="#__RefHeading___Toc2122_623279102" text:style-name="Index_20_Link" text:visited-style-name="Index_20_Link">Part II. Period June 14, 2021, thru June 15, 2022 Cooperative Extension &amp; Outreach- 51%<text:tab/>16</text:a></text:p>
          <text:p text:style-name="P97"><text:a xlink:type="simple" xlink:href="#__RefHeading___Toc2124_623279102" text:style-name="Index_20_Link" text:visited-style-name="Index_20_Link">Part II. Period June 14, 2021, thru June 15, 2022 Creative/Research/Scholarly(CRS) – 34%<text:tab/>18</text:a></text:p>
          <text:p text:style-name="P97"><text:a xlink:type="simple" xlink:href="#__RefHeading___Toc2126_623279102" text:style-name="Index_20_Link" text:visited-style-name="Index_20_Link">Part II. Period June 14, 2021- June 15, 2022 Role Assignment University Service-15%<text:tab/>19</text:a></text:p>
        </text:index-body>
      </text:table-of-content>
      <text:p text:style-name="P37"/>
      <text:h text:style-name="Heading_20_1" text:outline-level="1"/>
      <text:h text:style-name="P28" text:outline-level="1"><text:bookmark-start text:name="__RefHeading___Toc1988_623279102"/><text:span text:style-name="T65">Part </text:span><text:span text:style-name="T64">I. Role Assignments</text:span><text:bookmark-end text:name="__RefHeading___Toc1988_623279102"/></text:h>
      <text:p text:style-name="P37"/>
      <table:table table:name="Table7" table:style-name="Table7">
        <table:table-column table:style-name="Table7.A"/>
        <table:table-column table:style-name="Table7.B"/>
        <table:table-row table:style-name="TableLine93972997463120">
          <table:table-cell table:style-name="Table7.A1" office:value-type="string">
            <text:p text:style-name="P152">Role</text:p>
          </table:table-cell>
          <table:table-cell table:style-name="Table7.A1" office:value-type="string">
            <text:p text:style-name="P152">Time and effort</text:p>
          </table:table-cell>
        </table:table-row>
        <table:table-row table:style-name="TableLine93972997463120">
          <table:table-cell table:style-name="Table7.A2" office:value-type="string">
            <text:p text:style-name="P155">Extension &amp; Outreach</text:p>
          </table:table-cell>
          <table:table-cell table:style-name="Table7.A2" office:value-type="string">
            <text:p text:style-name="P156">51%</text:p>
          </table:table-cell>
        </table:table-row>
        <table:table-row table:style-name="TableLine93972997463120">
          <table:table-cell table:style-name="Table7.A2" office:value-type="string">
            <text:p text:style-name="P171"><text:span text:style-name="normaltextrun"><text:span text:style-name="T62">Creative/Research/Scholarly</text:span></text:span></text:p>
          </table:table-cell>
          <table:table-cell table:style-name="Table7.A2" office:value-type="string">
            <text:p text:style-name="P156">34%</text:p>
          </table:table-cell>
        </table:table-row>
        <table:table-row table:style-name="TableLine93972997463120">
          <table:table-cell table:style-name="Table7.A1" office:value-type="string">
            <text:p text:style-name="P171"><text:span text:style-name="normaltextrun"><text:span text:style-name="T62">University Service</text:span></text:span></text:p>
          </table:table-cell>
          <table:table-cell table:style-name="Table7.A1" office:value-type="string">
            <text:p text:style-name="P156">15%</text:p>
          </table:table-cell>
        </table:table-row>
        <table:table-row table:style-name="TableLine93972997463120">
          <table:table-cell table:style-name="Table7.A2" office:value-type="string">
            <text:p text:style-name="P153">Total</text:p>
          </table:table-cell>
          <table:table-cell table:style-name="Table7.A2" office:value-type="string">
            <text:p text:style-name="P154">100%</text:p>
          </table:table-cell>
        </table:table-row>
      </table:table>
      <text:p text:style-name="P68"><text:span text:style-name="eop"><text:span text:style-name="T20"/></text:span></text:p>
      <text:p text:style-name="P169"/>
      <text:h text:style-name="Heading_20_1" text:outline-level="1"><text:bookmark-start text:name="__RefHeading___Toc1969_623279102"/><text:span text:style-name="T65">Part </text:span><text:span text:style-name="T64">II. </text:span>Extension &amp; Outreach 51%<text:bookmark-end text:name="__RefHeading___Toc1969_623279102"/></text:h>
      <text:p text:style-name="Standard"/>
      <text:h text:style-name="Heading_20_2" text:outline-level="2"><text:bookmark-start text:name="__RefHeading___Toc1971_623279102"/>Knowledge Areas<text:bookmark-end text:name="__RefHeading___Toc1971_623279102"/></text:h>
      <text:p text:style-name="Standard"/>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22">Part II. Period June 15, 2020, thru June 14, 2021, Cooperative Extension &amp; Outreach- <text:span text:style-name="T67">5</text:span>1%</text:p>
          </table:table-cell>
          <table:covered-table-cell/>
          <table:covered-table-cell/>
        </table:table-row>
        <table:table-row table:style-name="Table1.1">
          <table:table-cell table:style-name="Table1.A2" office:value-type="string">
            <text:p text:style-name="P120">Planned Activity (PA.)</text:p>
          </table:table-cell>
          <table:table-cell table:style-name="Table1.B2" office:value-type="string">
            <text:p text:style-name="P134">NIFA Science Emphasis Areas (SEAs)</text:p>
          </table:table-cell>
          <table:table-cell table:style-name="Table1.B2" office:value-type="string">
            <text:p text:style-name="P26">Knowledge Areas (KA.)</text:p>
          </table:table-cell>
        </table:table-row>
        <table:table-row table:style-name="Table1.3">
          <table:table-cell table:style-name="Table1.A3" office:value-type="string">
            <text:p text:style-name="P11"><text:span text:style-name="T11">Critical Issue (CI</text:span><text:span text:style-name="T12">)</text:span></text:p>
          </table:table-cell>
          <table:table-cell table:style-name="Table1.B3" office:value-type="string">
            <text:p text:style-name="P11"><text:span text:style-name="T49">NIFA Science Emphasis Areas (SEAs)</text:span><text:span text:style-name="T53">)</text:span></text:p>
          </table:table-cell>
          <table:table-cell table:style-name="Table1.C3" office:value-type="string">
            <text:p text:style-name="P9">NIFA Knowledge Areas (KA.)</text:p>
          </table:table-cell>
        </table:table-row>
        <table:table-row table:style-name="Table1.4">
          <table:table-cell table:style-name="Table1.A4" office:value-type="string">
            <text:p text:style-name="Standard"><text:span text:style-name="normaltextrun"><text:span text:style-name="T2">CI-(Identify CI areas) </text:span></text:span><text:span text:style-name="T13">Critical Issue – </text:span></text:p>
            <text:p text:style-name="P123">Sustained Agricultural Production Systems - Plant/Pest Efforts &amp; Protect Resources of Guam</text:p>
          </table:table-cell>
          <table:table-cell table:style-name="Table1.B4" table:number-rows-spanned="2" office:value-type="string">
            <text:list xml:id="list2090713389" text:style-name="WWNum8">
              <text:list-item>
                <text:p text:style-name="P158">Sustainable Agricultural Production Systems-Addresses human interaction between science, technology, and agriculture. Integrates the biological, physical, and environmental and socioeconomic factors essential to successful production enterprises and viable rural communities. </text:p>
              </text:list-item>
            </text:list>
            <text:p text:style-name="P89"/>
          </table:table-cell>
          <table:table-cell table:style-name="Table1.C5" table:number-rows-spanned="2" office:value-type="string">
            <text:p text:style-name="P79"><text:span text:style-name="normaltextrun"/></text:p>
            <text:p text:style-name="P80"><text:span text:style-name="normaltextrun"/></text:p>
            <text:p text:style-name="P84"><text:span text:style-name="normaltextrun"><text:span text:style-name="T4">Topic Areas:</text:span></text:span></text:p>
            <text:list xml:id="list3747066705" text:style-name="WWNum9">
              <text:list-item>
                <text:p text:style-name="P160"><text:span text:style-name="normaltextrun"><text:span text:style-name="T21">Plants and Their Systems</text:span></text:span></text:p>
                <text:list>
                  <text:list-item>
                    <text:p text:style-name="P161"><text:span text:style-name="normaltextrun"><text:span text:style-name="T21">Plant Protection</text:span></text:span></text:p>
                  </text:list-item>
                </text:list>
              </text:list-item>
            </text:list>
            <text:p text:style-name="P81"><text:span text:style-name="normaltextrun"/></text:p>
            <text:p text:style-name="P81"><text:span text:style-name="normaltextrun"/></text:p>
            <text:p text:style-name="P84"><text:span text:style-name="normaltextrun"><text:span text:style-name="T4">Specific KA areas:</text:span></text:span></text:p>
            <text:p text:style-name="P124">KA 203 – Plant Biological Efficiency and Abiotic Stresses Affecting</text:p>
            <text:p text:style-name="P124">KA 211 – Insects, Mites and Other Anthropods Affecting Plants</text:p>
            <text:p text:style-name="P124">KA 215 – Biological Control of Pests Affecting Plants</text:p>
            <text:p text:style-name="P124">KA 216 – Integrated Pest Management Systems</text:p>
          </table:table-cell>
        </table:table-row>
        <table:table-row table:style-name="Table1.5">
          <table:table-cell table:style-name="Table1.A5" office:value-type="string">
            <text:p text:style-name="P10"><text:span text:style-name="normaltextrun"><text:span text:style-name="T29">PA1 <text:s/></text:span></text:span><text:span text:style-name="T27">Insect Diagnostic Services</text:span></text:p>
            <text:p text:style-name="P41"><text:span text:style-name="normaltextrun"><text:span text:style-name="T29">PA2 </text:span></text:span><text:span text:style-name="T27">Detection and Documentation of Invasive Species</text:span></text:p>
            <text:p text:style-name="P41"><text:span text:style-name="normaltextrun"><text:span text:style-name="T29">PA3 <text:s/></text:span></text:span><text:span text:style-name="T27">University of Guam Insect Collection</text:span></text:p>
            <text:p text:style-name="P40"><text:span text:style-name="normaltextrun"><text:span text:style-name="T29">PA4 </text:span></text:span><text:span text:style-name="T27">Mitigation of Damage to Guam's Ecosystems by Invasive Species</text:span></text:p>
            <text:p text:style-name="P40"><text:span text:style-name="normaltextrun"><text:span text:style-name="T29">PA5 </text:span></text:span><text:span text:style-name="T27">National Plant Diagnostic Network (NPDN)</text:span></text:p>
            <text:p text:style-name="P40"><text:span text:style-name="normaltextrun"><text:span text:style-name="T29">PA6 </text:span></text:span><text:span text:style-name="normaltextrun"><text:span text:style-name="T31"><text:s/></text:span></text:span><text:span text:style-name="T27">Guam Invasive Species Advisory Committee (GISAC) and Guam Invasive Species Council (GISC)</text:span></text:p>
            <text:p text:style-name="P40"><text:span text:style-name="normaltextrun"><text:span text:style-name="T29">PA7 <text:s/></text:span></text:span><text:span text:style-name="T27">Public Outreach: Internet</text:span></text:p>
            <text:p text:style-name="P45"><text:span text:style-name="normaltextrun"><text:span text:style-name="T29">PA8 <text:s/></text:span></text:span><text:span text:style-name="T27">Public Outreach: Presentations</text:span></text:p>
            <text:p text:style-name="P40"><text:span text:style-name="normaltextrun"><text:span text:style-name="T29">PA9 </text:span></text:span><text:span text:style-name="T27">Public Outreach: Miscellaneous</text:span></text:p>
            <text:p text:style-name="P40"><text:span text:style-name="normaltextrun"><text:span text:style-name="T29">PA10 </text:span></text:span><text:span text:style-name="T27">Public Outreach: Public GitHub Repositories</text:span></text:p>
            <text:p text:style-name="P42"><text:span text:style-name="normaltextrun"/></text:p>
            <text:p text:style-name="P42"><text:span text:style-name="normaltextrun"/></text:p>
            <text:p text:style-name="P44"><text:span text:style-name="normaltextrun"/></text:p>
          </table:table-cell>
          <table:covered-table-cell/>
          <table:covered-table-cell/>
        </table:table-row>
      </table:table>
      <text:p text:style-name="P3"/>
      <text:p text:style-name="P23"><text:span text:style-name="T14"/></text:p>
      <text:p text:style-name="P150"><text:span text:style-name="T14">Part II. Period June 15, 2020, thru June 14, 2021 Cooperative Extension &amp; Outreach- 51%</text:span><text:span text:style-name="T38"> </text:span></text:p>
      <text:p text:style-name="P23"><text:span text:style-name="T1">Role Assignment Summary/</text:span><text:span text:style-name="T36">Planned Review Highlights - </text:span></text:p>
      <text:p text:style-name="P115">Program highlights cover the following NIFA Science Emphasis Areas (SEA) and Knowledge Areas (KA):</text:p>
      <text:h text:style-name="Heading_20_3" text:outline-level="3"><text:bookmark-start text:name="__RefHeading___Toc1973_623279102"/><text:bookmark-end text:name="__RefHeading___Toc1973_623279102"/></text:h>
      <text:h text:style-name="Heading_20_2" text:outline-level="2"><text:bookmark-start text:name="__RefHeading___Toc2020_623279102"/>CE&amp;O <text:s/>PA1 Insect Diagnostic Services<text:span text:style-name="normaltextrun"> </text:span><text:bookmark-end text:name="__RefHeading___Toc2020_623279102"/></text:h>
      <text:p text:style-name="P46"><text:span text:style-name="normaltextrun"><text:span text:style-name="T20">PA1 aligns with the noted SEAs and NIFA topic and corresponding KA areas.  While the presentation is a general profile, the best match of activities describes the relevance of the PA1 roles in supporting the ANR CI areas.  </text:span></text:span><text:span text:style-name="eop"><text:span text:style-name="T20"> </text:span></text:span><text:span text:style-name="T20">Under this PA1 endeavor, you initially planned the following activity followed by the documentation provided:</text:span></text:p>
      <text:list xml:id="list3138204331" text:style-name="WWNum34">
        <text:list-item>
          <text:p text:style-name="P162"><text:span text:style-name="normaltextrun"><text:span text:style-name="T20">Noted accomplishments or variances reported include: </text:span></text:span><text:span text:style-name="eop"><text:span text:style-name="T20"> </text:span></text:span></text:p>
        </text:list-item>
      </text:list>
      <text:list xml:id="list2109993420" text:style-name="WWNum3">
        <text:list-item>
          <text:list>
            <text:list-item>
              <text:list>
                <text:list-item>
                  <text:list>
                    <text:list-item>
                      <text:list>
                        <text:list-item>
                          <text:p text:style-name="P163">Artifacts </text:p>
                          <text:list>
                            <text:list-item>
                              <text:p text:style-name="P166">Number of extension calls requiring my assistance averaged approximately one per day during the reporting period. Many of these are documented as postings to iNaturalist [1].</text:p>
                            </text:list-item>
                          </text:list>
                        </text:list-item>
                      </text:list>
                    </text:list-item>
                  </text:list>
                </text:list-item>
              </text:list>
            </text:list-item>
          </text:list>
        </text:list-item>
      </text:list>
      <text:p text:style-name="P54"/>
      <text:p text:style-name="P172">[1] <text:s/>Aubrey Moore. Observations posted on iNaturalist by Aubrey Moore between June 15, 2020, and June 15 2021. 2 url: https://www. inaturalist.org/observations?d1=2020-06-15&amp;place_id=any&amp; user_id=aubreymoore&amp;verifiable=any.</text:p>
      <text:p text:style-name="P173"/>
      <text:h text:style-name="Heading_20_2" text:outline-level="2"><text:bookmark-start text:name="__RefHeading___Toc1975_623279102"/>CE&amp;O <text:s/>PA2 Detection and Documentation of Invasive Species<text:bookmark-end text:name="__RefHeading___Toc1975_623279102"/></text:h>
      <text:p text:style-name="P46"><text:span text:style-name="normaltextrun"><text:span text:style-name="T20">PA2 aligns with the noted SEAs and NIFA topic and corresponding KA areas.  While the presentation is a general profile, the best match of activities describes the relevance of the PA2 roles in supporting the ANR CI areas.  </text:span></text:span><text:span text:style-name="eop"><text:span text:style-name="T20"> </text:span></text:span><text:span text:style-name="T20">Under this PA2 endeavor, you initially planned the following activity, followed by the description of the activity and supporting documentation:</text:span></text:p>
      <text:list xml:id="list2802574098" text:style-name="WWNum44">
        <text:list-item>
          <text:p text:style-name="P100">Description-Invasive insects are arriving in Guam at a very high rate (estimates range as high as one new species per day). Very few of these are detected, and even 6 fewer are identified because Guam suffers from a taxonomic impediment. Even when reliable species determinations are made, new island records are only rarely documented in the scientific press. Thus, the impacts of invasive insects on Guam and elsewhere in Micronesia are grossly underestimated. One of my professional goals is to work towards solving this problem by increasing the detection rate, identifying specimens by qualified taxonomists, and publishing new island records in the scientific literature.</text:p>
          <text:list>
            <text:list-item>
              <text:list>
                <text:list-item>
                  <text:p text:style-name="P164">Artifacts </text:p>
                  <text:list>
                    <text:list-item>
                      <text:p text:style-name="P164">iNaturalist was used to document new records for insects detected in Guam and other Micronesian Islands [1]. Four new island records for insects in Micronesia were documented in iNaturalist posts during the reporting period [2, 3, 4, 5].</text:p>
                    </text:list-item>
                  </text:list>
                </text:list-item>
              </text:list>
            </text:list-item>
          </text:list>
        </text:list-item>
      </text:list>
      <text:p text:style-name="P92">[1] Aubrey Moore. Search for new island records documented in iNaturalist since June 1, 2020 by Aubrey Moore. 2022. url: https:// www.inaturalist.org/observations?created_d1=2020-06-01&amp; place_id=any&amp;q=new&amp;user_id=aubreymoore&amp;verifiable=any. </text:p>
      <text:p text:style-name="P92"/>
      <text:p text:style-name="P91"><text:span text:style-name="T23">[2] Aubrey Moore. Suspected first island record for a whitefly infesting Euphorbia cyathophora on Guam. </text:span><text:soft-page-break/><text:span text:style-name="T23">March 16, 2022. url: https : / / </text:span><text:a xlink:type="simple" xlink:href="http://www.inaturalist.org/observations/108690775.%207" text:style-name="Internet_20_link" text:visited-style-name="Visited_20_Internet_20_Link">www.inaturalist.org/observations/108690775. 7</text:a><text:span text:style-name="T23"> </text:span></text:p>
      <text:p text:style-name="P92">[3] Aubrey Moore. First island record for a Icerya imperatae infesting napier grass on Guam. December 14, 2021. url: https : / / www . inaturalist.org/observations/103065598. </text:p>
      <text:p text:style-name="P92">[4] Aubrey Moore. First island record for Pericyma cruegeri attacking ame trees on Tinian. August 26, 2020. url: https : / / www . inaturalist.org/observations/57656025. [5] Aubrey Moore. First record for Xanthodes transversa attacking okra in Palau and Micronesia. June 3, 2020. url: https://www.inaturalist. org/observations/48501627.</text:p>
      <text:p text:style-name="P93"/>
      <text:p text:style-name="P15"/>
      <text:h text:style-name="Heading_20_2" text:outline-level="2"><text:bookmark-start text:name="__RefHeading___Toc2022_623279102"/>CE&amp;O <text:s/>PA3 University of Guam Insect Collection <text:bookmark-end text:name="__RefHeading___Toc2022_623279102"/></text:h>
      <text:p text:style-name="P145">PA3 aligns with the noted SEAs and NIFA topic and corresponding KA areas.  While the presentation is a general profile, the best match of activities describes the relevance of the PA3 roles in supporting the ANR CI areas.   Under this PA3 endeavor, you initially planned the following activity followed by the description and documentation provided:</text:p>
      <text:list xml:id="list92348876215607" text:continue-list="list3138204331" text:style-name="WWNum34">
        <text:list-item>
          <text:p text:style-name="P138"><text:span text:style-name="T36">Description-</text:span> <text:span text:style-name="T36">The UOG insect collection is a valuable reference collection for extension entomology, teaching, and research. I am a member of the board of directors for the collection, and I work with Dr. Ross Miller to curate and catalog this collection. In 2018, I ported the digital catalog for the UOG Insect Collection from a CSIRO BioLink database to a more modern web-based Symbiota database, which is publicly available online [1]. I also established an internship to train entomology students how to curate an institutional insect collection and how to add specimen images to the digital catalog[2]. However, this work came to a halt because of space limitations. The facilities provided for the UOG insect collection are very poor. It is literally moth balled in a small storage room which is too small for essential equipment such as microscopes and cameras. Curation and digitization necessitates removing specimens from the collection and transporting them outdoors to a lab where there is working space and equipment.</text:span></text:p>
          <text:list>
            <text:list-item>
              <text:p text:style-name="P126">Noted accomplishments or variances reported include:  </text:p>
            </text:list-item>
          </text:list>
        </text:list-item>
      </text:list>
      <text:list xml:id="list92349059239484" text:continue-list="list2109993420" text:style-name="WWNum3">
        <text:list-item>
          <text:list>
            <text:list-item>
              <text:list>
                <text:list-item>
                  <text:list>
                    <text:list-item>
                      <text:list>
                        <text:list-item>
                          <text:p text:style-name="P127">Artifacts </text:p>
                          <text:list>
                            <text:list-item>
                              <text:p text:style-name="P127">Entomology Internship Training</text:p>
                            </text:list-item>
                          </text:list>
                        </text:list-item>
                      </text:list>
                    </text:list-item>
                  </text:list>
                </text:list-item>
              </text:list>
            </text:list-item>
          </text:list>
        </text:list-item>
      </text:list>
      <text:p text:style-name="P25"/>
      <text:h text:style-name="Heading_20_2" text:outline-level="2"><text:bookmark-start text:name="__RefHeading___Toc2024_623279102"/>CE&amp;O <text:s/>PA4 <text:s/>Mitigation of Damage to Guam's Ecosystems by Invasive Species<text:bookmark-end text:name="__RefHeading___Toc2024_623279102"/></text:h>
      <text:p text:style-name="P145">PA4 aligns with the noted SEAs and NIFA topic and corresponding KA areas.  While the presentation is a general profile, the best match of activities describes the relevance of the PA4 roles in supporting the ANR CI areas.   Under this PA4 endeavor, you initially planned the following activity, followed by the description and documentation provided:</text:p>
      <text:list xml:id="list92348042586350" text:continue-list="list92348876215607" text:style-name="WWNum34">
        <text:list-item>
          <text:p text:style-name="P138"><text:span text:style-name="T36">Description- An ecological disaster is happening on Guam, especially in forest ecosystems. As an extension entomologist, I am tasked with providing solutions to problems caused by insect pests. Unfortunately, no known methods for effectively controlling CAS and CRB on Guam exist. Therefore, I spend much of my time and eort performing applied research to adequately control CAS and CRB so that restoration of Guam's forests can be attempted. Invasive species are rapidly degrading Guam's ecosystems. Brown tree snake which has extirpated Guam's forest birds, causing loss of ecosystem services they provided, such as seed dispersal, insect control and pollination. Cycad aulacaspis scale insect, ACS, which has killed more than 90% of Guam's endemic cycads, known locally as fadang. Fadang went from being the most </text:span><text:soft-page-break/><text:span text:style-name="T36">abundant plant in Guam's forests in 2002 to being listed as an endangered species in 2015. Coconut rhinoceros beetle, CRB, which is killing coconut palms and palma brava throughout the island. These two palm species were the second and third most abundant trees in Guam's forest in 2002. </text:span></text:p>
        </text:list-item>
      </text:list>
      <text:p text:style-name="P47"/>
      <text:list xml:id="list92348263222686" text:continue-numbering="true" text:style-name="WWNum34">
        <text:list-item>
          <text:list>
            <text:list-item>
              <text:p text:style-name="P126">Noted accomplishments or variances reported include:  </text:p>
            </text:list-item>
          </text:list>
        </text:list-item>
      </text:list>
      <text:list xml:id="list92349322655419" text:continue-list="list92349059239484" text:style-name="WWNum3">
        <text:list-item>
          <text:list>
            <text:list-item>
              <text:list>
                <text:list-item>
                  <text:list>
                    <text:list-item>
                      <text:list>
                        <text:list-item>
                          <text:p text:style-name="P127">Artifacts </text:p>
                          <text:list>
                            <text:list-item>
                              <text:p text:style-name="P127">Applied research is reported in the Creative/Research/Scholarly: section 3.4 for CRB and section 3.6 for CAS.</text:p>
                            </text:list-item>
                          </text:list>
                        </text:list-item>
                      </text:list>
                    </text:list-item>
                  </text:list>
                </text:list-item>
              </text:list>
            </text:list-item>
          </text:list>
        </text:list-item>
      </text:list>
      <text:p text:style-name="P49"/>
      <text:p text:style-name="P49"/>
      <text:p text:style-name="P49"/>
      <text:p text:style-name="P16"/>
      <text:h text:style-name="Heading_20_2" text:outline-level="2"><text:bookmark-start text:name="__RefHeading___Toc2036_623279102"/>CE&amp;O <text:s/>PA5 National Plant Diagnostic Network (NPDN)<text:bookmark-end text:name="__RefHeading___Toc2036_623279102"/></text:h>
      <text:p text:style-name="P145">PA5 aligns with the noted SEAs and NIFA topic and corresponding KA areas.  While the presentation is a general profile, the best match of activities describes the relevance of the PA5 roles in supporting the ANR CI areas.   Under this PA5 endeavor, you initially planned the following activity followed by the description and documentation provided:</text:p>
      <text:list xml:id="list92348658972793" text:continue-list="list92348263222686" text:style-name="WWNum34">
        <text:list-item>
          <text:p text:style-name="P126">Description- I serve as the UOG Coordinator for the National Plant Diagnostic Network (NPDN). UOG receives about $15K per year from NPDN as a subrecipient of the Western Plant Diagnostic Network administered by UC Davis. Grant details are in sections 5.5, 5.6 and 6.1.</text:p>
          <text:list>
            <text:list-item>
              <text:p text:style-name="P126">Noted accomplishments or variances reported include:  </text:p>
            </text:list-item>
          </text:list>
        </text:list-item>
      </text:list>
      <text:list xml:id="list92348732010314" text:continue-list="list92349322655419" text:style-name="WWNum3">
        <text:list-item>
          <text:list>
            <text:list-item>
              <text:list>
                <text:list-item>
                  <text:list>
                    <text:list-item>
                      <text:list>
                        <text:list-item>
                          <text:p text:style-name="P127">Artifacts </text:p>
                          <text:list>
                            <text:list-item>
                              <text:p text:style-name="P127">Participated in monthly conference calls. </text:p>
                            </text:list-item>
                            <text:list-item>
                              <text:p text:style-name="P127">Prepared and submitted annual reports. </text:p>
                            </text:list-item>
                            <text:list-item>
                              <text:p text:style-name="P127">Prepared a work plan and budget for FY2022. </text:p>
                            </text:list-item>
                            <text:list-item>
                              <text:p text:style-name="P127">Prepared a work plan and budget for FY2023-FY2026. </text:p>
                            </text:list-item>
                            <text:list-item>
                              <text:p text:style-name="P139"><text:span text:style-name="T36">Attended the WPDN Annual Meeting in April 2022 via Zoom and made a presentation entitled The Invasive Species Problem on Guam </text:span><text:span text:style-name="T42">[1] Aubrey Moore. Biological Invasion of Guam's Forests. Guam Soil and Water Conservation Districts 2021 Educator's Symposium: Healthy Forests, Healthy Communities. Guam, July 30, 2021. url: https: //aubreymoore.github.io/albi345-slides/SWCD-2021-07-30/.</text:span></text:p>
                            </text:list-item>
                          </text:list>
                        </text:list-item>
                      </text:list>
                    </text:list-item>
                  </text:list>
                </text:list-item>
              </text:list>
            </text:list-item>
          </text:list>
        </text:list-item>
      </text:list>
      <text:p text:style-name="P43"/>
      <text:h text:style-name="Heading_20_2" text:outline-level="2"><text:bookmark-start text:name="__RefHeading___Toc2038_623279102"/>CE&amp;O <text:s/>PA6 Guam Invasive Species Advisory Committee (GISAC) and Guam Invasive Species Council (GISC)<text:bookmark-end text:name="__RefHeading___Toc2038_623279102"/></text:h>
      <text:p text:style-name="P145">PA6 aligns with the noted SEAs and NIFA topic and corresponding KA areas.  While the presentation is a general profile, the best match of activities describes the relevance of the PA6 roles in supporting the ANR CI areas.   Under this PA6 endeavor, you initially planned the following activity followed by the description and documentation provided:</text:p>
      <text:list xml:id="list92348024209664" text:continue-list="list92348658972793" text:style-name="WWNum34">
        <text:list-item>
          <text:p text:style-name="P126">Description- I am a founding member and regular participant in GISAC. President Underwood delegated me to represent UOG as a voting member of GISC and President Krise has reconfirmed my delegation.</text:p>
        </text:list-item>
      </text:list>
      <text:p text:style-name="P50"/>
      <text:list xml:id="list92348455950806" text:continue-numbering="true" text:style-name="WWNum34">
        <text:list-item>
          <text:list>
            <text:list-item>
              <text:p text:style-name="P126">Noted accomplishments or variances reported include:  </text:p>
            </text:list-item>
          </text:list>
        </text:list-item>
      </text:list>
      <text:list xml:id="list92349468639986" text:continue-list="list92348732010314" text:style-name="WWNum3">
        <text:list-item>
          <text:list>
            <text:list-item>
              <text:list>
                <text:list-item>
                  <text:list>
                    <text:list-item>
                      <text:list>
                        <text:list-item>
                          <text:p text:style-name="P127">Artifacts </text:p>
                          <text:list>
                            <text:list-item>
                              <text:p text:style-name="P127"><text:soft-page-break/>I participated in GISAC and GISC meetings. On Wednesday, November 17, 2021, I participated in a Guam Legislature Public hearing concerning biosecurity issues. I provided both written and oral testimony. Participated in monthly conference calls. </text:p>
                            </text:list-item>
                            <text:list-item>
                              <text:p text:style-name="P127">Guam Invasive Species Management Plan Reviewer</text:p>
                            </text:list-item>
                          </text:list>
                        </text:list-item>
                      </text:list>
                    </text:list-item>
                  </text:list>
                </text:list-item>
              </text:list>
            </text:list-item>
          </text:list>
        </text:list-item>
      </text:list>
      <text:p text:style-name="P52"/>
      <text:p text:style-name="P52"/>
      <text:p text:style-name="P52"/>
      <text:h text:style-name="Heading_20_2" text:outline-level="2"><text:bookmark-start text:name="__RefHeading___Toc2040_623279102"/>CE&amp;O <text:s/>PA7 Public Outreach: Internet<text:bookmark-end text:name="__RefHeading___Toc2040_623279102"/></text:h>
      <text:p text:style-name="P145">PA7 aligns with the noted SEAs and NIFA topic and corresponding KA areas.  While the presentation is a general profile, the best match of activities describes the relevance of the PA7 roles in supporting the ANR CI areas.   Under this PA7 endeavor, you initially planned the following activity followed by the description and documentation provided:</text:p>
      <text:list xml:id="list92348535500511" text:continue-list="list92348455950806" text:style-name="WWNum34">
        <text:list-item>
          <text:p text:style-name="P126">Description- Since the 1990s, I have built and maintained web sites to facilitate sharing information about insects in Micronesia. I created a wiki site to serve as an index to web resources I have developed (Available at https:// guaminsects.net/aubwiki2020). I will continue to use web sites to facilitate sharing information on Guam's insects.</text:p>
          <text:list>
            <text:list-item>
              <text:p text:style-name="P126">Noted accomplishments or variances reported include:  </text:p>
            </text:list-item>
          </text:list>
        </text:list-item>
      </text:list>
      <text:list xml:id="list92349061237053" text:continue-list="list92349468639986" text:style-name="WWNum3">
        <text:list-item>
          <text:list>
            <text:list-item>
              <text:list>
                <text:list-item>
                  <text:list>
                    <text:list-item>
                      <text:list>
                        <text:list-item>
                          <text:p text:style-name="P127">Artifacts </text:p>
                          <text:list>
                            <text:list-item>
                              <text:p text:style-name="P127">Maintenance of Insects in Micronesia Website- https:// guaminsects.net/aubwiki2020</text:p>
                            </text:list-item>
                          </text:list>
                        </text:list-item>
                      </text:list>
                    </text:list-item>
                  </text:list>
                </text:list-item>
              </text:list>
            </text:list-item>
          </text:list>
        </text:list-item>
      </text:list>
      <text:p text:style-name="P16"/>
      <text:h text:style-name="Heading_20_2" text:outline-level="2"><text:bookmark-start text:name="__RefHeading___Toc2042_623279102"/>PA8 Public Outreach: Presentations<text:bookmark-end text:name="__RefHeading___Toc2042_623279102"/></text:h>
      <text:p text:style-name="P145">PA8 aligns with the noted SEAs and NIFA topic and corresponding KA areas.  While the presentation is a general profile, the best match of activities describes the relevance of the PA8 roles in supporting the ANR CI areas.   Under this PA8 endeavor, you initially planned the following activity followed by the description and documentation provided:</text:p>
      <text:list xml:id="list92347923022539" text:continue-list="list92348535500511" text:style-name="WWNum34">
        <text:list-item>
          <text:p text:style-name="P126">Description- Resources </text:p>
          <text:list>
            <text:list-item>
              <text:p text:style-name="P126">Noted accomplishments or variances reported include:  </text:p>
            </text:list-item>
          </text:list>
        </text:list-item>
      </text:list>
      <text:list xml:id="list92348443080294" text:continue-list="list92349061237053" text:style-name="WWNum3">
        <text:list-item>
          <text:list>
            <text:list-item>
              <text:list>
                <text:list-item>
                  <text:list>
                    <text:list-item>
                      <text:list>
                        <text:list-item>
                          <text:p text:style-name="P127">Artifacts </text:p>
                          <text:list>
                            <text:list-item>
                              <text:p text:style-name="P127">References [1] Aubrey Moore. Biological Invasion of Guam's Forests. Guam Soil and Water Conservation Districts 2021 Educator's Symposium: Healthy Forests, Healthy Communities. Guam, July 30, 2021. url: https: //aubreymoore.github.io/albi345-slides/SWCD-2021-07-30/. </text:p>
                            </text:list-item>
                            <text:list-item>
                              <text:p text:style-name="P127">[2] Aubrey Moore. How Bad is Guam's Invasive Species Problem?: A Global Perspective. Marianas Terrestrial Conservation Conference. Guam, 2021. url: https : / / aubreymoore . github . io / top - 10 - most-costly-ias-mtcc/. </text:p>
                            </text:list-item>
                            <text:list-item>
                              <text:p text:style-name="P127">[3] Aubrey Moore. Presentation: Using harmonic radar to track the greater banded hornets to their nests so that they can be destroyed. Guam Beekeepers Association Meeting. Jeff;s Pirates Cove, Ipan, Guam, Dec. 2021. </text:p>
                            </text:list-item>
                            <text:list-item>
                              <text:p text:style-name="P127">[4] James J. Grasela and Aubrey Moore. Preliminary efforts to establish a continuous coconut rhinoceros beetle (CRB) cell line (Oryctes rhiniceros) (Coleoptera: Scarabaeidae). 2022. 12 [5] Aubrey Moore. The Invasive Species Problem on Guam. Western Plant Diagnostics Network Annual Meeting. Davis, California, Apr. 2022. url: https://aubreymoore.github.io/WPDN2022/.</text:p>
                            </text:list-item>
                          </text:list>
                        </text:list-item>
                      </text:list>
                    </text:list-item>
                  </text:list>
                </text:list-item>
              </text:list>
            </text:list-item>
          </text:list>
        </text:list-item>
      </text:list>
      <text:p text:style-name="P5"/>
      <text:h text:style-name="Heading_20_2" text:outline-level="2"><text:bookmark-start text:name="__RefHeading___Toc2044_623279102"/><text:soft-page-break/>CE&amp;O <text:s/>PA9 Public Outreach: Miscellaneous<text:bookmark-end text:name="__RefHeading___Toc2044_623279102"/></text:h>
      <text:p text:style-name="P145">PA9 aligns with the noted SEAs and NIFA topic and corresponding KA areas.  While the presentation is a general profile, the best match of activities describes the relevance of the PA9 roles in supporting the ANR CI areas.   Under this PA9 endeavor, you initially planned the following activity followed by the description and documentation provided:</text:p>
      <text:list xml:id="list92349401056650" text:continue-list="list92347923022539" text:style-name="WWNum34">
        <text:list-item>
          <text:p text:style-name="P126">Description- Resources</text:p>
          <text:list>
            <text:list-item>
              <text:p text:style-name="P126">Noted accomplishments or variances reported include:  </text:p>
            </text:list-item>
          </text:list>
        </text:list-item>
      </text:list>
      <text:list xml:id="list92348956589591" text:continue-list="list92348443080294" text:style-name="WWNum3">
        <text:list-item>
          <text:list>
            <text:list-item>
              <text:list>
                <text:list-item>
                  <text:list>
                    <text:list-item>
                      <text:list>
                        <text:list-item>
                          <text:p text:style-name="P127">Artifacts </text:p>
                          <text:list>
                            <text:list-item>
                              <text:p text:style-name="P127">References [1] Aubrey Moore. What are the ve worst invasive species on Guam that are likely to spread to other Micronesian islands? Submitted to the Micronesian Forester Newsletter. Apr. 2, 2022. url: https ://github.com/aubreymoore/guam-ias- bolo/raw/master/newsletter-submission.pdf.</text:p>
                            </text:list-item>
                          </text:list>
                        </text:list-item>
                      </text:list>
                    </text:list-item>
                  </text:list>
                </text:list-item>
              </text:list>
            </text:list-item>
          </text:list>
        </text:list-item>
      </text:list>
      <text:p text:style-name="P53"/>
      <text:p text:style-name="P53"/>
      <text:h text:style-name="Heading_20_2" text:outline-level="2"><text:bookmark-start text:name="__RefHeading___Toc2046_623279102"/>CE&amp;O <text:s/>PA10 Public Outreach: <text:s/>Public GitHub Repositories<text:bookmark-end text:name="__RefHeading___Toc2046_623279102"/></text:h>
      <text:p text:style-name="P145">PA10 aligns with the noted SEAs and NIFA topic and corresponding KA areas.  While the presentation is a general profile, the best match of activities describes the relevance of the PA10 roles in supporting the ANR CI areas.   Under this PA10 endeavor, you initially planned the following activity followed by the description and documentation provided:</text:p>
      <text:list xml:id="list92349246862300" text:continue-list="list92349401056650" text:style-name="WWNum34">
        <text:list-item>
          <text:p text:style-name="P126">Description- I attempt to provide access to as much of my work as possible using public GitHub repositories. GitHub is a free service for backing up and sharing documents on the web. </text:p>
          <text:list>
            <text:list-item>
              <text:p text:style-name="P126">Noted accomplishments or variances reported include:  </text:p>
            </text:list-item>
          </text:list>
        </text:list-item>
      </text:list>
      <text:list xml:id="list92349657989169" text:continue-list="list92348956589591" text:style-name="WWNum3">
        <text:list-item>
          <text:list>
            <text:list-item>
              <text:list>
                <text:list-item>
                  <text:list>
                    <text:list-item>
                      <text:list>
                        <text:list-item>
                          <text:p text:style-name="P127">Artifacts </text:p>
                          <text:list>
                            <text:list-item>
                              <text:p text:style-name="P127">Repositories which I have updated during the reporting period are listed in Table 1. Somewhere near the top of this list you will find a link to a repo called CFES2020-22. This repo contains the <text:s/>document and all previous versions of the document. I also use GitHub pages for serving static websites. A couple of good example sites are one which I created for my ALBI345 General Entomology course and one which is a List of Insects and Mites Attacking Crops in Micronesia.</text:p>
                            </text:list-item>
                          </text:list>
                        </text:list-item>
                      </text:list>
                    </text:list-item>
                  </text:list>
                </text:list-item>
              </text:list>
            </text:list-item>
          </text:list>
        </text:list-item>
      </text:list>
      <text:p text:style-name="P18"/>
      <text:h text:style-name="Heading_20_1" text:outline-level="1"/>
      <text:h text:style-name="P28" text:outline-level="1"><text:bookmark-start text:name="__RefHeading___Toc2058_623279102"/><text:span text:style-name="T65">Part II. </text:span>Creative/Research/Scholarly <text:span text:style-name="T61">34%</text:span><text:bookmark-end text:name="__RefHeading___Toc2058_623279102"/></text:h>
      <text:p text:style-name="P18"/>
      <text:h text:style-name="Heading_20_2" text:outline-level="2"><text:bookmark-start text:name="__RefHeading___Toc2060_623279102"/>Knowledge Areas<text:bookmark-end text:name="__RefHeading___Toc2060_623279102"/></text:h>
      <text:p text:style-name="P19"/>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35">Part II. Period June 15, 2020, thru June 14, 2021 Creative/Research/Scholarly(CRS) – 34%</text:p>
          </table:table-cell>
          <table:covered-table-cell/>
          <table:covered-table-cell/>
        </table:table-row>
        <table:table-row table:style-name="Table2.1">
          <table:table-cell table:style-name="Table2.A2" office:value-type="string">
            <text:p text:style-name="P120">Planned Activity (PA.)</text:p>
          </table:table-cell>
          <table:table-cell table:style-name="Table2.B2" office:value-type="string">
            <text:p text:style-name="P134">NIFA Science Emphasis Areas (SEAs)</text:p>
          </table:table-cell>
          <table:table-cell table:style-name="Table2.B2" office:value-type="string">
            <text:p text:style-name="P26">Knowledge Areas (KA.)</text:p>
          </table:table-cell>
        </table:table-row>
        <table:table-row table:style-name="Table2.3">
          <table:table-cell table:style-name="Table2.A3" office:value-type="string">
            <text:p text:style-name="P11"><text:span text:style-name="T11">Critical Issue (CI</text:span><text:span text:style-name="T12">)</text:span></text:p>
          </table:table-cell>
          <table:table-cell table:style-name="Table2.B3" office:value-type="string">
            <text:p text:style-name="P11"><text:span text:style-name="T49">NIFA Science Emphasis Areas (SEAs)</text:span><text:span text:style-name="T53">)</text:span></text:p>
          </table:table-cell>
          <table:table-cell table:style-name="Table2.C3" office:value-type="string">
            <text:p text:style-name="P9">NIFA Knowledge Areas (KA.)</text:p>
          </table:table-cell>
        </table:table-row>
        <table:table-row table:style-name="Table2.4">
          <table:table-cell table:style-name="Table2.A4" office:value-type="string">
            <text:p text:style-name="Standard"><text:span text:style-name="normaltextrun"><text:span text:style-name="T2">CI-(Identify CI areas) </text:span></text:span><text:span text:style-name="T13">Critical Issue – </text:span></text:p>
            <text:p text:style-name="P123">Sustained Agricultural Production Systems - Plant/Pest Efforts &amp; Protect Resources of Guam</text:p>
          </table:table-cell>
          <table:table-cell table:style-name="Table2.B4" table:number-rows-spanned="3" office:value-type="string">
            <text:list xml:id="list92348289382700" text:continue-list="list2090713389" text:style-name="WWNum8">
              <text:list-item>
                <text:p text:style-name="P157"><text:span text:style-name="T28">Sustainable Agricultural Production Systems-Addresses human interaction between science, technology, and agriculture. Integrates the biological, physical, and environmental and socioeconomic factors essential to successful production enterprises and viable rural communities. </text:span></text:p>
              </text:list-item>
            </text:list>
            <text:p text:style-name="P90"/>
          </table:table-cell>
          <table:table-cell table:style-name="Table2.C6" table:number-rows-spanned="3" office:value-type="string">
            <text:p text:style-name="P79"><text:span text:style-name="normaltextrun"/></text:p>
            <text:p text:style-name="P80"><text:span text:style-name="normaltextrun"/></text:p>
            <text:p text:style-name="P84"><text:span text:style-name="normaltextrun"><text:span text:style-name="T8">Topic Areas:</text:span></text:span></text:p>
            <text:list xml:id="list92347945019426" text:continue-list="list3747066705" text:style-name="WWNum9">
              <text:list-item>
                <text:p text:style-name="P160"><text:span text:style-name="T28">Program and Project Support, and Administration, Education, and Communication</text:span><text:span text:style-name="T27"> </text:span></text:p>
              </text:list-item>
              <text:list-item>
                <text:p text:style-name="P160"><text:span text:style-name="normaltextrun"><text:span text:style-name="T28">Plants and Their Systems</text:span></text:span></text:p>
                <text:list>
                  <text:list-item>
                    <text:p text:style-name="P161"><text:span text:style-name="normaltextrun"><text:span text:style-name="T28">Plant Protection</text:span></text:span></text:p>
                  </text:list-item>
                </text:list>
              </text:list-item>
            </text:list>
            <text:p text:style-name="P83"><text:span text:style-name="normaltextrun"/></text:p>
            <text:p text:style-name="P84"><text:span text:style-name="normaltextrun"><text:span text:style-name="T26">Specific KA areas:</text:span></text:span></text:p>
            <text:p text:style-name="P130">KA 203 – Plant Biological Efficiency and Abiotic Stresses Affecting</text:p>
            <text:p text:style-name="P130">KA 211 – Insects, Mites and Other Anthropods Affecting Plants</text:p>
            <text:p text:style-name="P130">KA 215 – Biological Control of Pests Affecting Plants</text:p>
            <text:p text:style-name="P130">KA 216 – Integrated Pest Management Systems</text:p>
            <text:p text:style-name="P130">KA 901 Project, and Program Design, and Statistics</text:p>
            <text:p text:style-name="P130">KA902 Administration of Projects and Programs</text:p>
            <text:p text:style-name="P17"/>
            <text:p text:style-name="P17"/>
            <text:p text:style-name="P13"/>
          </table:table-cell>
        </table:table-row>
        <table:table-row table:style-name="Table2.5">
          <table:table-cell table:style-name="Table2.A4" office:value-type="string">
            <text:p text:style-name="P55"><text:span text:style-name="normaltextrun"><text:span text:style-name="T29">CRS1 <text:s/></text:span></text:span><text:span text:style-name="T7"><text:s/>Peer Reviewed Publications( N=4)</text:span></text:p>
            <text:p text:style-name="P56"><text:span text:style-name="normaltextrun"><text:span text:style-name="T29">CRS2 <text:s/></text:span></text:span><text:span text:style-name="T7"><text:s/>Publications submitted for Peer Review (N=1)</text:span></text:p>
            <text:p text:style-name="P56"><text:span text:style-name="normaltextrun"><text:span text:style-name="T29">CRS3</text:span></text:span><text:span text:style-name="T7"> <text:s/>Journal Articles in Preparation (N=5)</text:span></text:p>
            <text:p text:style-name="P56"><text:span text:style-name="normaltextrun"><text:span text:style-name="T29">CRS4</text:span></text:span><text:span text:style-name="T7"> <text:s/>Coconut Rhinoceros Beetle (CRB) Biocontral</text:span></text:p>
            <text:p text:style-name="P56"><text:span text:style-name="normaltextrun"><text:span text:style-name="T29">CRS5</text:span></text:span><text:span text:style-name="T7"> <text:s/>Guam Biodiversity Inventory</text:span></text:p>
            <text:p text:style-name="P56"><text:span text:style-name="normaltextrun"><text:span text:style-name="T29">CRS6</text:span></text:span><text:span text:style-name="T7"> <text:s/>Cycad Aulacaspis Scale (CAS) Biocontrol </text:span></text:p>
            <text:p text:style-name="P56"><text:span text:style-name="normaltextrun"><text:span text:style-name="T29">CRS7</text:span></text:span><text:span text:style-name="T7"> <text:s/>Eight Spot Butterly (ESB) Conservation</text:span><text:span text:style-name="normaltextrun"><text:span text:style-name="T56"> <text:s/></text:span></text:span></text:p>
          </table:table-cell>
          <table:covered-table-cell/>
          <table:covered-table-cell/>
        </table:table-row>
        <table:table-row table:style-name="Table2.6">
          <table:table-cell table:style-name="Table2.A6" office:value-type="string">
            <text:p text:style-name="P57"><text:span text:style-name="normaltextrun"/></text:p>
          </table:table-cell>
          <table:covered-table-cell/>
          <table:covered-table-cell/>
        </table:table-row>
      </table:table>
      <text:p text:style-name="P20"/>
      <text:p text:style-name="Standard"><text:span text:style-name="T44">Planned Review Highlights- </text:span><text:span text:style-name="T43">Creative/Research/Scholarly highlights cover the following planned activities:</text:span></text:p>
      <text:h text:style-name="Heading_20_2" text:outline-level="2"><text:bookmark-start text:name="__RefHeading___Toc2062_623279102"/><text:span text:style-name="normaltextrun">CRS-PA1 </text:span>Peer Reviewed Publications (N =4)<text:bookmark-end text:name="__RefHeading___Toc2062_623279102"/></text:h>
      <text:p text:style-name="P145">CRS-PA1 aligns with the noted SEAs and NIFA topic and corresponding KA areas.  While the presentation is a general profile, the best match of activities describes the relevance of the PA1 roles in supporting the ANR CI areas.   Under this CRS-PA1 endeavor, you initially planned the following activity followed by the documentation provided:</text:p>
      <text:list xml:id="list92349266469793" text:continue-list="list92349246862300" text:style-name="WWNum34">
        <text:list-item>
          <text:p text:style-name="P126">Noted accomplishments or variances reported include:  </text:p>
        </text:list-item>
      </text:list>
      <text:list xml:id="list92347998896536" text:continue-list="list92349657989169" text:style-name="WWNum3">
        <text:list-item>
          <text:list>
            <text:list-item>
              <text:list>
                <text:list-item>
                  <text:list>
                    <text:list-item>
                      <text:p text:style-name="P127">Artifacts</text:p>
                      <text:list>
                        <text:list-item>
                          <text:p text:style-name="P127">Matthew S. Siderhurst, Aubrey Moore, Roland Quitugua, and Eric B. Chang. “Effects of Ultraviolet Light and Pheromone Release Rate in Trapping Coconut Rhinoceros Beetles, Oryctes rhinoceros (Coleoptera: Scarabaeidae), on Guam”. In: (Dec. 31, 2021). Accepted: 2022-01- 01T23:27:07Z Publisher: Hawaii Entomological Society. issn: 0073- 134X. url: http://scholarspace.manoa.hawaii.edu/handle/ 10125/81413 (visited on 01/02/2022).</text:p>
                        </text:list-item>
                      </text:list>
                    </text:list-item>
                  </text:list>
                </text:list-item>
              </text:list>
            </text:list-item>
          </text:list>
        </text:list-item>
      </text:list>
      <text:p text:style-name="P49"/>
      <text:list xml:id="list92348308381835" text:continue-numbering="true" text:style-name="WWNum3">
        <text:list-item>
          <text:list>
            <text:list-item>
              <text:list>
                <text:list-item>
                  <text:list>
                    <text:list-item>
                      <text:list>
                        <text:list-item>
                          <text:p text:style-name="P139"><text:span text:style-name="T36">Gloria Barrera, Sean Marshall, Aubrey Moore, and Trevor Jackson. Electron microscopy study confirms infection of coconut rhinoceros beetle (CRB-G) gut cells by OrNV -V23B. </text:span><text:soft-page-break/><text:span text:style-name="T36">(Poster) Abstracts - 2021 International Congress on Invertebrate Pathology and Microbial Control &amp; 53rd Annual Meeting of the Society for Invertebrate Pathology. Le Studium Conference (Virtual), Tours France. p 137. July 21, 2021. url: </text:span><text:a xlink:type="simple" xlink:href="https://www.researchgate.net/publication/353356673_%20Electron_microscopy_study_confirms_infection_of_coconut_%20rhinoceros_beetle_CRB-G_gut_cells_by_OrNV_-V23B_Poster_%20Abstracts_-_2021_International_Congress_on_Invertebrate_%20Pathology_and_Microbial_Control_5" text:style-name="Internet_20_link" text:visited-style-name="Visited_20_Internet_20_Link">https://www.researchgate.net/publication/353356673_ Electron_microscopy_study_confirms_infection_of_coconut_ rhinoceros_beetle_CRB-G_gut_cells_by_OrNV_-V23B_Poster_ Abstracts_-_2021_International_Congress_on_Invertebrate_ Pathology_and_Microbial_Control_5</text:a><text:span text:style-name="T36">.</text:span></text:p>
                        </text:list-item>
                      </text:list>
                    </text:list-item>
                  </text:list>
                </text:list-item>
              </text:list>
            </text:list-item>
          </text:list>
        </text:list-item>
      </text:list>
      <text:p text:style-name="P30"/>
      <text:list xml:id="list92348561026171" text:continue-numbering="true" text:style-name="WWNum3">
        <text:list-item>
          <text:list>
            <text:list-item>
              <text:list>
                <text:list-item>
                  <text:list>
                    <text:list-item>
                      <text:list>
                        <text:list-item>
                          <text:p text:style-name="P139"><text:span text:style-name="T36">Sean D. G. Marshall, G. Barrera, Laura F. Villamizar, Gideon Suda, Aubrey Moore, James J. Grasela, P. D. Scotti, and Trevor A. Jackson. “Production of Oryctes nudivirus (OrNV) through the DSIR-Ha-1179 Heteronychus arator cell line. (Poster) Abstracts - 2021 International Congress on Invertebrate Pathology and Microbial Control &amp; 53rd Annual Meeting of the Society for Invertebrate Pathology. Le Studium Conference (Virtual), Tours France.” In: (June 21, 2021). doi: 10.13140/RG.2.2.30278.80963.</text:span></text:p>
                        </text:list-item>
                      </text:list>
                    </text:list-item>
                  </text:list>
                </text:list-item>
              </text:list>
            </text:list-item>
          </text:list>
        </text:list-item>
      </text:list>
      <text:p text:style-name="P30"/>
      <text:list xml:id="list92349155604437" text:continue-numbering="true" text:style-name="WWNum3">
        <text:list-item>
          <text:list>
            <text:list-item>
              <text:list>
                <text:list-item>
                  <text:list>
                    <text:list-item>
                      <text:list>
                        <text:list-item>
                          <text:p text:style-name="P127">Donald D. Cave, Aubrey Moore, and Mark G. Wright. “Biological Control of the Cycad Aulacaspis Scale, Aulacaspis yasumatsui”. In: Contributions of Classical Biological Control to U.S. Food Security, Forestry, and Biodiversity. 2022. url: https://github.com/ aubreymoore/CAS/raw/main/Cave%20et%20al.%20-%20Biological% 20Control % 20of % 20the % 20Cycad % 20Aulacaspis % 20Scale % 20 . pdf.</text:p>
                        </text:list-item>
                      </text:list>
                    </text:list-item>
                  </text:list>
                </text:list-item>
              </text:list>
            </text:list-item>
          </text:list>
        </text:list-item>
      </text:list>
      <text:p text:style-name="P53"/>
      <text:p text:style-name="P58"/>
      <text:h text:style-name="Heading_20_2" text:outline-level="2"><text:bookmark-start text:name="__RefHeading___Toc2064_623279102"/><text:span text:style-name="normaltextrun">CRS-PA2 <text:s/></text:span><text:s/>Publication submitted for Peer Review (N =1)<text:bookmark-end text:name="__RefHeading___Toc2064_623279102"/></text:h>
      <text:p text:style-name="P145">CRS-PA2 aligns with the noted SEAs and NIFA topic and corresponding KA areas.  While the presentation is a general profile, the best match of activities describes the relevance of the PA1 roles in supporting the ANR CI areas.   Under this CRS-PA2 endeavor, you initially planned the following activity followed by the documentation provided:</text:p>
      <text:list xml:id="list92348637959237" text:continue-list="list92349266469793" text:style-name="WWNum34">
        <text:list-item>
          <text:p text:style-name="P126">Noted accomplishments or variances reported include:  </text:p>
          <text:list>
            <text:list-item>
              <text:p text:style-name="P126">Artifacts</text:p>
              <text:list>
                <text:list-item>
                  <text:p text:style-name="P138"><text:span text:style-name="T36">Aubrey Moore and Matthew Siderhurst. “Detecting Coconut Rhinoceros Beetle Breeding Sites Using Harmonic Radar”. In: ARPHA Preprints 3 (2022), ARPHA Preprints. doi: 10.3897/arphapreprints.e86423. url: </text:span><text:a xlink:type="simple" xlink:href="https://doi.org/10.3897/arphapreprints.e86423" text:style-name="Internet_20_link" text:visited-style-name="Visited_20_Internet_20_Link">https://doi.org/10.3897/arphapreprints.e86423</text:a><text:span text:style-name="T36">.</text:span></text:p>
                </text:list-item>
              </text:list>
            </text:list-item>
          </text:list>
        </text:list-item>
      </text:list>
      <text:p text:style-name="P12"><text:span text:style-name="normaltextrun"/></text:p>
      <text:h text:style-name="Heading_20_2" text:outline-level="2"><text:bookmark-start text:name="__RefHeading___Toc2066_623279102"/><text:span text:style-name="normaltextrun">CRS-PA3</text:span> Journal Articles in Preparation (N=5)<text:bookmark-end text:name="__RefHeading___Toc2066_623279102"/></text:h>
      <text:p text:style-name="P145">CRS-PA3 aligns with the noted SEAs and NIFA topic and corresponding KA areas.  While the presentation is a general profile, the best match of activities describes the relevance of the PA1 roles in supporting the ANR CI areas.   Under this CRS-PA3 endeavor, you initially planned the following activity followed by the documentation provided:</text:p>
      <text:list xml:id="list92347873400236" text:continue-numbering="true" text:style-name="WWNum34">
        <text:list-item>
          <text:p text:style-name="P126">Noted accomplishments or variances reported include:  </text:p>
          <text:list>
            <text:list-item>
              <text:p text:style-name="P126">Artifacts</text:p>
              <text:list>
                <text:list-item>
                  <text:p text:style-name="P126">[1] Aubrey Moore, N-Y Su, and Leonard Sigrah. “First Record of the Coconut Termite, Neotermes Rainbowi (Isoptera: Kalotermes) from Micronesia”. In: (In Preparation). </text:p>
                </text:list-item>
                <text:list-item>
                  <text:p text:style-name="P126"><text:soft-page-break/>[2] Aubrey Moore. The Mariana Eight Spot Butterfly, Hypolimnas Octocula Marianensis. </text:p>
                </text:list-item>
                <text:list-item>
                  <text:p text:style-name="P126">[3] Aubrey Moore. “Three New Island Records for Bark Beetles (Curculionidae: Scolitinae) on Guam from a Single Coffee Berry Borer Trap”. In: (In Preparation). </text:p>
                </text:list-item>
                <text:list-item>
                  <text:p text:style-name="P138"><text:span text:style-name="T36">[4] Aubrey Moore. </text:span><text:span text:style-name="T42">Change Analysis of Guam Forest Inventory Data.</text:span><text:span text:style-name="T36"> [5] Aubrey Moore. Coconut Rhinoceros Beetle Invasion History. IN PREPARATION.</text:span></text:p>
                </text:list-item>
                <text:list-item>
                  <text:p text:style-name="P126">Aubrey Moore. Coconut Rhinoceros Beetle Invasion History. IN PREPARATION.</text:p>
                </text:list-item>
              </text:list>
            </text:list-item>
          </text:list>
        </text:list-item>
      </text:list>
      <text:p text:style-name="P6"/>
      <text:h text:style-name="Heading_20_2" text:outline-level="2"><text:bookmark-start text:name="__RefHeading___Toc2068_623279102"/><text:span text:style-name="normaltextrun">CRS-PA4</text:span> Coconut Rhinoceros Beetle (CRB) Biocontrol <text:bookmark-end text:name="__RefHeading___Toc2068_623279102"/></text:h>
      <text:p text:style-name="P145">CRS-PA4 aligns with the noted SEAs and NIFA topic and corresponding KA areas.  While the presentation is a general profile, the best match of activities describes the relevance of the PA1 roles in supporting the ANR CI areas.   Under this CRS-PA4 endeavor, you initially planned the following activity followed by the documentation provided:</text:p>
      <text:list xml:id="list92348109466463" text:continue-numbering="true" text:style-name="WWNum34">
        <text:list-item>
          <text:p text:style-name="P126">Noted accomplishments or variances reported include:  </text:p>
          <text:list>
            <text:list-item>
              <text:p text:style-name="P126">CRB Biocontrol Activity Artifacts-</text:p>
              <text:list>
                <text:list-item>
                  <text:p text:style-name="P126">Funding and Project Management-This is my largest and most important project, requiring a lot of time and effort for project management including preparation of grant proposals and reports. During the reporting period, funding was provided by 4 grants totaling $561,234: OIA-CRB [5.2], APHIS-CRB [5.1], FS-CRB [5.8], and FS-CRB-HR [5.7]. Details, including links to project proposals, work plans and progress reports are available in the grants section of this report. </text:p>
                </text:list-item>
                <text:list-item>
                  <text:p text:style-name="P126">Staffing Department of the Interior Office of Insular Affairs grant (OIA-CRB) supports Dr. James Grasela, an insect pathologist, and Christian Cayanan, a technician.</text:p>
                </text:list-item>
                <text:list-item>
                  <text:p text:style-name="P126">Establishment of a CRB Rearing Facility and Rearing Protocol Development of biocontrol for CRB-G will require laboratory bioassays using standardized, healthy lab-reared beetles of equivalent age. Previously, we used beetles collected from pheromone traps for this purpose. However, mortality in experimental control groups was highly variable, yielding irreproducible results.</text:p>
                </text:list-item>
                <text:list-item>
                  <text:p text:style-name="P126">Establishment of an Island-wide CRB Damage Monitoring System</text:p>
                </text:list-item>
              </text:list>
            </text:list-item>
          </text:list>
        </text:list-item>
      </text:list>
      <text:p text:style-name="P49"/>
      <text:list xml:id="list92348017720037" text:continue-numbering="true" text:style-name="WWNum34">
        <text:list-item>
          <text:list>
            <text:list-item>
              <text:list>
                <text:list-item>
                  <text:p text:style-name="P126">International collaboration will be essential for finding a way to halt massive ecological and economic damage to Pacific islands invaded by CRB-G. A CRB-G Action Group was formed was formed to facilitate collaboration and cooperation. Prior to COVID, this group met annually at international scientific meetings. During COVID, I helped to keep the group together by hosting Zoom webinars with assistance from the UOG Office of Information Technology. I created web pages to facilitate access recordings of these webinars: </text:p>
                  <text:list>
                    <text:list-item>
                      <text:p text:style-name="P126">March 17, 2021 [7] </text:p>
                    </text:list-item>
                    <text:list-item>
                      <text:p text:style-name="P126">December 9, 2020 [8] </text:p>
                    </text:list-item>
                    <text:list-item>
                      <text:p text:style-name="P126">November 23, 2021 [9]</text:p>
                    </text:list-item>
                  </text:list>
                </text:list-item>
              </text:list>
            </text:list-item>
          </text:list>
        </text:list-item>
      </text:list>
      <text:p text:style-name="P6"/>
      <text:p text:style-name="P6">Your CE&amp;O highlighted areas of planned activities and actual work roles that are clearly articulated and aligns with the planned activities during this review period. <text:s/></text:p>
      <text:list xml:id="list3986944062" text:style-name="WWNum31">
        <text:list-item>
          <text:p text:style-name="P101">Acquisition of grants and extramural funding. Evidence of securing grants and other sources of funding and resource support is acknowledged during this review. <text:s/></text:p>
        </text:list-item>
        <text:list-item>
          <text:p text:style-name="P101"><text:soft-page-break/>Teamwork and professional conduct are also acknowledged as part of your evidence with the noted collaborative research. </text:p>
        </text:list-item>
      </text:list>
      <text:p text:style-name="P103"/>
      <text:h text:style-name="Heading_20_1" text:outline-level="1"><text:bookmark-start text:name="__RefHeading___Toc2080_623279102"/><text:span text:style-name="T65">Part II. </text:span>University Service 15%<text:bookmark-end text:name="__RefHeading___Toc2080_623279102"/></text:h>
      <text:p text:style-name="P32"/>
      <text:p text:style-name="P59"><text:span text:style-name="T46">Part II. <text:s text:c="2"/></text:span><text:span text:style-name="T40">Period June 15, 2020 - June 14, 2021,</text:span><text:span text:style-name="T38"> <text:s/>Role Assignment University Service-15% </text:span></text:p>
      <text:p text:style-name="P60"><text:span text:style-name="T1">Role Assignment Summary/</text:span><text:span text:style-name="T36">Planned Review Highlights -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0">Planned Activity (PA.)</text:p>
          </table:table-cell>
          <table:table-cell table:style-name="Table3.B1" office:value-type="string">
            <text:p text:style-name="P26"/>
          </table:table-cell>
          <table:table-cell table:style-name="Table3.B1" office:value-type="string">
            <text:p text:style-name="P26"/>
          </table:table-cell>
        </table:table-row>
        <table:table-row table:style-name="Table3.2">
          <table:table-cell table:style-name="Table3.A2" office:value-type="string">
            <text:p text:style-name="P133">UCSPA1. <text:s/>Undergraduate Instruction </text:p>
          </table:table-cell>
          <table:table-cell table:style-name="Table3.B2" office:value-type="string">
            <text:p text:style-name="P84"><text:span text:style-name="T52">NIFA Science Emphasis Areas (SEAs)</text:span><text:span text:style-name="T54">)</text:span></text:p>
          </table:table-cell>
          <table:table-cell table:style-name="Table3.C6" table:number-rows-spanned="5" office:value-type="string">
            <text:p text:style-name="P87"><text:span text:style-name="normaltextrun"><text:span text:style-name="T2">Topic Areas:</text:span></text:span></text:p>
            <text:p text:style-name="P141"><text:s/></text:p>
          </table:table-cell>
        </table:table-row>
        <table:table-row table:style-name="Table3.3">
          <table:table-cell table:style-name="Table3.A2" office:value-type="string">
            <text:p text:style-name="P65">UCSPA2. <text:s/>Graduate Instruction</text:p>
          </table:table-cell>
          <table:table-cell table:style-name="Table3.B3" office:value-type="string">
            <text:p text:style-name="P9"/>
          </table:table-cell>
          <table:covered-table-cell/>
        </table:table-row>
        <table:table-row table:style-name="Table3.4">
          <table:table-cell table:style-name="Table3.A2" office:value-type="string">
            <text:p text:style-name="P65">UCSPA3. <text:s text:c="2"/>Faculty Committees</text:p>
          </table:table-cell>
          <table:table-cell table:style-name="Table3.B4" office:value-type="string">
            <text:p text:style-name="P9"/>
          </table:table-cell>
          <table:covered-table-cell/>
        </table:table-row>
        <table:table-row table:style-name="Table3.4">
          <table:table-cell table:style-name="Table3.A2" office:value-type="string">
            <text:p text:style-name="P65">UCSPA4. </text:p>
          </table:table-cell>
          <table:table-cell table:style-name="Table3.B5" office:value-type="string">
            <text:p text:style-name="P9"/>
          </table:table-cell>
          <table:covered-table-cell/>
        </table:table-row>
        <table:table-row table:style-name="Table3.6">
          <table:table-cell table:style-name="Table3.A6" office:value-type="string">
            <text:p text:style-name="P64"/>
          </table:table-cell>
          <table:table-cell table:style-name="Table3.B6" office:value-type="string">
            <text:p text:style-name="P9"/>
          </table:table-cell>
          <table:covered-table-cell/>
        </table:table-row>
      </table:table>
      <text:p text:style-name="P27"/>
      <text:p text:style-name="P23"><text:span text:style-name="T38">University Service -15%</text:span><text:span text:style-name="T46">- </text:span></text:p>
      <text:p text:style-name="P23"><text:span text:style-name="T36">Planned Review Highlights- </text:span><text:span text:style-name="T42">University Service highlights cover the planned following areas:</text:span></text:p>
      <text:h text:style-name="Heading_20_2" text:outline-level="2"><text:bookmark-start text:name="__RefHeading___Toc2082_623279102"/>UCSPA1. <text:s/>Undergraduate Instruction <text:bookmark-end text:name="__RefHeading___Toc2082_623279102"/></text:h>
      <text:p text:style-name="P175">Under this UCSPA1 endeavor, you initially planned the following activity followed by the documentation provided:</text:p>
      <text:list xml:id="list2212660635" text:style-name="WWNum35">
        <text:list-item>
          <text:list>
            <text:list-item>
              <text:list>
                <text:list-item>
                  <text:p text:style-name="P176"><text:span text:style-name="normaltextrun"><text:span text:style-name="T20">AL/BI 345 General Entomology <text:s/></text:span></text:span><text:span text:style-name="Strong"><text:span text:style-name="T24">FANUCHÅNAN</text:span></text:span><text:span text:style-name="normaltextrun"><text:span text:style-name="T20"> 2021</text:span></text:span></text:p>
                </text:list-item>
              </text:list>
            </text:list-item>
            <text:list-item>
              <text:p text:style-name="P167"><text:span text:style-name="T22">Special Project for Laura Caser, Biology</text:span><text:span text:style-name="T20"> I am currently supervising biology student Laura Caser on a special project. She is recording and analyzing coconut rhinoceros beetle feeding sounds using a new bioacoustics sensor called TreeVibes.</text:span></text:p>
            </text:list-item>
          </text:list>
        </text:list-item>
      </text:list>
      <text:p text:style-name="P51"/>
      <text:list xml:id="list92348534179749" text:continue-numbering="true" text:style-name="WWNum35">
        <text:list-item>
          <text:list>
            <text:list-item>
              <text:p text:style-name="P167"><text:span text:style-name="T22">Summer Workshop on Mathematical Modelling</text:span><text:span text:style-name="T20"> During June and July 2021, I assisted in teaching undergraduates and high school students in a summer workshop on mathematical modeling of ecological systems. The program was coordinated by Dr. Hyunju Oh, UOG Mathematics, and funded by three of her grants: GECCO Summer Math Research Experience (SMRE), National Research Experience for Undergraduates Program (NREUP), and Young Scholars Research Experience in Mathematics (YSREM). I provided lectures and assistance to teams of students modelling Invasion of the Coconut Rhinoceros Beetle (CRB) on Guam.</text:span></text:p>
            </text:list-item>
          </text:list>
        </text:list-item>
        <text:list-item>
          <text:p text:style-name="P177"><text:span text:style-name="normaltextrun"><text:span text:style-name="T20">Noted accomplishments or variances reported include: </text:span></text:span><text:span text:style-name="eop"><text:span text:style-name="T20"> </text:span></text:span></text:p>
          <text:list>
            <text:list-item>
              <text:list>
                <text:list-item>
                  <text:p text:style-name="P165">Artifacts</text:p>
                  <text:list>
                    <text:list-item>
                      <text:p text:style-name="P165">My lectures and resource materials were made available in GitHub web page at https://aubreymoore.github.io/SUMMA21/.</text:p>
                    </text:list-item>
                  </text:list>
                </text:list-item>
              </text:list>
            </text:list-item>
          </text:list>
        </text:list-item>
      </text:list>
      <text:h text:style-name="Heading_20_2" text:outline-level="2"><text:bookmark-start text:name="__RefHeading___Toc2084_623279102"/>UCSPA2 <text:s/>Graduate Instruction <text:bookmark-end text:name="__RefHeading___Toc2084_623279102"/></text:h>
      <text:p text:style-name="P175">Under <text:s/>this UCSPA2 endeavor, you initially planned the following activity followed by the documentation provided:</text:p>
      <text:list xml:id="list92348994516564" text:continue-numbering="true" text:style-name="WWNum35">
        <text:list-item>
          <text:list>
            <text:list-item>
              <text:list>
                <text:list-item>
                  <text:p text:style-name="P176"><text:span text:style-name="normaltextrun"><text:span text:style-name="T20">Environmental Science Graduate Faculty </text:span></text:span></text:p>
                </text:list-item>
              </text:list>
            </text:list-item>
            <text:list-item>
              <text:p text:style-name="P165">Guest lecturer for EV Courses</text:p>
            </text:list-item>
            <text:list-item>
              <text:p text:style-name="P165">Masters Committee Member</text:p>
              <text:list>
                <text:list-item>
                  <text:p text:style-name="P165">Chris Rosario Masters Committee Member</text:p>
                </text:list-item>
                <text:list-item>
                  <text:p text:style-name="P165">Matt Putnam, Biology </text:p>
                </text:list-item>
              </text:list>
            </text:list-item>
          </text:list>
        </text:list-item>
      </text:list>
      <text:p text:style-name="P74"/>
      <text:h text:style-name="Heading_20_2" text:outline-level="2"><text:bookmark-start text:name="__RefHeading___Toc2086_623279102"/>UCSPA3 <text:s/>Faculty Committees<text:bookmark-end text:name="__RefHeading___Toc2086_623279102"/></text:h>
      <text:p text:style-name="P175">Under <text:s/>this UCSPA3 endeavor, you initially planned the following activity followed by the documentation provided:</text:p>
      <text:list xml:id="list92347659004650" text:continue-numbering="true" text:style-name="WWNum35">
        <text:list-item>
          <text:list>
            <text:list-item>
              <text:list>
                <text:list-item>
                  <text:p text:style-name="P176"><text:soft-page-break/><text:span text:style-name="normaltextrun"><text:span text:style-name="T22">3.1 ALS Faculty Building Facilities Committee <text:s/></text:span></text:span></text:p>
                  <text:list>
                    <text:list-item>
                      <text:p text:style-name="P178">Chair ALS Building Facilities Committee </text:p>
                      <text:list>
                        <text:list-item>
                          <text:p text:style-name="P179"><text:span text:style-name="normaltextrun"><text:span text:style-name="T20">Noted accomplishments or variances reported include: </text:span></text:span><text:span text:style-name="eop"><text:span text:style-name="T20"> </text:span></text:span></text:p>
                          <text:list>
                            <text:list-item>
                              <text:p text:style-name="P180">Artifacts</text:p>
                              <text:list>
                                <text:list-item>
                                  <text:p text:style-name="P181">The committee's biggest accomplishment during the reporting period was installation of Prometheus smart screens in ALS 124 and ALS 127.</text:p>
                                </text:list-item>
                              </text:list>
                            </text:list-item>
                          </text:list>
                        </text:list-item>
                      </text:list>
                    </text:list-item>
                  </text:list>
                </text:list-item>
                <text:list-item>
                  <text:p text:style-name="P176"><text:span text:style-name="normaltextrun"><text:span text:style-name="T22">3.2 Search Committee Member</text:span></text:span></text:p>
                  <text:list>
                    <text:list-item>
                      <text:p text:style-name="P178">Restoration Ecologist Search Committee Member </text:p>
                      <text:list>
                        <text:list-item>
                          <text:p text:style-name="P179"><text:span text:style-name="normaltextrun"><text:span text:style-name="T20">Noted accomplishments or variances reported include: </text:span></text:span><text:span text:style-name="eop"><text:span text:style-name="T20"> </text:span></text:span></text:p>
                          <text:list>
                            <text:list-item>
                              <text:p text:style-name="P180">Artifacts</text:p>
                            </text:list-item>
                          </text:list>
                        </text:list-item>
                      </text:list>
                    </text:list-item>
                  </text:list>
                </text:list-item>
                <text:list-item>
                  <text:p text:style-name="P176"><text:span text:style-name="normaltextrun"><text:span text:style-name="T22">3.3 Search Committee Member</text:span></text:span></text:p>
                  <text:list>
                    <text:list-item>
                      <text:p text:style-name="P178">RCUOG Brown Tree Snakes Research <text:s/>Search Committee </text:p>
                      <text:list>
                        <text:list-item>
                          <text:p text:style-name="P182">Feb 2021: Research Associate I </text:p>
                        </text:list-item>
                        <text:list-item>
                          <text:p text:style-name="P182">Jun 2021: 2x Research Assistant I </text:p>
                        </text:list-item>
                        <text:list-item>
                          <text:p text:style-name="P182">Jul 2021: Research Associate I </text:p>
                        </text:list-item>
                        <text:list-item>
                          <text:p text:style-name="P182">Mar 2022: 2x Research Associate I</text:p>
                        </text:list-item>
                        <text:list-item>
                          <text:p text:style-name="P179"><text:span text:style-name="normaltextrun"><text:span text:style-name="T20">Noted accomplishments or variances reported include: </text:span></text:span><text:span text:style-name="eop"><text:span text:style-name="T20"> </text:span></text:span></text:p>
                          <text:list>
                            <text:list-item>
                              <text:p text:style-name="P180">Artifacts</text:p>
                              <text:list>
                                <text:list-item>
                                  <text:p text:style-name="P181">The committee's biggest accomplishment during the reporting period was installation of Prometheus smart screens in ALS 124 and ALS 127.</text:p>
                                </text:list-item>
                              </text:list>
                            </text:list-item>
                          </text:list>
                        </text:list-item>
                      </text:list>
                    </text:list-item>
                  </text:list>
                </text:list-item>
              </text:list>
            </text:list-item>
          </text:list>
        </text:list-item>
      </text:list>
      <text:p text:style-name="P114">Your CE&amp;O highlighted areas of planned activities and actual work evidence supporting roles are clearly articulated and align with the planned activities during this review period. Noted areas include:</text:p>
      <text:list xml:id="list3573292538" text:style-name="WWNum38">
        <text:list-item>
          <text:p text:style-name="P117">Peer Reviewed Publications</text:p>
        </text:list-item>
        <text:list-item>
          <text:p text:style-name="P117">Completed Extension Publications</text:p>
        </text:list-item>
        <text:list-item>
          <text:p text:style-name="P140"><text:span text:style-name="T25">Grants </text:span><text:span text:style-name="T30">applied for</text:span><text:span text:style-name="T25"> during the review period</text:span></text:p>
        </text:list-item>
        <text:list-item>
          <text:p text:style-name="P140"><text:span text:style-name="T25">Grants </text:span><text:span text:style-name="T30">awarded</text:span><text:span text:style-name="T25"> during the review period</text:span></text:p>
        </text:list-item>
      </text:list>
      <text:p text:style-name="P146"/>
      <text:h text:style-name="Heading_20_1" text:outline-level="1"><text:bookmark-start text:name="__RefHeading___Toc2088_623279102"/>Part III. <text:s/>Topics to Address for June 14, 2021- June 15, 2022 Period <text:bookmark-end text:name="__RefHeading___Toc2088_623279102"/></text:h>
      <text:p text:style-name="P68"><text:span text:style-name="normaltextrun"><text:span text:style-name="T14">Role Assignments</text:span></text:span><text:span text:style-name="tabchar"><text:span text:style-name="T15"> </text:span></text:span><text:span text:style-name="normaltextrun"><text:span text:style-name="T14">Percent of Time</text:span></text:span><text:span text:style-name="eop"><text:span text:style-name="T15"> </text:span></text:span></text:p>
      <text:p text:style-name="P68"><text:span text:style-name="normaltextrun"><text:span text:style-name="T16">Extension &amp; Outreach:</text:span></text:span><text:span text:style-name="tabchar"><text:span text:style-name="T16"> </text:span></text:span><text:span text:style-name="normaltextrun"><text:span text:style-name="T16">          </text:span></text:span><text:span text:style-name="tabchar"><text:span text:style-name="T16"> <text:s/><text:tab/><text:tab/><text:tab/><text:tab/><text:tab/><text:tab/>51</text:span></text:span><text:span text:style-name="normaltextrun"><text:span text:style-name="T16">%</text:span></text:span><text:span text:style-name="eop"><text:span text:style-name="T16"> </text:span></text:span></text:p>
      <text:p text:style-name="P68"><text:span text:style-name="normaltextrun"><text:span text:style-name="T16">Creative/Research/Scholarly:</text:span></text:span><text:span text:style-name="tabchar"><text:span text:style-name="T16"> </text:span></text:span><text:span text:style-name="normaltextrun"><text:span text:style-name="T16"> </text:span></text:span><text:span text:style-name="tabchar"><text:span text:style-name="T16"> </text:span></text:span><text:span text:style-name="normaltextrun"><text:span text:style-name="T16">  <text:s text:c="69"/>34%</text:span></text:span><text:span text:style-name="eop"><text:span text:style-name="T16"> </text:span></text:span></text:p>
      <text:p text:style-name="P68"><text:span text:style-name="eop"><text:span text:style-name="T16">University Service: <text:tab/><text:tab/><text:tab/><text:tab/><text:tab/><text:tab/><text:tab/> <text:s text:c="11"/>15%</text:span></text:span></text:p>
      <text:p text:style-name="P68"><text:span text:style-name="normaltextrun"><text:span text:style-name="T15">_____________________________________________________________________________________</text:span></text:span></text:p>
      <text:p text:style-name="P68"><text:span text:style-name="normaltextrun"><text:span text:style-name="T14"><text:s text:c="92"/>TOTAL</text:span></text:span><text:span text:style-name="tabchar"><text:span text:style-name="T15"> </text:span></text:span><text:span text:style-name="normaltextrun"><text:span text:style-name="T14">         </text:span></text:span><text:span text:style-name="tabchar"><text:span text:style-name="T15"> </text:span></text:span><text:span text:style-name="normaltextrun"><text:span text:style-name="T14"> 100%</text:span></text:span><text:span text:style-name="eop"><text:span text:style-name="T15"> </text:span></text:span></text:p>
      <text:p text:style-name="P36"/>
      <text:p text:style-name="P35">The above role assignment Part III. Areas of Role Assignment and the corresponding percent of time allocations have been discussed with you, and we recommend approval. </text:p>
      <text:p text:style-name="P69"><text:span text:style-name="normaltextrun"><text:span text:style-name="T17">Extension &amp; Outreach:</text:span></text:span><text:span text:style-name="tabchar"><text:span text:style-name="T17"> </text:span></text:span><text:span text:style-name="normaltextrun"><text:span text:style-name="T17">          </text:span></text:span><text:span text:style-name="tabchar"><text:span text:style-name="T17"> <text:s/><text:tab/><text:tab/><text:tab/><text:tab/><text:tab/><text:tab/></text:span></text:span><text:span text:style-name="tabchar"><text:span text:style-name="T18">51</text:span></text:span><text:span text:style-name="normaltextrun"><text:span text:style-name="T18">%</text:span></text:span><text:span text:style-name="eop"><text:span text:style-name="T17"> </text:span></text:span></text:p>
      <text:p text:style-name="P35">CE&amp;O Planned Activities (CE&amp;O PA Series 1-11)</text:p>
      <text:list xml:id="list92348258169091" text:continue-list="list92349155604437" text:style-name="WWNum3">
        <text:list-item>
          <text:p text:style-name="P104">CE&amp;O PA1. </text:p>
        </text:list-item>
        <text:list-item>
          <text:p text:style-name="P104">CE&amp;O PA2. </text:p>
        </text:list-item>
        <text:list-item>
          <text:p text:style-name="P104">CE&amp;O PA3. </text:p>
        </text:list-item>
        <text:list-item>
          <text:p text:style-name="P104">CE&amp;O PA4. </text:p>
        </text:list-item>
        <text:list-item>
          <text:p text:style-name="P104">CE&amp;O PA5. </text:p>
        </text:list-item>
        <text:list-item>
          <text:p text:style-name="P104">CE&amp;O PA6. </text:p>
        </text:list-item>
        <text:list-item>
          <text:p text:style-name="P104">CE&amp;O PA7. </text:p>
        </text:list-item>
        <text:list-item>
          <text:p text:style-name="P104">CE&amp;O PA8. </text:p>
        </text:list-item>
      </text:list>
      <text:p text:style-name="P75"><text:span text:style-name="normaltextrun"/></text:p>
      <text:p text:style-name="P69"><text:span text:style-name="normaltextrun"><text:span text:style-name="T17">Creative/Research/Scholarly:</text:span></text:span><text:span text:style-name="tabchar"><text:span text:style-name="T17"> </text:span></text:span><text:span text:style-name="normaltextrun"><text:span text:style-name="T17">          </text:span></text:span><text:span text:style-name="tabchar"><text:span text:style-name="T17"> <text:s/><text:tab/><text:tab/><text:tab/><text:tab/> <text:s text:c="12"/></text:span></text:span><text:span text:style-name="tabchar"><text:span text:style-name="T18">34</text:span></text:span><text:span text:style-name="normaltextrun"><text:span text:style-name="T18">%</text:span></text:span><text:span text:style-name="eop"><text:span text:style-name="T17"> </text:span></text:span></text:p>
      <text:list xml:id="list92347752156792" text:continue-numbering="true" text:style-name="WWNum3">
        <text:list-item>
          <text:p text:style-name="P104">CE&amp;O CRS PA1 <text:s/></text:p>
        </text:list-item>
        <text:list-item>
          <text:p text:style-name="P104">CE&amp;O CRS PA2 <text:s/></text:p>
        </text:list-item>
        <text:list-item>
          <text:p text:style-name="P104">CE&amp;O CRS PA3 <text:s/></text:p>
        </text:list-item>
        <text:list-item>
          <text:p text:style-name="P104">CE&amp;O CRS PA4 <text:s/></text:p>
        </text:list-item>
        <text:list-item>
          <text:p text:style-name="P104"><text:soft-page-break/>CE&amp;O CRS PA5 <text:s/></text:p>
        </text:list-item>
      </text:list>
      <text:p text:style-name="P76"><text:span text:style-name="normaltextrun"/></text:p>
      <text:p text:style-name="P69"><text:span text:style-name="normaltextrun"><text:span text:style-name="T19">University Service:</text:span></text:span><text:span text:style-name="tabchar"><text:span text:style-name="T19"> </text:span></text:span><text:span text:style-name="normaltextrun"><text:span text:style-name="T19">          </text:span></text:span><text:span text:style-name="tabchar"><text:span text:style-name="T19"> <text:s/><text:tab/><text:tab/><text:tab/><text:tab/><text:tab/><text:tab/> <text:s text:c="11"/></text:span></text:span><text:span text:style-name="tabchar"><text:span text:style-name="T18">15</text:span></text:span><text:span text:style-name="normaltextrun"><text:span text:style-name="T18">%</text:span></text:span><text:span text:style-name="eop"><text:span text:style-name="T19"> </text:span></text:span></text:p>
      <text:p text:style-name="P35">CE&amp;O University Service (CE&amp;O US-PA Series 1-5)</text:p>
      <text:list xml:id="list523718163" text:style-name="WWNum4">
        <text:list-item>
          <text:p text:style-name="P105">CE&amp;O US PA1<text:tab/> </text:p>
        </text:list-item>
        <text:list-item>
          <text:p text:style-name="P107"><text:span text:style-name="T1">CE&amp;O US PA2<text:tab/> </text:span><text:span text:style-name="T37">Caylin McCormick Committee Member </text:span></text:p>
        </text:list-item>
        <text:list-item>
          <text:p text:style-name="P105">E&amp;O US PA3<text:tab/> </text:p>
        </text:list-item>
        <text:list-item>
          <text:p text:style-name="P105">CE&amp;O US PA4<text:tab/> </text:p>
        </text:list-item>
      </text:list>
      <text:p text:style-name="P33"/>
      <text:p text:style-name="P7"/>
      <text:h text:style-name="P28" text:outline-level="1"><text:bookmark-start text:name="__RefHeading___Toc2090_623279102"/>Part IV. ESR Supporting Documentation and Approved 2021-2022 CFES Agreement Plan (AP.)<text:bookmark-end text:name="__RefHeading___Toc2090_623279102"/></text:h>
      <text:list xml:id="list3642362641" text:style-name="WWNum2">
        <text:list-item>
          <text:p text:style-name="P148">Your approved 2020-2021 CFES Agreement Plan (AP) and your 2021-2022 CFES ESR are attached to this follow-up evaluation report.</text:p>
        </text:list-item>
      </text:list>
      <text:list xml:id="list1175525485" text:style-name="WWNum1">
        <text:list-item>
          <text:list>
            <text:list-item>
              <text:p text:style-name="P102">CFES Part I &amp; II Attachments Submitted on March 06, 2022</text:p>
            </text:list-item>
            <text:list-item>
              <text:p text:style-name="P102">CFES Reflective Form July 12, 2020- July 2021</text:p>
            </text:list-item>
          </text:list>
        </text:list-item>
        <text:list-item>
          <text:p text:style-name="P109">For the 2020-2021 reporting year, please submit all documentation pertinent to activities, accomplishments, programs, and emerging issues.</text:p>
        </text:list-item>
        <text:list-item>
          <text:p text:style-name="P109">Your approved Future Plan July 12, 2021-July 11, 2022, CFES Agreement Plan (AP.)</text:p>
        </text:list-item>
      </text:list>
      <text:p text:style-name="P39"/>
      <text:p text:style-name="P88"><text:span text:style-name="normaltextrun"><text:span text:style-name="T22"><text:s/></text:span></text:span></text:p>
      <text:h text:style-name="Heading_20_1" text:outline-level="1"><text:bookmark-start text:name="__RefHeading___Toc2092_623279102"/><text:span text:style-name="normaltextrun">Signature Page</text:span><text:bookmark-end text:name="__RefHeading___Toc2092_623279102"/></text:h>
      <text:p text:style-name="P85"><text:span text:style-name="normaltextrun"><text:span text:style-name="T22">Approval of Percent of Time Allocations </text:span></text:span></text:p>
      <text:p text:style-name="P85"><text:span text:style-name="normaltextrun"><text:span text:style-name="T22">for the Period June 14, 2021 – June 15, 2022*</text:span></text:span></text:p>
      <text:p text:style-name="P71"><text:span text:style-name="normaltextrun"/></text:p>
      <text:p text:style-name="P72"><text:span text:style-name="normaltextrun"/></text:p>
      <text:p text:style-name="P68"><text:span text:style-name="normaltextrun"><text:span text:style-name="T22">Role Assignments</text:span></text:span><text:span text:style-name="tabchar"><text:span text:style-name="T20"> </text:span></text:span><text:span text:style-name="normaltextrun"><text:span text:style-name="T22">Percent of Time</text:span></text:span><text:span text:style-name="eop"><text:span text:style-name="T20"> (Based on Part III expanded PA Series)</text:span></text:span></text:p>
      <text:p text:style-name="P68"><text:span text:style-name="normaltextrun"><text:span text:style-name="T20">Extension &amp; Outreach:</text:span></text:span><text:span text:style-name="tabchar"><text:span text:style-name="T20"> </text:span></text:span><text:span text:style-name="normaltextrun"><text:span text:style-name="T20">          </text:span></text:span><text:span text:style-name="tabchar"><text:span text:style-name="T20"> <text:s/><text:tab/><text:tab/><text:tab/><text:tab/><text:tab/><text:tab/>51%</text:span></text:span><text:span text:style-name="eop"><text:span text:style-name="T20"> </text:span></text:span></text:p>
      <text:p text:style-name="P68"><text:span text:style-name="normaltextrun"><text:span text:style-name="T20">Creative/Research/Scholarly:</text:span></text:span><text:span text:style-name="tabchar"><text:span text:style-name="T20"> </text:span></text:span><text:span text:style-name="normaltextrun"><text:span text:style-name="T20"> </text:span></text:span><text:span text:style-name="tabchar"><text:span text:style-name="T20"> </text:span></text:span><text:span text:style-name="normaltextrun"><text:span text:style-name="T20">  <text:s text:c="68"/>34%</text:span></text:span><text:span text:style-name="eop"><text:span text:style-name="T20"> </text:span></text:span></text:p>
      <text:p text:style-name="P68"><text:span text:style-name="eop"><text:span text:style-name="T20">University Service: <text:tab/><text:tab/><text:tab/><text:tab/><text:tab/><text:tab/> <text:s text:c="12"/><text:tab/>15%</text:span></text:span></text:p>
      <text:p text:style-name="P68"><text:span text:style-name="normaltextrun"><text:span text:style-name="T20">___________________________________________________________________________________</text:span></text:span></text:p>
      <text:p text:style-name="P68"><text:span text:style-name="normaltextrun"><text:span text:style-name="T22"><text:s text:c="92"/>TOTAL</text:span></text:span><text:span text:style-name="tabchar"><text:span text:style-name="T20"> </text:span></text:span><text:span text:style-name="normaltextrun"><text:span text:style-name="T22">         </text:span></text:span><text:span text:style-name="tabchar"><text:span text:style-name="T20"> </text:span></text:span><text:span text:style-name="normaltextrun"><text:span text:style-name="T22"> 100%</text:span></text:span><text:span text:style-name="eop"><text:span text:style-name="T20"> </text:span></text:span></text:p>
      <text:p text:style-name="P35"/>
      <text:p text:style-name="P35">Approval Signatures:</text:p>
      <text:p text:style-name="P35"/>
      <text:p text:style-name="P35"/>
      <text:p text:style-name="P128">____________________________________________ <text:s/>Date ________________________</text:p>
      <text:p text:style-name="P129">Dr. Lee S Yudin, Dean, CNAS<text:tab/><text:tab/></text:p>
      <text:p text:style-name="P17"/>
      <text:p text:style-name="P17"/>
      <text:p text:style-name="P17">____________________________________________ <text:s/>Date ________________________</text:p>
      <text:p text:style-name="P17">Peter R. Barcinas, </text:p>
      <text:p text:style-name="P17">Interim Associate Dean/Director, Extension &amp; Outreach </text:p>
      <text:p text:style-name="P17"/>
      <text:p text:style-name="P17"/>
      <text:p text:style-name="P17">____________________________________________ <text:s/>Date ________________________</text:p>
      <text:p text:style-name="P17">Dr. Aubrey Moore, Cooperative Extension &amp; Outreach</text:p>
      <text:p text:style-name="P17"/>
      <text:p text:style-name="P115">*Signature referenced to bring up to date CFES ESR reporting </text:p>
      <text:p text:style-name="P119"/>
      <text:p text:style-name="P149">Sections: <text:s/>Part B. <text:s/></text:p>
      <text:h text:style-name="Heading_20_1" text:outline-level="1"><text:bookmark-start text:name="__RefHeading___Toc2118_623279102"/>Part I. Comprehensive Faculty Evaluation System- June 15, 2021 – June 14, 2022 <text:bookmark-end text:name="__RefHeading___Toc2118_623279102"/></text:h>
      <text:p text:style-name="paragraph"><text:span text:style-name="normaltextrun"/></text:p>
      <text:h text:style-name="Heading_20_2" text:outline-level="2"><text:bookmark-start text:name="__RefHeading___Toc2120_623279102"/><text:span text:style-name="normaltextrun">Role Assignments</text:span><text:bookmark-end text:name="__RefHeading___Toc2120_623279102"/></text:h>
      <text:p text:style-name="P68"><text:span text:style-name="normaltextrun"><text:span text:style-name="T22"/></text:span></text:p>
      <text:p text:style-name="P68"><text:span text:style-name="normaltextrun"><text:span text:style-name="T22">Role Assignments</text:span></text:span><text:span text:style-name="tabchar"><text:span text:style-name="T20"> </text:span></text:span><text:span text:style-name="normaltextrun"><text:span text:style-name="T22">Percent of Time</text:span></text:span><text:span text:style-name="eop"><text:span text:style-name="T20"> </text:span></text:span></text:p>
      <text:p text:style-name="P68"><text:span text:style-name="eop"><text:span text:style-name="T20"> </text:span></text:span></text:p>
      <text:p text:style-name="P68"><text:span text:style-name="normaltextrun"><text:span text:style-name="T20">Extension &amp; Outreach:</text:span></text:span><text:span text:style-name="eop"><text:span text:style-name="T20"> </text:span></text:span><text:span text:style-name="T20"><text:tab/><text:tab/><text:tab/><text:tab/><text:tab/>51</text:span><text:span text:style-name="normaltextrun"><text:span text:style-name="T20">%</text:span></text:span><text:span text:style-name="eop"><text:span text:style-name="T20"> </text:span></text:span></text:p>
      <text:p text:style-name="P68"><text:span text:style-name="normaltextrun"><text:span text:style-name="T20">Creative/Research/Scholarly</text:span></text:span><text:span text:style-name="tabchar"><text:span text:style-name="T20"> <text:s text:c="3"/><text:tab/><text:tab/><text:tab/><text:tab/>34</text:span></text:span><text:span text:style-name="eop"><text:span text:style-name="T20">%</text:span></text:span></text:p>
      <text:p text:style-name="P68"><text:span text:style-name="normaltextrun"><text:span text:style-name="T20">Instruction &amp; RI Development (subset of Extension)</text:span></text:span></text:p>
      <text:p text:style-name="P68"><text:span text:style-name="normaltextrun"><text:span text:style-name="T20">University Service <text:tab/></text:span></text:span><text:span text:style-name="eop"><text:span text:style-name="T20">  </text:span></text:span><text:span text:style-name="normaltextrun"><text:span text:style-name="T20">    </text:span></text:span><text:span text:style-name="eop"><text:span text:style-name="T20"> <text:tab/><text:tab/><text:tab/><text:tab/>15%</text:span></text:span></text:p>
      <text:p text:style-name="P68"><text:span text:style-name="normaltextrun"><text:span text:style-name="T20">_________________________________________________________________________</text:span></text:span><text:span text:style-name="eop"><text:span text:style-name="T20"> </text:span></text:span></text:p>
      <text:p text:style-name="P68"><text:span text:style-name="normaltextrun"><text:span text:style-name="T20"><text:s text:c="47"/><text:tab/><text:tab/>Total <text:s text:c="5"/></text:span></text:span><text:span text:style-name="tabchar"><text:span text:style-name="T20"><text:s/></text:span></text:span><text:span text:style-name="normaltextrun"><text:span text:style-name="T20">         100%</text:span></text:span><text:span text:style-name="eop"><text:span text:style-name="T20"> </text:span></text:span></text:p>
      <text:p text:style-name="P77"/>
      <text:p text:style-name="P4">This section references your 2019-2020 assigned roles and percent of time allocations. </text:p>
      <text:p text:style-name="P4"/>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Heading_20_2" text:outline-level="2"><text:bookmark-start text:name="__RefHeading___Toc2122_623279102"/>Part II. Period June 14, 2021, thru June 15, 2022 Cooperative Extension &amp; Outreach- 51%<text:bookmark-end text:name="__RefHeading___Toc2122_623279102"/></text:h>
          </table:table-cell>
          <table:covered-table-cell/>
          <table:covered-table-cell/>
        </table:table-row>
        <table:table-row table:style-name="Table4.2">
          <table:table-cell table:style-name="Table4.A2" office:value-type="string">
            <text:p text:style-name="P118">Planned Activity (PA.)</text:p>
          </table:table-cell>
          <table:table-cell table:style-name="Table4.B2" office:value-type="string">
            <text:p text:style-name="P14">NIFA Science Emphasis Areas (SEAs)</text:p>
          </table:table-cell>
          <table:table-cell table:style-name="Table4.B2" office:value-type="string">
            <text:p text:style-name="P137">Knowledge Areas (KA.)</text:p>
          </table:table-cell>
        </table:table-row>
        <table:table-row table:style-name="Table4.3">
          <table:table-cell table:style-name="Table4.A3" office:value-type="string">
            <text:p text:style-name="P11"><text:span text:style-name="T2">Critical Issue (CI</text:span><text:span text:style-name="T3">)</text:span></text:p>
          </table:table-cell>
          <table:table-cell table:style-name="Table4.B3" office:value-type="string">
            <text:p text:style-name="P11"><text:span text:style-name="T33">NIFA Science Emphasis Areas (SEAs)</text:span><text:span text:style-name="T55">)</text:span></text:p>
          </table:table-cell>
          <table:table-cell table:style-name="Table4.C3" office:value-type="string">
            <text:p text:style-name="P9">NIFA Knowledge Areas (KA.)</text:p>
          </table:table-cell>
        </table:table-row>
        <table:table-row table:style-name="Table4.4">
          <table:table-cell table:style-name="Table4.A4" office:value-type="string">
            <text:p text:style-name="Standard"><text:span text:style-name="normaltextrun"><text:span text:style-name="T2">CI-(Identify CI areas) </text:span></text:span><text:span text:style-name="T13">Critical Issue – </text:span></text:p>
            <text:p text:style-name="P123">Sustained Agricultural Production Systems - Plant/Pest Efforts &amp; Protect Resources of Guam </text:p>
          </table:table-cell>
          <table:table-cell table:style-name="Table4.B4" table:number-rows-spanned="2" office:value-type="string">
            <text:list xml:id="list92348693171495" text:continue-list="list92348289382700" text:style-name="WWNum8">
              <text:list-item>
                <text:p text:style-name="P157"><text:span text:style-name="T28">Sustainable Agricultural Production Systems-</text:span><text:soft-page-break/><text:span text:style-name="T28">Addresses human interaction between science, technology, and agriculture. Integrates the biological, physical, and environmental and socioeconomic factors essential to successful production enterprises and viable rural communities. </text:span></text:p>
              </text:list-item>
            </text:list>
            <text:p text:style-name="P90"/>
          </table:table-cell>
          <table:table-cell table:style-name="Table4.C5" table:number-rows-spanned="2" office:value-type="string">
            <text:p text:style-name="P79"><text:span text:style-name="normaltextrun"/></text:p>
            <text:p text:style-name="P83"><text:span text:style-name="normaltextrun"/></text:p>
            <text:p text:style-name="P84"><text:soft-page-break/><text:span text:style-name="normaltextrun"><text:span text:style-name="T8">Topic Areas:</text:span></text:span></text:p>
            <text:list xml:id="list92347931409380" text:continue-list="list92347945019426" text:style-name="WWNum9">
              <text:list-item>
                <text:p text:style-name="P160"><text:span text:style-name="normaltextrun"><text:span text:style-name="T28">Plants and Their Systems</text:span></text:span></text:p>
                <text:list>
                  <text:list-item>
                    <text:p text:style-name="P161"><text:span text:style-name="normaltextrun"><text:span text:style-name="T28">Plant Protection</text:span></text:span></text:p>
                  </text:list-item>
                </text:list>
              </text:list-item>
            </text:list>
            <text:p text:style-name="P83"><text:span text:style-name="normaltextrun"/></text:p>
            <text:p text:style-name="P84"><text:span text:style-name="normaltextrun"><text:span text:style-name="T26">Specific KA areas:</text:span></text:span></text:p>
            <text:p text:style-name="P130">KA 203 – Plant Biological Efficiency and Abiotic Stresses Affecting</text:p>
            <text:p text:style-name="P130">KA 211 – Insects, Mites and Other Anthropods Affecting Plants</text:p>
            <text:p text:style-name="P130">KA 215 – Biological Control of Pests Affecting Plants</text:p>
            <text:p text:style-name="P130">KA 216 – Integrated Pest Management Systems</text:p>
            <text:p text:style-name="P13"/>
          </table:table-cell>
        </table:table-row>
        <table:table-row table:style-name="Table4.5">
          <table:table-cell table:style-name="Table4.A5" office:value-type="string">
            <text:p text:style-name="P10"><text:span text:style-name="normaltextrun"><text:span text:style-name="T34">PA1 <text:s/></text:span></text:span><text:span text:style-name="T32">Insect Diagnostic Services</text:span></text:p>
            <text:p text:style-name="P41"><text:span text:style-name="normaltextrun"><text:span text:style-name="T34">PA2 </text:span></text:span><text:span text:style-name="T32">Detection and Documentation of Invasive Species</text:span></text:p>
            <text:p text:style-name="P41"><text:span text:style-name="normaltextrun"><text:span text:style-name="T34">PA3 <text:s/></text:span></text:span><text:span text:style-name="T32">University of Guam Insect Collection</text:span></text:p>
            <text:p text:style-name="P40"><text:span text:style-name="normaltextrun"><text:span text:style-name="T34">PA4 </text:span></text:span><text:span text:style-name="T32">Mitigation of Damage to Guam's Ecosystems by Invasive Species</text:span></text:p>
            <text:p text:style-name="P40"><text:span text:style-name="normaltextrun"><text:span text:style-name="T34">PA5 </text:span></text:span><text:span text:style-name="T32">National Plant Diagnostic Network (NPDN)</text:span></text:p>
            <text:p text:style-name="P40"><text:span text:style-name="normaltextrun"><text:span text:style-name="T34">PA6 </text:span></text:span><text:span text:style-name="normaltextrun"><text:span text:style-name="T48"><text:s/></text:span></text:span><text:span text:style-name="T32">Guam Invasive Species Advisory Committee (GISAC) and Guam Invasive Species Council (GISC)</text:span></text:p>
            <text:p text:style-name="P40"><text:span text:style-name="normaltextrun"><text:span text:style-name="T34">PA7 <text:s/></text:span></text:span><text:span text:style-name="T32">Public Outreach: Internet</text:span></text:p>
            <text:p text:style-name="P45"><text:span text:style-name="normaltextrun"><text:span text:style-name="T34">PA8 <text:s/></text:span></text:span><text:span text:style-name="T32">Public Outreach: Presentations</text:span></text:p>
            <text:p text:style-name="P40"><text:span text:style-name="normaltextrun"><text:span text:style-name="T34">PA9 </text:span></text:span><text:span text:style-name="T32">Public Outreach: Miscellaneous</text:span></text:p>
            <text:p text:style-name="P40"><text:span text:style-name="normaltextrun"><text:span text:style-name="T34">PA10 </text:span></text:span><text:span text:style-name="T32">Public Outreach: Public GitHub Repositories</text:spa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able:table-cell>
          <table:covered-table-cell/>
          <table:covered-table-cell/>
        </table:table-row>
      </table:table>
      <text:p text:style-name="Standard"/>
      <text:p text:style-name="P66"/>
      <text:p text:style-name="P94"><text:span text:style-name="T6">Your CE&amp;O highlighted areas of planned activities and actual work roles that are clearly articulated and aligns with the planned activities during this review period. During this evaluation period, your noted roles in </text:span><text:span text:style-name="T51">Period June 14, 2021 thru June 15, 2022 Cooperative Extension &amp; Outreach- 55% <text:s/>your noted activities and documents acknowledge program effectiveness in CE&amp;O areas PA1-PA10.</text:span></text:p>
      <text:list xml:id="list2554717545" text:style-name="WWNum42">
        <text:list-item>
          <text:p text:style-name="P168">Undertaking collaborative outreach activities</text:p>
        </text:list-item>
        <text:list-item>
          <text:p text:style-name="P168">Translating opportunities and needs into strong ANR programming presence and delivery</text:p>
        </text:list-item>
        <text:list-item>
          <text:p text:style-name="P168">Documented evidence of grantsmanship </text:p>
        </text:list-item>
        <text:list-item>
          <text:p text:style-name="P168">Demonstrates capacity to identify organizational problems and issues faced by cooperators/collaborators and addresses those areas directly.</text:p>
        </text:list-item>
      </text:list>
      <text:p text:style-name="P82"/>
      <text:p text:style-name="P82"/>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h text:style-name="Heading_20_2" text:outline-level="2"><text:bookmark-start text:name="__RefHeading___Toc2124_623279102"/><text:span text:style-name="T49">Part II. Period June 14, 2021, thru June 15, 2022 Creative/Research/Scholarly(CRS) – </text:span><text:span text:style-name="T50">34%</text:span><text:bookmark-end text:name="__RefHeading___Toc2124_623279102"/></text:h>
          </table:table-cell>
          <table:covered-table-cell/>
          <table:covered-table-cell/>
        </table:table-row>
        <table:table-row table:style-name="Table5.2">
          <table:table-cell table:style-name="Table5.A2" office:value-type="string">
            <text:p text:style-name="P118">Planned Activity (PA.)</text:p>
          </table:table-cell>
          <table:table-cell table:style-name="Table5.B2" office:value-type="string">
            <text:p text:style-name="P14">NIFA Science Emphasis Areas (SEAs)</text:p>
          </table:table-cell>
          <table:table-cell table:style-name="Table5.B2" office:value-type="string">
            <text:p text:style-name="P137">Knowledge Areas (KA.)</text:p>
          </table:table-cell>
        </table:table-row>
        <table:table-row table:style-name="Table5.3">
          <table:table-cell table:style-name="Table5.A3" office:value-type="string">
            <text:p text:style-name="P11"><text:span text:style-name="T2">Critical Issue (CI</text:span><text:span text:style-name="T3">)</text:span></text:p>
          </table:table-cell>
          <table:table-cell table:style-name="Table5.B3" office:value-type="string">
            <text:p text:style-name="P11"><text:span text:style-name="T33">NIFA Science Emphasis Areas (SEAs)</text:span><text:span text:style-name="T55">)</text:span></text:p>
          </table:table-cell>
          <table:table-cell table:style-name="Table5.C3" office:value-type="string">
            <text:p text:style-name="P9">NIFA Knowledge Areas (KA.)</text:p>
          </table:table-cell>
        </table:table-row>
        <table:table-row table:style-name="Table5.4">
          <table:table-cell table:style-name="Table5.A4" office:value-type="string">
            <text:p text:style-name="Standard"><text:span text:style-name="normaltextrun"><text:span text:style-name="T2">CI-(Identify CI areas) </text:span></text:span><text:span text:style-name="T13">Critical Issue – </text:span></text:p>
            <text:p text:style-name="P123">Sustained Agricultural Production Systems - Plant/Pest Efforts &amp; Protect Resources of Guam </text:p>
          </table:table-cell>
          <table:table-cell table:style-name="Table5.B4" table:number-rows-spanned="2" office:value-type="string">
            <text:list xml:id="list92349258506513" text:continue-list="list92348693171495" text:style-name="WWNum8">
              <text:list-item>
                <text:p text:style-name="P159">Sustainable Agricultural Production Systems-Addresses human interaction between science, technology, and agriculture. Integrates the biological, physical, and environmental and socioeconomic factors essential to successful production enterprises and viable rural communities. </text:p>
              </text:list-item>
            </text:list>
            <text:p text:style-name="P90"/>
          </table:table-cell>
          <table:table-cell table:style-name="Table5.C5" table:number-rows-spanned="2" office:value-type="string">
            <text:p text:style-name="P79"><text:span text:style-name="normaltextrun"/></text:p>
            <text:p text:style-name="P83"><text:span text:style-name="normaltextrun"/></text:p>
            <text:p text:style-name="P84"><text:span text:style-name="normaltextrun"><text:span text:style-name="T8">Topic Areas:</text:span></text:span></text:p>
            <text:list xml:id="list92348927925843" text:continue-list="list92347931409380" text:style-name="WWNum9">
              <text:list-item>
                <text:p text:style-name="P160"><text:span text:style-name="normaltextrun"><text:span text:style-name="T28">Plants and Their Systems</text:span></text:span></text:p>
                <text:list>
                  <text:list-item>
                    <text:p text:style-name="P161"><text:span text:style-name="normaltextrun"><text:span text:style-name="T28">Plant Protection</text:span></text:span></text:p>
                  </text:list-item>
                </text:list>
              </text:list-item>
            </text:list>
            <text:p text:style-name="P83"><text:span text:style-name="normaltextrun"/></text:p>
            <text:p text:style-name="P84"><text:span text:style-name="normaltextrun"><text:span text:style-name="T26">Specific KA areas:</text:span></text:span></text:p>
            <text:p text:style-name="P130">KA 203 – Plant Biological Efficiency and Abiotic Stresses Affecting</text:p>
            <text:p text:style-name="P130">KA 211 – Insects, Mites and Other Anthropods Affecting Plants</text:p>
            <text:p text:style-name="P130">KA 215 – Biological Control of Pests Affecting Plants</text:p>
            <text:p text:style-name="P130">KA 216 – Integrated Pest Management Systems</text:p>
            <text:p text:style-name="P13">(KAs may be Amended/updated)</text:p>
          </table:table-cell>
        </table:table-row>
        <table:table-row table:style-name="Table5.5">
          <table:table-cell table:style-name="Table5.A5" office:value-type="string">
            <text:p text:style-name="P44"><text:span text:style-name="normaltextrun"/></text:p>
            <text:p text:style-name="P44"><text:span text:style-name="normaltextrun"/></text:p>
            <text:p text:style-name="P40"><text:span text:style-name="normaltextrun"><text:span text:style-name="T32">CRS1</text:span></text:span></text:p>
            <text:p text:style-name="P40"><text:span text:style-name="normaltextrun"><text:span text:style-name="T32">CRS2</text:span></text:span></text:p>
            <text:p text:style-name="P40"><text:span text:style-name="normaltextrun"><text:span text:style-name="T32">CRS3</text:span></text:span></text:p>
            <text:p text:style-name="P40"><text:span text:style-name="normaltextrun"><text:span text:style-name="T32">CRS4</text:span></text:span></text:p>
            <text:p text:style-name="P40"><text:span text:style-name="normaltextrun"><text:span text:style-name="T32">CRS5</text:span></text:span></text:p>
            <text:p text:style-name="P44"><text:span text:style-name="normaltextrun"/></text:p>
            <text:p text:style-name="P44"><text:span text:style-name="normaltextrun"/></text:p>
            <text:p text:style-name="P44"><text:span text:style-name="normaltextrun"/></text:p>
            <text:p text:style-name="P40"><text:span text:style-name="normaltextrun"><text:span text:style-name="T57"><text:s/></text:span></text:spa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ext:p text:style-name="P44"><text:span text:style-name="normaltextrun"/></text:p>
          </table:table-cell>
          <table:covered-table-cell/>
          <table:covered-table-cell/>
        </table:table-row>
      </table:table>
      <text:p text:style-name="P82"/>
      <text:p text:style-name="P82"/>
      <text:p text:style-name="P24"><text:span text:style-name="T9">Your CE&amp;O highlighted areas of planned activities and actual work roles that are clearly articulated and aligns with the planned activities during this review period. During this evaluation period, your noted roles in </text:span><text:span text:style-name="T51">Creative/Research/Scholarly(CRS) areas include documented work in CSR areas as noted</text:span></text:p>
      <text:p text:style-name="P67"><text:span text:style-name="T36">Part B. University Service </text:span><text:span text:style-name="T37">15%</text:span></text:p>
      <text:h text:style-name="Heading_20_2" text:outline-level="2"><text:bookmark-start text:name="__RefHeading___Toc2126_623279102"/><text:span text:style-name="T46">Part II. <text:s text:c="2"/></text:span><text:span text:style-name="T40">Period June 14, 2021- June 15, 2022</text:span><text:span text:style-name="T38"> Role Assignment University Service-</text:span><text:span text:style-name="T39">15%</text:span><text:span text:style-name="T38"> </text:span><text:bookmark-end text:name="__RefHeading___Toc2126_62327910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0">Planned Activity (PA.)</text:p>
          </table:table-cell>
          <table:table-cell table:style-name="Table6.B1" office:value-type="string">
            <text:p text:style-name="P14"/>
          </table:table-cell>
          <table:table-cell table:style-name="Table6.B1" office:value-type="string">
            <text:p text:style-name="P26"/>
          </table:table-cell>
        </table:table-row>
        <table:table-row table:style-name="Table6.2">
          <table:table-cell table:style-name="Table6.A2" office:value-type="string">
            <text:p text:style-name="P63"><text:span text:style-name="T33">UCSPA1.</text:span><text:span text:style-name="T3"> </text:span></text:p>
          </table:table-cell>
          <table:table-cell table:style-name="Table6.B2" table:number-rows-spanned="10" office:value-type="string">
            <text:p text:style-name="P70"/>
          </table:table-cell>
          <table:table-cell table:style-name="Table6.C11" table:number-rows-spanned="10" office:value-type="string">
            <text:p text:style-name="P8"/>
          </table:table-cell>
        </table:table-row>
        <table:table-row table:style-name="Table6.3">
          <table:table-cell table:style-name="Table6.A2" office:value-type="string">
            <text:p text:style-name="P65">UCSPA2. </text:p>
          </table:table-cell>
          <table:covered-table-cell/>
          <table:covered-table-cell/>
        </table:table-row>
        <table:table-row table:style-name="Table6.4">
          <table:table-cell table:style-name="Table6.A2" office:value-type="string">
            <text:p text:style-name="P65">UCSPA3. </text:p>
          </table:table-cell>
          <table:covered-table-cell/>
          <table:covered-table-cell/>
        </table:table-row>
        <table:table-row table:style-name="Table6.4">
          <table:table-cell table:style-name="Table6.A2" office:value-type="string">
            <text:p text:style-name="P65">UCSPA4. </text:p>
          </table:table-cell>
          <table:covered-table-cell/>
          <table:covered-table-cell/>
        </table:table-row>
        <table:table-row table:style-name="Table6.4">
          <table:table-cell table:style-name="Table6.A2" office:value-type="string">
            <text:p text:style-name="P65">UCSPA5. </text:p>
          </table:table-cell>
          <table:covered-table-cell/>
          <table:covered-table-cell/>
        </table:table-row>
        <table:table-row table:style-name="Table6.4">
          <table:table-cell table:style-name="Table6.A7" office:value-type="string">
            <text:p text:style-name="P65"/>
          </table:table-cell>
          <table:covered-table-cell/>
          <table:covered-table-cell/>
        </table:table-row>
        <table:table-row table:style-name="Table6.4">
          <table:table-cell table:style-name="Table6.A7" office:value-type="string">
            <text:p text:style-name="P65"/>
          </table:table-cell>
          <table:covered-table-cell/>
          <table:covered-table-cell/>
        </table:table-row>
        <table:table-row table:style-name="Table6.4">
          <table:table-cell table:style-name="Table6.A7" office:value-type="string">
            <text:p text:style-name="P65"/>
          </table:table-cell>
          <table:covered-table-cell/>
          <table:covered-table-cell/>
        </table:table-row>
        <table:table-row table:style-name="Table6.4">
          <table:table-cell table:style-name="Table6.A7" office:value-type="string">
            <text:p text:style-name="P65"/>
          </table:table-cell>
          <table:covered-table-cell/>
          <table:covered-table-cell/>
        </table:table-row>
        <table:table-row table:style-name="Table6.11">
          <table:table-cell table:style-name="Table6.A11" office:value-type="string">
            <text:p text:style-name="P64"/>
          </table:table-cell>
          <table:covered-table-cell/>
          <table:covered-table-cell/>
        </table:table-row>
      </table:table>
      <text:p text:style-name="P61"/>
      <text:p text:style-name="P34"><text:span text:style-name="T1">Role Assignment Summary/</text:span><text:span text:style-name="T36">Planned Review Highlights - </text:span></text:p>
      <text:p text:style-name="P23"><text:span text:style-name="T38">University Service -</text:span><text:span text:style-name="T39">___%</text:span><text:span text:style-name="T47">-</text:span><text:span text:style-name="T46"> </text:span></text:p>
      <text:p text:style-name="P62"><text:span text:style-name="T22">UCSPA1. </text:span><text:span text:style-name="T5">Chair, Sustainable Agriculture Food &amp; Natural Resources (SAFNR) Graduate Program. </text:span><text:span text:style-name="normaltextrun"><text:span text:style-name="T20">UCSPA1 aligns with the noted SEAs and NIFA topic and corresponding KA areas.  While the presentation is a general profile, the best match of activities describes the relevance of the UCS-PA1 roles in supporting University Service.</text:span></text:span><text:span text:style-name="eop"><text:span text:style-name="T20"> </text:span></text:span><text:span text:style-name="T20">Under this UCSPA1 endeavor, you initially planned the following activity followed by the documentation provided:</text:span></text:p>
      <text:list xml:id="list92348435402771" text:continue-list="list92347659004650" text:style-name="WWNum35">
        <text:list-item>
          <text:p text:style-name="P183"><text:span text:style-name="normaltextrun"><text:span text:style-name="T20">Noted accomplishments or variances reported include: </text:span></text:span><text:span text:style-name="eop"><text:span text:style-name="T20"> </text:span></text:span></text:p>
          <text:list>
            <text:list-item>
              <text:p text:style-name="P165">Artifacts</text:p>
            </text:list-item>
          </text:list>
        </text:list-item>
      </text:list>
      <text:p text:style-name="P21"/>
      <text:p text:style-name="Standard"><text:span text:style-name="T46">UCSPA2. </text:span><text:span text:style-name="T36">Under this UCSPA2 endeavor, you initially planned the following activity followed by the documentation provided: </text:span></text:p>
      <text:list xml:id="list92348955080544" text:continue-list="list92348927925843" text:style-name="WWNum9">
        <text:list-item>
          <text:list>
            <text:list-item>
              <text:p text:style-name="P108"><text:span text:style-name="normaltextrun"><text:span text:style-name="T36">Noted accomplishments or variances reported include: </text:span></text:span><text:span text:style-name="eop"><text:span text:style-name="T36"> </text:span></text:span></text:p>
            </text:list-item>
          </text:list>
        </text:list-item>
      </text:list>
      <text:list xml:id="list92347985286129" text:continue-list="list92348435402771" text:style-name="WWNum35">
        <text:list-item>
          <text:list>
            <text:list-item>
              <text:p text:style-name="P165">Artifacts</text:p>
            </text:list-item>
          </text:list>
        </text:list-item>
      </text:list>
      <text:p text:style-name="P48"/>
      <text:p text:style-name="Standard"><text:span text:style-name="T46">UCSPA3.</text:span><text:span text:style-name="T36"> Under this UCSPA3 endeavor, you initially planned the following activity followed by the documentation provided:</text:span><text:span text:style-name="T46"> </text:span><text:span text:style-name="normaltextrun"><text:span text:style-name="T36">Noted accomplishments or variances reported include: </text:span></text:span><text:span text:style-name="eop"><text:span text:style-name="T36"> </text:span></text:span></text:p>
      <text:list xml:id="list92349676664792" text:continue-numbering="true" text:style-name="WWNum35">
        <text:list-item>
          <text:list>
            <text:list-item>
              <text:p text:style-name="P165">Artifacts</text:p>
            </text:list-item>
          </text:list>
        </text:list-item>
      </text:list>
      <text:p text:style-name="P73"/>
      <text:p text:style-name="Standard"><text:span text:style-name="T46">UCSPA4. </text:span><text:span text:style-name="T36">Under this UCSPA4 endeavor, you initially planned the following activity followed by the documentation provided:</text:span></text:p>
      <text:list xml:id="list92348951679781" text:continue-numbering="true" text:style-name="WWNum35">
        <text:list-item>
          <text:p text:style-name="P183"><text:span text:style-name="normaltextrun"><text:span text:style-name="T20">Noted accomplishments or variances reported include: </text:span></text:span><text:span text:style-name="eop"><text:span text:style-name="T20"> </text:span></text:span></text:p>
          <text:list>
            <text:list-item>
              <text:p text:style-name="P165">Artifacts</text:p>
            </text:list-item>
          </text:list>
        </text:list-item>
      </text:list>
      <text:p text:style-name="P21"/>
      <text:p text:style-name="Standard"><text:span text:style-name="T46">UCSPA5.</text:span><text:span text:style-name="eop"><text:span text:style-name="T36"> </text:span></text:span><text:span text:style-name="T36">Under this UCSPA5 endeavor, you initially planned the following activity followed by the documentation provided:</text:span></text:p>
      <text:list xml:id="list92348127592186" text:continue-numbering="true" text:style-name="WWNum35">
        <text:list-item>
          <text:p text:style-name="P183"><text:span text:style-name="normaltextrun"><text:span text:style-name="T20">Noted accomplishments or variances reported include: </text:span></text:span><text:span text:style-name="eop"><text:span text:style-name="T20"> </text:span></text:span></text:p>
          <text:list>
            <text:list-item>
              <text:p text:style-name="P165">Artifacts</text:p>
            </text:list-item>
          </text:list>
        </text:list-item>
      </text:list>
      <text:p text:style-name="P48"/>
      <text:p text:style-name="P94"><text:span text:style-name="T6">Your CE&amp;O highlighted areas of planned activities and actual work roles that are clearly articulated and aligns with the planned activities during this review period. During this evaluation period, your noted roles in </text:span><text:span text:style-name="T20">University Service provide demonstrated evidence of professional service to the institution, professional organizations and to community organizations at large. </text:span></text:p>
      <text:p text:style-name="P95"><text:soft-page-break/></text:p>
      <text:p text:style-name="P48"/>
      <text:p text:style-name="P48"/>
      <text:p text:style-name="P48"/>
      <text:p text:style-name="P86"><text:span text:style-name="normaltextrun"><text:span text:style-name="T14">Signature Page </text:span></text:span></text:p>
      <text:p text:style-name="P86"><text:span text:style-name="normaltextrun"><text:span text:style-name="T14">Approval of Percent of Time Allocations </text:span></text:span></text:p>
      <text:p text:style-name="P86"><text:span text:style-name="normaltextrun"><text:span text:style-name="T14">for the Period June 15, 2022 – June 14, 2023*</text:span></text:span></text:p>
      <text:p text:style-name="P72"><text:span text:style-name="normaltextrun"/></text:p>
      <text:p text:style-name="P78"><text:span text:style-name="normaltextrun"/></text:p>
      <text:p text:style-name="P68"><text:span text:style-name="normaltextrun"><text:span text:style-name="T14">Role Assignments</text:span></text:span><text:span text:style-name="tabchar"><text:span text:style-name="T15"> </text:span></text:span><text:span text:style-name="normaltextrun"><text:span text:style-name="T14">Percent of Time</text:span></text:span><text:span text:style-name="eop"><text:span text:style-name="T15"> (Based on Part III expanded PA Series)</text:span></text:span></text:p>
      <text:p text:style-name="P68"><text:span text:style-name="normaltextrun"><text:span text:style-name="T15">Extension &amp; Outreach:</text:span></text:span><text:span text:style-name="tabchar"><text:span text:style-name="T15"> </text:span></text:span><text:span text:style-name="normaltextrun"><text:span text:style-name="T15">          </text:span></text:span><text:span text:style-name="tabchar"><text:span text:style-name="T15"> <text:s/><text:tab/><text:tab/><text:tab/><text:tab/><text:tab/><text:tab/>51%</text:span></text:span><text:span text:style-name="eop"><text:span text:style-name="T15"> </text:span></text:span></text:p>
      <text:p text:style-name="P68"><text:span text:style-name="normaltextrun"><text:span text:style-name="T15">Creative/Research/Scholarly:</text:span></text:span><text:span text:style-name="tabchar"><text:span text:style-name="T15"> </text:span></text:span><text:span text:style-name="normaltextrun"><text:span text:style-name="T15"> </text:span></text:span><text:span text:style-name="tabchar"><text:span text:style-name="T15"> </text:span></text:span><text:span text:style-name="normaltextrun"><text:span text:style-name="T15">  <text:s text:c="69"/>34%</text:span></text:span><text:span text:style-name="eop"><text:span text:style-name="T15"> </text:span></text:span></text:p>
      <text:p text:style-name="P68"><text:span text:style-name="eop"><text:span text:style-name="T15">University Service: <text:tab/><text:tab/><text:tab/><text:tab/><text:tab/><text:tab/> <text:s text:c="12"/><text:tab/>15%</text:span></text:span></text:p>
      <text:p text:style-name="P68"><text:span text:style-name="normaltextrun"><text:span text:style-name="T58">________________________________________________________________</text:span></text:span></text:p>
      <text:p text:style-name="P68"><text:span text:style-name="normaltextrun"><text:span text:style-name="T59"><text:s text:c="92"/>TOTAL</text:span></text:span><text:span text:style-name="tabchar"><text:span text:style-name="T60"> </text:span></text:span><text:span text:style-name="normaltextrun"><text:span text:style-name="T59">         </text:span></text:span><text:span text:style-name="tabchar"><text:span text:style-name="T60"> </text:span></text:span><text:span text:style-name="normaltextrun"><text:span text:style-name="T59"> 100%</text:span></text:span><text:span text:style-name="eop"><text:span text:style-name="T58"> </text:span></text:span></text:p>
      <text:p text:style-name="P35"/>
      <text:p text:style-name="P35">Approval Signatures:</text:p>
      <text:p text:style-name="P35"/>
      <text:p text:style-name="P128">____________________________________________ <text:s/>Date ________________________</text:p>
      <text:p text:style-name="P129">Dr. Lee S Yudin, Dean, CNAS<text:tab/><text:tab/></text:p>
      <text:p text:style-name="P17"/>
      <text:p text:style-name="P17"/>
      <text:p text:style-name="P17">____________________________________________ <text:s/>Date ________________________</text:p>
      <text:p text:style-name="P17">Peter R. Barcinas, </text:p>
      <text:p text:style-name="P17">Interim Associate Dean/Director, Extension &amp; Outreach </text:p>
      <text:p text:style-name="P17"/>
      <text:p text:style-name="P17"/>
      <text:p text:style-name="P17">____________________________________________ <text:s/>Date ________________________</text:p>
      <text:p text:style-name="P17">Dr. Aubrey Moore, Cooperative Extension &amp; Outreach</text:p>
      <text:p text:style-name="P17"/>
      <text:p text:style-name="P115">*Signature referenced to bring up-to-date CFES ESR reporting </text:p>
      <text:p text:style-name="P38"><text:span text:style-name="T46">The above role Part III. Topics to address for the </text:span><text:span text:style-name="normaltextrun"><text:span text:style-name="T14">Period June 15, 2022 – June 14, 2023,*</text:span></text:span></text:p>
      <text:p text:style-name="P35">Areas of Role Assignment and the corresponding percent of time allocations have been discussed with you, and we recommend approval. </text:p>
      <text:p text:style-name="P69"><text:span text:style-name="normaltextrun"><text:span text:style-name="T17">Extension &amp; Outreach:</text:span></text:span><text:span text:style-name="tabchar"><text:span text:style-name="T17"> </text:span></text:span><text:span text:style-name="normaltextrun"><text:span text:style-name="T17">          </text:span></text:span><text:span text:style-name="tabchar"><text:span text:style-name="T17"> <text:s/><text:tab/><text:tab/><text:tab/><text:tab/><text:tab/><text:tab/></text:span></text:span><text:span text:style-name="tabchar"><text:span text:style-name="T18">51</text:span></text:span><text:span text:style-name="normaltextrun"><text:span text:style-name="T18">%</text:span></text:span><text:span text:style-name="eop"><text:span text:style-name="T17"> </text:span></text:span></text:p>
      <text:p text:style-name="P35">CE&amp;O Planned Activities (CE&amp;O PA Series 1-11)</text:p>
      <text:list xml:id="list92347806451289" text:continue-numbering="true" text:style-name="WWNum35">
        <text:list-item>
          <text:p text:style-name="P111"><text:span text:style-name="normaltextrun"><text:span text:style-name="T37">PA1 <text:s/></text:span></text:span><text:span text:style-name="T37">Insect Diagnostic Services</text:span></text:p>
        </text:list-item>
        <text:list-item>
          <text:p text:style-name="P111"><text:span text:style-name="normaltextrun"><text:span text:style-name="T37">PA2 </text:span></text:span><text:span text:style-name="T37">Detection and Documentation of Invasive Species</text:span></text:p>
        </text:list-item>
        <text:list-item>
          <text:p text:style-name="P111"><text:span text:style-name="normaltextrun"><text:span text:style-name="T37">PA3 <text:s/></text:span></text:span><text:span text:style-name="T37">University of Guam Insect Collection</text:span></text:p>
        </text:list-item>
        <text:list-item>
          <text:p text:style-name="P110"><text:span text:style-name="normaltextrun"><text:span text:style-name="T37">PA4 </text:span></text:span><text:span text:style-name="T37">Mitigation of Damage to Guam's Ecosystems by Invasive Species</text:span></text:p>
        </text:list-item>
        <text:list-item>
          <text:p text:style-name="P110"><text:span text:style-name="normaltextrun"><text:span text:style-name="T37">PA5 </text:span></text:span><text:span text:style-name="T37">National Plant Diagnostic Network (NPDN)</text:span></text:p>
        </text:list-item>
        <text:list-item>
          <text:p text:style-name="P110"><text:span text:style-name="normaltextrun"><text:span text:style-name="T37">PA6 </text:span></text:span><text:span text:style-name="normaltextrun"><text:span text:style-name="T35"><text:s/></text:span></text:span><text:span text:style-name="T37">Guam Invasive Species Advisory Committee (GISAC) and Guam Invasive Species Council (GISC)</text:span></text:p>
        </text:list-item>
        <text:list-item>
          <text:p text:style-name="P110"><text:span text:style-name="normaltextrun"><text:span text:style-name="T37">PA7 <text:s/></text:span></text:span><text:span text:style-name="T37">Public Outreach: Internet</text:span></text:p>
        </text:list-item>
        <text:list-item>
          <text:p text:style-name="P110"><text:span text:style-name="normaltextrun"><text:span text:style-name="T37">PA8 <text:s/></text:span></text:span><text:span text:style-name="T37">Public Outreach: Presentations</text:span></text:p>
        </text:list-item>
        <text:list-item>
          <text:p text:style-name="P110"><text:span text:style-name="normaltextrun"><text:span text:style-name="T37">PA9 </text:span></text:span><text:span text:style-name="T37">Public Outreach: Miscellaneous</text:span></text:p>
        </text:list-item>
        <text:list-item>
          <text:p text:style-name="P110"><text:span text:style-name="normaltextrun"><text:span text:style-name="T37">PA10 </text:span></text:span><text:span text:style-name="T37">Public Outreach: Public GitHub Repositories</text:span></text:p>
        </text:list-item>
      </text:list>
      <text:p text:style-name="P4"/>
      <text:p text:style-name="P69"><text:span text:style-name="normaltextrun"><text:span text:style-name="T17">Creative/Research/Scholarly:</text:span></text:span><text:span text:style-name="tabchar"><text:span text:style-name="T17"> </text:span></text:span><text:span text:style-name="normaltextrun"><text:span text:style-name="T17">          </text:span></text:span><text:span text:style-name="tabchar"><text:span text:style-name="T17"> <text:s/><text:tab/><text:tab/><text:tab/><text:tab/> <text:s text:c="12"/></text:span></text:span><text:span text:style-name="tabchar"><text:span text:style-name="T18">___</text:span></text:span><text:span text:style-name="normaltextrun"><text:span text:style-name="T18">%</text:span></text:span><text:span text:style-name="eop"><text:span text:style-name="T17"> </text:span></text:span></text:p>
      <text:list xml:id="list92349303256015" text:continue-list="list92347752156792" text:style-name="WWNum3">
        <text:list-item>
          <text:p text:style-name="P106"><text:span text:style-name="normaltextrun"><text:span text:style-name="T45">CE&amp;O CRSPA1</text:span></text:span></text:p>
        </text:list-item>
        <text:list-item>
          <text:p text:style-name="P106"><text:span text:style-name="normaltextrun"><text:span text:style-name="T45">CE&amp;O CRSPA2</text:span></text:span><text:span text:style-name="T1"> </text:span></text:p>
        </text:list-item>
        <text:list-item>
          <text:p text:style-name="P106"><text:span text:style-name="normaltextrun"><text:span text:style-name="T45">CE&amp;O CRSPA3</text:span></text:span><text:span text:style-name="T1"> </text:span></text:p>
        </text:list-item>
        <text:list-item>
          <text:p text:style-name="P106"><text:span text:style-name="normaltextrun"><text:span text:style-name="T45">CE&amp;O CRSPA4</text:span></text:span><text:span text:style-name="T1"> </text:span></text:p>
        </text:list-item>
      </text:list>
      <text:p text:style-name="P31"><text:span text:style-name="normaltextrun"/></text:p>
      <text:p text:style-name="P69"><text:span text:style-name="normaltextrun"><text:span text:style-name="T19">University Service:</text:span></text:span><text:span text:style-name="tabchar"><text:span text:style-name="T19"> </text:span></text:span><text:span text:style-name="normaltextrun"><text:span text:style-name="T19">          </text:span></text:span><text:span text:style-name="tabchar"><text:span text:style-name="T19"> <text:s/><text:tab/><text:tab/><text:tab/><text:tab/><text:tab/><text:tab/> <text:s text:c="11"/></text:span></text:span><text:span text:style-name="tabchar"><text:span text:style-name="T18">___</text:span></text:span><text:span text:style-name="normaltextrun"><text:span text:style-name="T18">%</text:span></text:span><text:span text:style-name="eop"><text:span text:style-name="T19"> </text:span></text:span></text:p>
      <text:p text:style-name="P35">CE&amp;O University Service (CE&amp;O US-PA Series 1-5)</text:p>
      <text:list xml:id="list92348069405163" text:continue-list="list523718163" text:style-name="WWNum4">
        <text:list-item>
          <text:p text:style-name="P107"><text:span text:style-name="normaltextrun"><text:span text:style-name="T45">CE&amp;O USPA1</text:span></text:span><text:span text:style-name="T1"> </text:span></text:p>
        </text:list-item>
        <text:list-item>
          <text:p text:style-name="P107"><text:span text:style-name="normaltextrun"><text:span text:style-name="T45">CE&amp;O USPA2</text:span></text:span><text:span text:style-name="T1"> </text:span></text:p>
        </text:list-item>
        <text:list-item>
          <text:p text:style-name="P107"><text:span text:style-name="normaltextrun"><text:span text:style-name="T45">CE&amp;O USPA3</text:span></text:span><text:span text:style-name="T1"> </text:span></text:p>
        </text:list-item>
        <text:list-item>
          <text:p text:style-name="P107"><text:span text:style-name="normaltextrun"><text:span text:style-name="T45">CE&amp;O USPA4</text:span></text:span><text:span text:style-name="T1"> </text:span></text:p>
        </text:list-item>
      </text:list>
      <text:p text:style-name="P33"/>
      <text:p text:style-name="P22"/>
      <text:p text:style-name="P29"/>
      <text:p text:style-name="P151">Part IV. ESR Supporting Documentation and Approved 2021-2022 CFES Agreement Plan (AP)</text:p>
      <text:list xml:id="list92347592129841" text:continue-list="list3642362641" text:style-name="WWNum2">
        <text:list-item>
          <text:p text:style-name="P148">Your approved 2021-2022 CFES Agreement Plan (AP) and your 2021-2022 CFES ESR are attached to this follow-up evaluation report.</text:p>
        </text:list-item>
      </text:list>
      <text:list xml:id="list92348852006023" text:continue-list="list1175525485" text:style-name="WWNum1">
        <text:list-item>
          <text:list>
            <text:list-item>
              <text:p text:style-name="P102">CFES Part I &amp; II Attachments Submitted on _____________</text:p>
            </text:list-item>
            <text:list-item>
              <text:p text:style-name="P102">CFES Reflective Form _______________</text:p>
            </text:list-item>
          </text:list>
        </text:list-item>
        <text:list-item>
          <text:p text:style-name="P109">CFES Role Assignment For the 2021-2022reporting period</text:p>
        </text:list-item>
        <text:list-item>
          <text:p text:style-name="P109">CFES Role Assignment for the 2022-2023 reporting period </text:p>
        </text:list-item>
      </text:list>
      <text:p text:style-name="P112">(Please submit all documentation pertinent to activities, accomplishments, programs, and emerging issues).</text:p>
      <text:list xml:id="list92349270523565" text:continue-numbering="true" text:style-name="WWNum1">
        <text:list-item>
          <text:p text:style-name="P109">Your approved Future Plan June 15, 2022-June 14, 2023, CFES Agreement Plan (AP)</text:p>
        </text:list-item>
      </text:list>
      <text:p text:style-name="P6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swiss"/>
    <style:font-face style:name="arial" svg:font-family="arial" style:font-adornments="Bold" style:font-family-generic="swiss"/>
    <style:font-face style:name="Arial" svg:font-family="Arial" style:font-family-generic="roman" style:font-pitch="variable"/>
    <style:font-face style:name="Arial Narrow" svg:font-family="'Arial Narrow'" style:font-family-generic="roman" style:font-pitch="variable"/>
    <style:font-face style:name="AvenirNextLTPro-It" svg:font-family="AvenirNextLTPro-It"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omicSansMS-Bold" svg:font-family="ComicSansMS-Bold" style:font-family-generic="roman" style:font-pitch="variable"/>
    <style:font-face style:name="Helvetica" svg:font-family="Helvetica"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NextLTPro-Bold" svg:font-family="AvenirNextLTPro-Bold" style:font-family-generic="system" style:font-pitch="variable"/>
    <style:font-face style:name="AvenirNextLTPro-Demi" svg:font-family="AvenirNextLTPro-Demi" style:font-family-generic="system" style:font-pitch="variable"/>
    <style:font-face style:name="AvenirNextLTPro-It1" svg:font-family="AvenirNextLTPro-It" style:font-family-generic="system" style:font-pitch="variable"/>
    <style:font-face style:name="AvenirNextLTPro-Regular" svg:font-family="AvenirNextLTPro-Regular"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icSansMS-Bold" fo:font-family="ComicSansMS-Bold" style:font-family-generic="roman" style:font-pitch="variable"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master-page-name="">
      <style:paragraph-properties fo:margin-left="0in" fo:margin-right="-0.25in" fo:orphans="2" fo:widows="2" fo:text-indent="0in" style:auto-text-indent="false" style:page-number="auto" fo:keep-with-next="always">
        <style:tab-stops/>
      </style:paragraph-properties>
      <style:text-properties fo:color="#2a6099" style:font-name="Arial" fo:font-family="Arial" style:font-family-generic="roman" style:font-pitch="variable" fo:font-size="14pt" fo:font-weight="bold" fo:background-color="transparent" style:font-size-asian="12pt"/>
    </style:style>
    <style:style style:name="Heading_20_2" style:display-name="Heading 2" style:family="paragraph" style:parent-style-name="Heading_20_1" style:next-style-name="Standard" style:default-outline-level="2" style:list-style-name="" style:class="text">
      <style:paragraph-properties fo:margin-left="0.5in" fo:margin-right="0in" fo:text-indent="0in" style:auto-text-indent="false"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a6099" style:font-name="Arial" fo:font-family="Arial" style:font-family-generic="roman" style:font-pitch="variable" fo:font-size="12pt" fo:font-weight="bold" style:font-size-asian="12pt"/>
    </style:style>
    <style:style style:name="Heading_20_3" style:display-name="Heading 3" style:family="paragraph" style:parent-style-name="Heading_20_2" style:next-style-name="Standard" style:default-outline-level="3" style:list-style-name="" style:class="text">
      <style:paragraph-properties fo:margin-left="1in" fo:margin-right="0in" fo:text-indent="0in" style:auto-text-indent="false" fo:keep-with-next="always"/>
      <style:text-properties style:font-name="arial" fo:font-family="arial" style:font-style-name="Bold" style:font-family-generic="swiss" fo:font-size="12pt" fo:background-color="transparent" style:font-size-asian="14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0in"/>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0in"/>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Comic Sans MS" style:font-family-complex="'Comic Sans MS'"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_5b_Basic_20_Paragraph_5d_" style:display-name="[Basic Paragraph]" style:family="paragraph" style:parent-style-name="Standard" style:default-outline-level="">
      <style:paragraph-properties fo:line-height="120%" style:vertical-align="middle"/>
      <style:text-properties fo:color="#000000" style:font-name="MinionPro-Regular" fo:font-family="MinionPro-Regular" style:font-family-generic="roman" style:font-pitch="variable" fo:font-size="12pt" style:font-name-asian="Calibri1" style:font-family-asian="Calibri" style:font-family-generic-asian="system" style:font-pitch-asian="variable" style:font-size-asian="12pt" style:font-name-complex="MinionPro-Regular1" style:font-family-complex="MinionPro-Regular" style:font-family-generic-complex="system" style:font-pitch-complex="variable" style:font-size-complex="12pt"/>
    </style:style>
    <style:style style:name="paragraph" style:family="paragraph" style:parent-style-name="Standard" style:default-outline-level="">
      <style:paragraph-properties fo:margin-top="0.1945in" fo:margin-bottom="0.1945in" loext:contextual-spacing="false" fo:orphans="2" fo:widows="2"/>
      <style:text-properties fo:font-size="12pt"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ff"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2_20_Char" style:display-name="Heading 2 Char" style:family="text">
      <style:text-properties fo:color="#000000" style:font-name="Arial" fo:font-family="Arial" style:font-family-generic="roman" style:font-pitch="variable" fo:font-size="12pt" style:font-size-asian="12pt" style:language-asian="en" style:country-asian="US"/>
    </style:style>
    <style:style style:name="Footer_20_Char" style:display-name="Footer Char" style:family="text">
      <style:text-properties style:language-asian="en" style:country-asian="US"/>
    </style:style>
    <style:style style:name="normaltextrun" style:family="text" style:parent-style-name="Default_20_Paragraph_20_Font"/>
    <style:style style:name="tabchar" style:family="text" style:parent-style-name="Default_20_Paragraph_20_Font"/>
    <style:style style:name="eop"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markbijlbu0gt" style:family="text" style:parent-style-name="Default_20_Paragraph_20_Font"/>
    <style:style style:name="mark4ww0fe2en" style:family="text" style:parent-style-name="Default_20_Paragraph_20_Font"/>
    <style:style style:name="scxw117476815" style:family="text" style:parent-style-name="Default_20_Paragraph_20_Font"/>
    <style:style style:name="Header_20_Char" style:display-name="Header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size-complex="10pt"/>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9pt" style:font-size-asian="9pt" style:font-size-complex="9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0pt" style:font-size-asian="10pt" style:font-size-complex="10pt"/>
    </style:style>
    <style:style style:name="ListLabel_20_13" style:display-name="ListLabel 13" style:family="text">
      <style:text-properties fo:font-size="10pt" style:font-size-asian="10pt" style:font-name-complex="Courier New1" style:font-family-complex="'Courier New'" style:font-family-generic-complex="system" style:font-pitch-complex="variable" style:font-size-complex="10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use-window-font-color="true" fo:font-size="10pt" style:font-size-asian="10pt" style:font-name-complex="Segoe UI1" style:font-family-complex="'Segoe UI'" style:font-family-generic-complex="system" style:font-pitch-complex="variable" style:font-size-complex="10pt"/>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fo:font-size="11pt" style:font-size-asian="11pt" style:font-size-complex="11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font-size-complex="10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font-name-complex="Courier New1" style:font-family-complex="'Courier New'" style:font-family-generic-complex="system" style:font-pitch-complex="variable"/>
    </style:style>
    <style:style style:name="ListLabel_20_56" style:display-name="ListLabel 56" style:family="text">
      <style:text-properties style:use-window-font-color="true"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font-name-complex="Courier New1" style:font-family-complex="'Courier New'"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use-window-font-color="tru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fo:font-size="10pt" style:font-size-asian="10pt" style:font-size-complex="10pt"/>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fo:font-size="10pt" style:font-size-asian="10pt" style:font-size-complex="10pt"/>
    </style:style>
    <style:style style:name="ListLabel_20_151" style:display-name="ListLabel 151" style:family="text">
      <style:text-properties fo:font-size="10pt" style:font-size-asian="10pt" style:font-name-complex="Courier New1" style:font-family-complex="'Courier New'" style:font-family-generic-complex="system" style:font-pitch-complex="variable" style:font-size-complex="10pt"/>
    </style:style>
    <style:style style:name="ListLabel_20_152" style:display-name="ListLabel 152" style:family="text">
      <style:text-properties fo:font-size="10pt" style:font-size-asian="10pt" style:font-size-complex="10pt"/>
    </style:style>
    <style:style style:name="ListLabel_20_153" style:display-name="ListLabel 153" style:family="text">
      <style:text-properties fo:font-size="10pt" style:font-size-asian="10pt" style:font-size-complex="10pt"/>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use-window-font-color="tru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3" text:style-name="ListLabel_20_17"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3752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5"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5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2"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6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4"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65"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66"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7"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68"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69"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70"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1"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ListLabel_20_7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4" text:style-name="ListLabel_20_7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ListLabel_20_7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8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2"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83"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84"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85"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86"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87"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88"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1"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4"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5"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6"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7"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9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0"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01"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0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03"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04"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05"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06"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07"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0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09"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6"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2" text:style-name="ListLabel_20_117"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5" text:style-name="ListLabel_20_118"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8752in"/>
        </style:list-level-properties>
        <style:text-properties style:font-name="Symbol"/>
      </text:list-level-style-bullet>
      <text:list-level-style-bullet text:level="8" text:style-name="ListLabel_20_119" text:bullet-char="o">
        <style:list-level-properties text:list-level-position-and-space-mode="label-alignment">
          <style:list-level-label-alignment text:label-followed-by="listtab" fo:text-indent="-0.25in" fo:margin-left="5.3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0"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2" text:style-name="ListLabel_20_121"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5" text:style-name="ListLabel_20_122"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8752in"/>
        </style:list-level-properties>
        <style:text-properties style:font-name="Symbol"/>
      </text:list-level-style-bullet>
      <text:list-level-style-bullet text:level="8" text:style-name="ListLabel_20_123" text:bullet-char="o">
        <style:list-level-properties text:list-level-position-and-space-mode="label-alignment">
          <style:list-level-label-alignment text:label-followed-by="listtab" fo:text-indent="-0.25in" fo:margin-left="5.3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2" text:style-name="ListLabel_20_124"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3.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5" text:style-name="ListLabel_20_125"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3752in"/>
        </style:list-level-properties>
        <style:text-properties style:font-name="Symbol"/>
      </text:list-level-style-bullet>
      <text:list-level-style-bullet text:level="8" text:style-name="ListLabel_20_126" text:bullet-char="o">
        <style:list-level-properties text:list-level-position-and-space-mode="label-alignment">
          <style:list-level-label-alignment text:label-followed-by="listtab" fo:text-indent="-0.25in" fo:margin-left="5.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6.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2" text:style-name="ListLabel_20_127"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128"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129" text:bullet-char="o">
        <style:list-level-properties text:list-level-position-and-space-mode="label-alignment">
          <style:list-level-label-alignment text:label-followed-by="listtab" fo:text-indent="-0.25in" fo:margin-left="4.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1.3543in"/>
        </style:list-level-properties>
        <style:text-properties style:font-name="Symbol"/>
      </text:list-level-style-bullet>
      <text:list-level-style-bullet text:level="2" text:style-name="ListLabel_20_130" text:bullet-char="o">
        <style:list-level-properties text:list-level-position-and-space-mode="label-alignment">
          <style:list-level-label-alignment text:label-followed-by="listtab" fo:text-indent="-0.25in" fo:margin-left="1.854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54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543in"/>
        </style:list-level-properties>
        <style:text-properties style:font-name="Symbol"/>
      </text:list-level-style-bullet>
      <text:list-level-style-bullet text:level="5" text:style-name="ListLabel_20_131" text:bullet-char="o">
        <style:list-level-properties text:list-level-position-and-space-mode="label-alignment">
          <style:list-level-label-alignment text:label-followed-by="listtab" fo:text-indent="-0.25in" fo:margin-left="3.354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54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543in"/>
        </style:list-level-properties>
        <style:text-properties style:font-name="Symbol"/>
      </text:list-level-style-bullet>
      <text:list-level-style-bullet text:level="8" text:style-name="ListLabel_20_132" text:bullet-char="o">
        <style:list-level-properties text:list-level-position-and-space-mode="label-alignment">
          <style:list-level-label-alignment text:label-followed-by="listtab" fo:text-indent="-0.25in" fo:margin-left="4.854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bullet text:level="4" text:style-name="ListLabel_20_13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140"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141"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142"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143"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46"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47"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8"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49"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5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2" text:style-name="ListLabel_20_15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5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53"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5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1.0437in"/>
        </style:list-level-properties>
        <style:text-properties style:font-name="Symbol"/>
      </text:list-level-style-bullet>
      <text:list-level-style-bullet text:level="2" text:style-name="ListLabel_20_156" text:bullet-char="o">
        <style:list-level-properties text:list-level-position-and-space-mode="label-alignment">
          <style:list-level-label-alignment text:label-followed-by="listtab" fo:text-indent="-0.25in" fo:margin-left="1.5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0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437in"/>
        </style:list-level-properties>
        <style:text-properties style:font-name="Symbol"/>
      </text:list-level-style-bullet>
      <text:list-level-style-bullet text:level="5" text:style-name="ListLabel_20_157" text:bullet-char="o">
        <style:list-level-properties text:list-level-position-and-space-mode="label-alignment">
          <style:list-level-label-alignment text:label-followed-by="listtab" fo:text-indent="-0.25in" fo:margin-left="3.0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0437in"/>
        </style:list-level-properties>
        <style:text-properties style:font-name="Symbol"/>
      </text:list-level-style-bullet>
      <text:list-level-style-bullet text:level="8" text:style-name="ListLabel_20_158" text:bullet-char="o">
        <style:list-level-properties text:list-level-position-and-space-mode="label-alignment">
          <style:list-level-label-alignment text:label-followed-by="listtab" fo:text-indent="-0.25in" fo:margin-left="4.5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0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6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4374in"/>
        </style:list-level-properties>
        <style:text-properties style:font-name="Symbol"/>
      </text:list-level-style-bullet>
      <text:list-level-style-bullet text:level="2" text:style-name="ListLabel_20_169" text:bullet-char="o">
        <style:list-level-properties text:list-level-position-and-space-mode="label-alignment">
          <style:list-level-label-alignment text:label-followed-by="listtab" fo:text-indent="-0.25in" fo:margin-left="0.93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374in"/>
        </style:list-level-properties>
        <style:text-properties style:font-name="Symbol"/>
      </text:list-level-style-bullet>
      <text:list-level-style-bullet text:level="5" text:style-name="ListLabel_20_170" text:bullet-char="o">
        <style:list-level-properties text:list-level-position-and-space-mode="label-alignment">
          <style:list-level-label-alignment text:label-followed-by="listtab" fo:text-indent="-0.25in" fo:margin-left="2.43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8" text:style-name="ListLabel_20_171" text:bullet-char="o">
        <style:list-level-properties text:list-level-position-and-space-mode="label-alignment">
          <style:list-level-label-alignment text:label-followed-by="listtab" fo:text-indent="-0.25in" fo:margin-left="3.93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7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7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17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5" text:style-name="ListLabel_20_17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25in" fo:margin-right="-0.0626in" fo:text-indent="0in" style:auto-text-indent="false"/>
      <style:text-properties style:font-name="Trebuchet MS" fo:font-weight="bold" style:font-weight-asian="bold"/>
    </style:style>
    <style:style style:name="MP2" style:family="paragraph" style:parent-style-name="Header">
      <style:paragraph-properties fo:margin-left="0.25in" fo:margin-right="-0.25in" fo:text-indent="0in" style:auto-text-indent="false">
        <style:tab-stops>
          <style:tab-stop style:position="0.25in"/>
          <style:tab-stop style:position="3.25in" style:type="center"/>
          <style:tab-stop style:position="6.25in" style:type="right"/>
        </style:tab-stops>
      </style:paragraph-properties>
      <style:text-properties style:font-name="Baskerville Old Face" fo:font-size="9pt" fo:font-style="italic" style:font-size-asian="9pt" style:font-style-asian="italic"/>
    </style:style>
    <style:style style:name="MT1" style:family="text"/>
    <style:page-layout style:name="Mpm1">
      <style:page-layout-properties fo:page-width="8.5in" fo:page-height="11in" style:num-format="1" style:print-orientation="portrait" fo:margin-top="0.5in" fo:margin-bottom="0.7in" fo:margin-left="0.9374in" fo:margin-right="0.5626in" style:writing-mode="lr-tb" style:layout-grid-color="#c0c0c0" style:layout-grid-lines="48"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5in" fo:margin-bottom="0.7in" fo:margin-left="0.9374in" fo:margin-right="0.5626in" style:writing-mode="lr-tb" style:layout-grid-color="#c0c0c0" style:layout-grid-lines="48"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1"/>
        <text:p text:style-name="MP1"/>
        <text:p text:style-name="MP1"/>
        <text:p text:style-name="MP2"/>
      </style:header>
      <style:header-left>
        <text:p text:style-name="Header"/>
      </style:header-left>
      <style:footer>
        <text:p text:style-name="Footer"><text:span text:style-name="page_20_number"><text:page-number text:select-page="current">1</text:page-number></text:span></text:p>
        <text:p text:style-name="Footer"/>
      </style:footer>
      <style:footer-left>
        <text:p text:style-name="Footer"><text:span text:style-name="page_20_number"><text:page-number text:select-page="current">2</text:page-number></text:span></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uly 2, 2003</dc:title>
    <meta:initial-creator>PRB</meta:initial-creator>
    <dc:creator>Aubrey Moore</dc:creator>
    <meta:editing-cycles>8</meta:editing-cycles>
    <meta:print-date>2022-04-25T22:44:00</meta:print-date>
    <meta:creation-date>2022-07-25T01:27:00</meta:creation-date>
    <dc:date>2022-08-02T09:23:47.414973365</dc:date>
    <meta:editing-duration>PT36M8S</meta:editing-duration>
    <meta:generator>LibreOffice/6.4.7.2$Linux_X86_64 LibreOffice_project/40$Build-2</meta:generator>
    <meta:document-statistic meta:table-count="7" meta:image-count="0" meta:object-count="0" meta:page-count="22" meta:paragraph-count="475" meta:word-count="5516" meta:character-count="39347" meta:non-whitespace-character-count="33259"/>
    <meta:user-defined meta:name="AppVersion">16.0000</meta:user-defined>
    <meta:user-defined meta:name="Company">University of Guam</meta:user-defined>
    <meta:user-defined meta:name="ContentTypeId">0x010100291472C9A1249D4E81598FA2A5CE357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